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3cafe4"/>
    </style:style>
    <style:style style:name="gr5" style:family="graphic" style:parent-style-name="standard">
      <style:graphic-properties draw:stroke="none" svg:stroke-width="0cm" draw:fill-color="#ffffff"/>
    </style:style>
    <style:style style:name="gr6" style:family="graphic" style:parent-style-name="standard">
      <style:graphic-properties draw:stroke="none" svg:stroke-width="0cm" draw:fill-color="#1f1a17"/>
    </style:style>
  </office:automatic-styles>
  <office:body>
    <office:drawing>
      <draw:page draw:name="page1" draw:style-name="dp1" draw:master-page-name="Default">
        <draw:g>
          <draw:glue-point draw:id="4" svg:x="-4.119cm" svg:y="-5cm"/>
          <draw:glue-point draw:id="5" svg:x="5cm" svg:y="-5cm"/>
          <draw:glue-point draw:id="6" svg:x="0.44cm" svg:y="-5cm"/>
          <draw:glue-point draw:id="7" svg:x="-4.956cm" svg:y="5cm"/>
          <draw:glue-point draw:id="8" svg:x="4.191cm" svg:y="5cm"/>
          <draw:glue-point draw:id="9" svg:x="-0.382cm" svg:y="5cm"/>
          <draw:glue-point draw:id="10" svg:x="-5cm" svg:y="-3.803cm"/>
          <draw:glue-point draw:id="11" svg:x="-5cm" svg:y="0.567cm"/>
          <draw:glue-point draw:id="12" svg:x="5cm" svg:y="3.788cm"/>
          <draw:glue-point draw:id="13" svg:x="5cm" svg:y="-0.606cm"/>
          <draw:glue-point draw:id="14" svg:x="0.017cm" svg:y="-0.005cm"/>
          <draw:polygon draw:style-name="gr1" draw:layer="layout" svg:width="2.683cm" svg:height="1.73cm" svg:x="0.022cm" svg:y="0.248cm" svg:viewBox="0 0 2684 1731" draw:points="0,0 0,1731 2684,1731 2684,0">
            <text:p/>
          </draw:polygon>
          <draw:polygon draw:style-name="gr2" draw:layer="layout" svg:width="0.017cm" svg:height="1.739cm" svg:x="0.013cm" svg:y="0.248cm" svg:viewBox="0 0 18 1740" draw:points="9,1740 18,1731 18,0 0,0 0,1731 9,1740 0,1731 0,1740">
            <text:p/>
          </draw:polygon>
          <draw:polygon draw:style-name="gr2" draw:layer="layout" svg:width="2.692cm" svg:height="0.017cm" svg:x="0.022cm" svg:y="1.97cm" svg:viewBox="0 0 2693 18" draw:points="2693,8 2684,0 0,0 0,18 2684,18 2693,8 2684,18 2693,18">
            <text:p/>
          </draw:polygon>
          <draw:polygon draw:style-name="gr2" draw:layer="layout" svg:width="0.018cm" svg:height="1.739cm" svg:x="2.696cm" svg:y="0.239cm" svg:viewBox="0 0 19 1740" draw:points="9,0 0,8 0,1740 19,1740 19,8 9,0 19,8 19,0">
            <text:p/>
          </draw:polygon>
          <draw:polygon draw:style-name="gr2" draw:layer="layout" svg:width="2.692cm" svg:height="0.018cm" svg:x="0.013cm" svg:y="0.239cm" svg:viewBox="0 0 2693 19" draw:points="0,9 8,19 2693,19 2693,0 8,0 0,9 8,0 0,0">
            <text:p/>
          </draw:polygon>
          <draw:polygon draw:style-name="gr3" draw:layer="layout" svg:width="0.226cm" svg:height="1.957cm" svg:x="2.705cm" svg:y="0.021cm" svg:viewBox="0 0 227 1958" draw:points="0,227 227,0 227,1730 0,1958">
            <text:p/>
          </draw:polygon>
          <draw:polygon draw:style-name="gr2" draw:layer="layout" svg:width="0.241cm" svg:height="0.254cm" svg:x="2.699cm" svg:y="0cm" svg:viewBox="0 0 242 255" draw:points="242,21 227,14 0,243 11,255 239,27 242,21 242,0 227,14">
            <text:p/>
          </draw:polygon>
          <draw:polygon draw:style-name="gr2" draw:layer="layout" svg:width="0.017cm" svg:height="1.736cm" svg:x="2.923cm" svg:y="0.021cm" svg:viewBox="0 0 18 1737" draw:points="15,1737 18,1731 18,0 0,0 0,1731 15,1737 18,1734 18,1731">
            <text:p/>
          </draw:polygon>
          <draw:polygon draw:style-name="gr2" draw:layer="layout" svg:width="0.241cm" svg:height="0.254cm" svg:x="2.696cm" svg:y="1.746cm" svg:viewBox="0 0 242 255" draw:points="0,233 14,240 242,11 230,0 2,227 0,233 0,255 14,240">
            <text:p/>
          </draw:polygon>
          <draw:polygon draw:style-name="gr2" draw:layer="layout" svg:width="0.018cm" svg:height="1.736cm" svg:x="2.696cm" svg:y="0.242cm" svg:viewBox="0 0 19 1737" draw:points="3,0 0,5 0,1737 19,1737 19,5 3,0 0,2 0,5">
            <text:p/>
          </draw:polygon>
          <draw:polygon draw:style-name="gr4" draw:layer="layout" svg:width="2.909cm" svg:height="0.227cm" svg:x="0.022cm" svg:y="0.021cm" svg:viewBox="0 0 2910 228" draw:points="0,228 243,0 2910,0 2683,228">
            <text:p/>
          </draw:polygon>
          <draw:polygon draw:style-name="gr2" draw:layer="layout" svg:width="0.256cm" svg:height="0.242cm" svg:x="0.016cm" svg:y="0.012cm" svg:viewBox="0 0 257 243" draw:points="250,0 245,2 0,229 11,243 257,14 250,0 247,0 245,2">
            <text:p/>
          </draw:polygon>
          <draw:polygon draw:style-name="gr2" draw:layer="layout" svg:width="2.687cm" svg:height="0.017cm" svg:x="0.265cm" svg:y="0.012cm" svg:viewBox="0 0 2688 18" draw:points="2672,15 2666,0 0,0 0,18 2666,18 2672,15 2688,0 2666,0">
            <text:p/>
          </draw:polygon>
          <draw:polygon draw:style-name="gr2" draw:layer="layout" svg:width="0.238cm" svg:height="0.242cm" svg:x="2.699cm" svg:y="0.015cm" svg:viewBox="0 0 239 243" draw:points="5,243 11,240 239,12 227,0 0,228 5,243 9,243 11,240">
            <text:p/>
          </draw:polygon>
          <draw:polygon draw:style-name="gr2" draw:layer="layout" svg:width="2.705cm" svg:height="0.018cm" svg:x="0cm" svg:y="0.239cm" svg:viewBox="0 0 2706 19" draw:points="16,2 21,19 2706,19 2706,0 21,0 16,2 0,19 21,19">
            <text:p/>
          </draw:polygon>
          <draw:polygon draw:style-name="gr5" draw:layer="layout" svg:width="0.038cm" svg:height="0.027cm" svg:x="2.454cm" svg:y="1.527cm" svg:viewBox="0 0 39 28" draw:points="37,28 38,25 38,23 39,21 39,19 38,16 38,14 37,13 37,11 35,9 35,8 33,6 32,5 30,4 29,3 27,1 25,1 24,1 22,0 20,0 18,0 16,0 14,0 13,0 11,1 9,1 8,3 6,4 4,5 3,7 1,8 1,10 0,13">
            <text:p/>
          </draw:polygon>
          <draw:polygon draw:style-name="gr5" draw:layer="layout" svg:width="0.411cm" svg:height="0.225cm" svg:x="2.079cm" svg:y="1.537cm" svg:viewBox="0 0 412 226" draw:points="0,17 4,27 9,37 14,47 19,57 24,66 29,75 34,83 38,91 43,99 48,107 53,115 58,122 63,129 67,135 72,142 77,148 82,154 86,160 92,165 96,170 101,175 106,180 111,184 116,188 120,192 125,196 130,200 135,203 139,206 145,209 149,211 154,214 159,216 164,218 169,220 174,221 179,222 184,223 188,224 193,225 198,225 203,226 207,226 212,225 217,225 221,225 226,224 231,223 235,222 240,221 243,220 248,218 252,216 256,215 260,213 264,211 268,209 272,206 276,204 280,201 283,199 287,196 291,194 294,191 301,185 308,179 315,172 320,166 327,159 333,152 338,145 344,138 349,131 354,123 359,116 364,109 368,102 373,95 376,88 381,81 387,69 394,56 399,46 403,36 409,22 412,17 375,3 373,7 368,20 364,28 359,39 353,50 346,62 343,69 339,75 335,81 331,88 326,94 322,101 318,108 313,114 308,120 303,127 298,133 292,139 287,145 282,150 276,155 270,160 267,162 264,164 261,166 258,168 255,170 252,172 249,174 246,175 243,177 240,178 237,180 234,181 232,182 229,183 226,184 222,184 219,185 216,185 213,186 210,186 207,186 204,186 201,186 198,186 194,185 191,185 188,184 184,183 181,182 178,181 174,179 171,178 167,176 164,174 159,172 156,170 152,167 148,164 145,161 140,158 136,155 132,151 129,147 125,143 120,138 116,133 112,128 107,123 103,118 99,112 95,106 90,99 86,93 81,86 77,79 71,72 67,63 63,55 58,47 53,38 49,29 44,20 40,10 35,0">
            <text:p/>
          </draw:polygon>
          <draw:polygon draw:style-name="gr5" draw:layer="layout" svg:width="0.411cm" svg:height="0.224cm" svg:x="1.703cm" svg:y="1.33cm" svg:viewBox="0 0 412 225" draw:points="36,222 37,218 43,205 47,196 52,186 58,175 64,163 68,156 71,150 75,143 80,137 84,130 89,124 93,118 98,111 102,105 108,98 113,92 119,86 124,80 129,75 135,70 141,65 144,63 147,61 149,58 153,56 155,55 159,53 162,51 164,49 167,48 170,47 173,45 176,44 179,43 182,42 185,41 188,40 191,40 195,39 197,39 200,39 203,39 207,39 210,39 213,39 216,40 219,40 223,41 227,42 230,43 233,44 236,45 240,47 244,49 247,51 251,53 255,55 258,58 262,61 266,64 270,67 274,70 278,74 282,78 286,82 291,87 295,91 299,96 303,102 307,107 312,112 316,118 321,125 325,131 330,138 334,146 338,153 343,161 347,169 352,178 357,186 362,196 366,204 371,214 376,225 412,207 406,198 402,187 397,178 391,168 387,159 382,150 378,141 372,133 367,125 363,118 358,110 353,103 348,96 343,89 338,83 334,77 329,71 324,65 319,60 314,55 310,50 305,45 300,41 295,37 290,33 286,29 281,25 276,22 271,20 266,17 261,14 257,11 252,10 247,7 242,5 237,4 233,3 227,2 222,1 218,0 212,0 208,0 203,0 199,0 194,0 189,1 185,1 180,2 176,3 172,5 167,5 163,7 159,8 155,11 150,13 146,14 142,17 139,19 134,22 131,23 127,26 123,29 120,31 116,34 110,40 102,46 96,53 90,59 84,66 78,73 72,80 67,87 61,94 56,101 51,109 47,115 42,123 38,130 34,136 30,143 23,156 17,168 12,179 7,189 1,202 0,208">
            <text:p/>
          </draw:polygon>
          <draw:polygon draw:style-name="gr5" draw:layer="layout" svg:width="0.411cm" svg:height="0.224cm" svg:x="1.328cm" svg:y="1.536cm" svg:viewBox="0 0 412 225" draw:points="0,16 4,26 9,36 14,46 19,56 24,65 29,74 33,83 39,90 43,99 48,107 53,114 58,121 63,128 67,135 72,141 77,147 82,153 87,159 92,164 96,169 101,174 106,179 111,183 116,187 120,191 125,195 130,199 135,202 140,205 145,208 149,210 154,213 159,215 164,217 169,219 174,220 178,221 184,222 188,223 193,223 198,224 203,225 207,225 212,225 217,224 221,223 226,223 230,222 235,221 239,220 243,219 248,217 252,215 256,214 260,212 264,210 269,208 272,205 276,203 280,200 283,198 287,195 291,193 295,190 301,184 308,178 314,171 321,165 327,158 333,151 338,144 344,137 349,130 354,122 359,116 364,108 368,101 372,94 376,87 381,80 387,67 393,55 399,44 403,35 409,21 412,16 375,1 373,5 368,19 364,27 359,38 353,49 346,61 343,67 339,74 335,81 331,87 326,93 322,100 317,107 313,113 307,119 303,126 297,132 292,138 287,143 281,149 275,154 270,159 267,161 264,163 261,165 258,167 255,169 252,171 249,173 246,174 243,176 240,177 237,179 234,180 231,181 228,182 225,183 222,183 219,184 216,184 213,185 210,185 207,185 203,185 201,185 197,185 194,184 191,184 188,183 184,182 181,181 178,180 174,178 171,177 167,175 164,173 159,171 156,169 152,166 149,163 145,160 141,157 137,154 132,150 129,146 125,142 120,137 116,133 111,128 108,122 103,117 99,111 95,105 90,99 86,92 81,86 76,78 72,71 67,63 63,55 58,46 54,38 49,28 45,19 40,10 35,0">
            <text:p/>
          </draw:polygon>
          <draw:polygon draw:style-name="gr5" draw:layer="layout" svg:width="0.411cm" svg:height="0.225cm" svg:x="0.953cm" svg:y="1.329cm" svg:viewBox="0 0 412 226" draw:points="36,226 38,221 44,208 47,200 53,189 59,177 65,165 68,159 72,153 77,146 80,139 84,132 89,126 93,119 99,112 104,106 108,100 114,93 119,87 124,82 130,76 135,71 141,66 144,64 147,61 150,59 153,57 155,55 158,53 161,52 164,50 167,48 170,47 173,46 176,44 180,43 183,42 186,41 189,41 192,40 195,40 198,39 201,39 204,39 207,39 210,39 214,39 217,40 220,40 223,41 226,42 230,43 233,44 237,45 241,47 244,49 247,51 251,53 255,55 258,57 263,60 266,63 270,66 274,70 278,74 282,77 287,82 291,86 295,91 299,96 303,101 308,106 312,112 316,118 321,125 325,131 330,138 334,145 339,153 343,161 348,168 352,177 357,186 362,195 367,204 371,214 376,224 412,207 406,197 402,187 397,177 392,168 387,158 382,150 377,141 372,133 368,125 363,117 358,109 353,102 349,95 343,89 338,82 334,76 329,70 324,65 319,59 315,54 310,49 305,44 300,40 296,36 291,32 285,28 281,25 276,22 271,19 266,16 261,13 256,11 251,9 247,7 242,6 237,4 232,3 227,1 222,1 218,0 213,0 208,0 203,0 199,0 194,0 189,1 185,1 180,3 176,3 171,4 167,6 163,7 158,9 155,11 151,13 146,15 142,18 138,19 135,22 131,24 127,27 124,30 120,32 116,35 110,41 102,47 96,54 90,61 84,68 78,74 72,82 67,89 62,96 56,104 51,111 47,118 43,125 38,132 34,139 31,146 23,159 17,171 12,183 8,192 2,206 0,212">
            <text:p/>
          </draw:polygon>
          <draw:polygon draw:style-name="gr5" draw:layer="layout" svg:width="0.411cm" svg:height="0.225cm" svg:x="0.578cm" svg:y="1.537cm" svg:viewBox="0 0 412 226" draw:points="0,17 4,27 10,37 14,47 19,57 24,66 29,75 34,83 39,91 44,99 48,107 53,115 58,122 63,129 68,135 72,142 77,148 82,154 87,160 91,165 96,170 101,175 106,180 111,184 116,188 121,192 125,196 130,200 135,203 140,206 145,209 150,211 154,214 159,216 164,218 169,220 174,221 179,222 184,223 189,224 193,225 198,225 203,226 208,226 213,225 217,225 221,225 226,224 231,223 235,222 240,221 244,219 248,218 252,216 256,215 260,213 265,210 268,208 273,206 277,204 280,201 284,199 287,196 291,193 295,190 302,185 309,179 315,172 321,166 327,159 333,152 339,145 344,138 349,130 355,123 360,116 364,109 368,102 372,95 377,88 381,81 387,68 394,56 399,45 404,35 410,22 412,16 375,2 374,6 368,19 364,28 358,38 352,49 346,62 343,68 339,75 335,81 331,88 327,94 322,101 318,107 313,114 308,120 303,127 298,133 292,139 287,144 282,150 276,155 270,160 268,162 265,164 261,166 258,168 255,170 252,172 249,174 247,175 244,177 241,178 238,180 235,181 232,182 229,183 225,184 223,184 220,185 217,185 214,186 211,186 208,186 204,186 201,186 198,185 195,185 191,185 188,184 185,183 181,182 178,181 175,179 171,178 168,176 164,174 160,172 156,170 152,167 149,164 145,161 141,158 137,155 133,151 129,147 125,143 120,138 116,133 112,128 108,123 104,118 99,112 95,106 90,99 85,93 81,86 77,79 72,72 68,63 63,55 58,47 54,38 50,29 45,20 40,10 35,0">
            <text:p/>
          </draw:polygon>
          <draw:polygon draw:style-name="gr5" draw:layer="layout" svg:width="0.41cm" svg:height="0.224cm" svg:x="0.203cm" svg:y="1.33cm" svg:viewBox="0 0 411 225" draw:points="36,222 38,217 44,204 48,196 52,186 58,175 65,162 68,156 72,150 76,143 80,136 84,130 88,124 93,117 98,111 103,104 108,98 113,92 118,86 124,80 129,75 135,70 141,65 143,63 146,60 149,58 152,56 155,54 158,53 161,51 164,49 167,48 170,46 173,45 176,44 179,43 182,42 185,41 188,40 191,40 194,39 197,39 200,39 204,39 207,39 210,39 213,39 216,40 219,40 223,41 226,42 229,43 233,44 236,45 240,47 243,49 247,51 250,53 254,55 258,58 262,60 266,64 270,67 274,70 277,74 281,78 286,82 290,87 294,91 299,96 303,102 308,107 311,112 316,118 320,125 324,131 329,138 334,146 338,153 343,161 347,169 352,178 356,186 361,196 366,204 371,214 375,225 411,207 406,198 401,187 396,178 391,168 386,159 381,150 377,141 372,133 367,125 362,118 357,110 352,103 347,96 343,89 338,83 333,77 328,71 324,65 318,60 314,55 309,50 305,45 299,41 295,37 290,33 285,29 280,25 275,22 271,20 266,17 261,14 256,11 251,10 246,7 242,5 237,4 232,3 227,2 222,1 217,0 212,0 208,0 203,0 199,0 193,0 189,1 184,1 180,2 176,3 171,5 167,5 163,7 158,8 154,11 150,13 146,14 143,17 138,19 135,21 130,23 127,26 123,28 120,31 116,34 109,40 102,46 96,52 89,59 83,66 78,73 72,80 67,87 61,94 56,101 51,108 47,115 43,122 38,129 34,136 30,143 23,156 17,168 12,179 7,189 1,202 0,207">
            <text:p/>
          </draw:polygon>
          <draw:polygon draw:style-name="gr5" draw:layer="layout" svg:width="0.038cm" svg:height="0.027cm" svg:x="0.202cm" svg:y="1.537cm" svg:viewBox="0 0 39 28" draw:points="1,0 0,2 0,4 0,7 0,9 0,11 0,13 1,14 2,17 3,18 4,19 5,21 6,22 8,24 9,24 11,26 12,26 14,27 16,28 18,28 20,28 21,28 23,28 25,27 27,26 29,26 30,25 32,24 33,22 35,21 36,19 38,17 39,14">
            <text:p/>
          </draw:polygon>
          <draw:polygon draw:style-name="gr5" draw:layer="layout" svg:width="0.076cm" svg:height="0.053cm" svg:x="0.182cm" svg:y="1.507cm" svg:viewBox="0 0 77 54" draw:points="77,25 76,23 75,21 74,18 73,17 72,15 70,13 69,12 68,10 66,9 64,7 63,6 61,5 59,4 58,3 56,3 54,2 51,1 47,0 44,0 40,0 36,0 32,0 29,1 25,3 22,4 19,6 16,8 12,10 10,12 8,15 5,18 4,21 3,23 2,25 1,26 1,29 0,30 0,32 0,35 0,37 0,38 0,41 0,43 0,44 1,47 1,49 1,52 3,54">
            <text:p/>
          </draw:polygon>
          <draw:polygon draw:style-name="gr5" draw:layer="layout" svg:width="0.448cm" svg:height="0.252cm" svg:x="0.185cm" svg:y="1.529cm" svg:viewBox="0 0 449 253" draw:points="377,0 373,10 368,19 363,28 359,37 354,45 350,54 345,61 341,69 336,76 332,83 328,89 323,96 319,102 315,108 311,113 307,118 303,123 299,128 295,132 291,136 287,140 284,144 280,147 276,150 273,153 270,155 266,158 262,160 259,162 257,164 254,166 251,167 248,169 245,169 242,170 240,171 237,172 234,172 232,172 230,173 227,173 225,173 222,173 220,173 218,173 216,173 214,172 211,172 209,172 207,171 204,170 201,169 199,169 197,167 194,166 192,165 189,164 187,163 185,161 182,159 179,157 177,155 174,154 172,152 167,148 162,143 157,138 151,133 147,127 142,122 137,116 132,110 128,103 123,97 119,91 115,85 111,79 107,72 104,66 101,60 94,49 88,37 84,27 80,19 74,7 72,3 0,31 2,38 8,51 12,62 18,73 24,85 32,98 36,105 40,113 44,120 49,127 54,135 59,142 64,150 70,157 75,165 82,172 88,179 94,186 101,193 108,200 116,207 122,213 127,216 130,219 135,222 139,225 143,227 148,230 151,233 156,235 161,237 165,239 170,241 175,244 180,245 185,247 190,248 195,250 200,250 206,251 211,252 216,252 222,253 227,252 233,252 239,251 244,250 250,250 256,248 261,247 267,245 273,243 278,241 284,238 289,235 295,233 300,229 305,226 311,223 316,219 321,215 326,211 332,206 337,201 343,196 348,191 353,185 357,180 362,174 368,167 373,161 378,154 383,148 388,141 393,133 398,125 403,117 408,109 413,100 418,91 423,82 428,73 433,64 438,54 443,43 449,33">
            <text:p/>
          </draw:polygon>
          <draw:polygon draw:style-name="gr5" draw:layer="layout" svg:width="0.448cm" svg:height="0.252cm" svg:x="0.561cm" svg:y="1.31cm" svg:viewBox="0 0 449 253" draw:points="449,221 446,214 440,200 435,190 430,179 423,167 416,154 412,147 408,139 403,132 399,125 394,117 389,110 384,102 378,95 372,88 366,80 360,73 353,65 347,59 339,52 332,45 324,39 317,33 309,27 304,25 300,22 296,19 291,17 287,14 282,13 277,11 273,8 267,7 263,5 258,4 253,2 247,2 242,1 237,0 232,0 226,0 220,0 215,0 209,1 204,1 198,2 192,4 186,5 181,7 175,8 169,11 164,13 159,16 153,19 148,22 142,25 137,29 132,33 127,37 121,41 116,46 110,50 105,56 100,61 95,66 90,72 85,78 80,84 75,91 69,97 65,104 60,111 55,119 50,126 45,134 40,143 35,151 30,160 25,169 20,178 15,188 10,198 4,209 0,219 71,253 75,242 80,233 85,224 89,215 94,206 98,198 103,191 107,183 111,176 116,169 120,162 124,156 129,150 132,144 137,139 141,133 145,129 149,124 153,120 157,116 160,112 164,108 167,105 171,101 174,99 178,96 181,94 185,91 188,89 191,88 194,86 197,85 200,83 203,83 205,82 207,81 210,80 213,80 216,79 218,79 220,79 223,79 225,79 227,79 230,79 232,79 234,80 237,80 239,80 241,81 243,82 246,83 248,83 251,85 253,86 256,86 258,88 261,89 263,91 265,92 271,97 276,100 281,104 287,109 291,114 297,119 301,125 306,131 310,136 316,142 320,148 324,155 329,161 332,167 336,173 341,179 344,186 347,192 354,204 360,215 364,224 368,233 374,245 375,249">
            <text:p/>
          </draw:polygon>
          <draw:polygon draw:style-name="gr5" draw:layer="layout" svg:width="0.447cm" svg:height="0.252cm" svg:x="0.936cm" svg:y="1.527cm" svg:viewBox="0 0 448 253" draw:points="377,0 372,9 367,19 363,28 358,37 354,45 349,54 345,61 340,69 336,76 332,83 327,90 323,96 319,102 315,108 310,113 306,119 303,123 299,128 295,132 291,136 287,140 283,144 280,147 276,150 273,153 269,156 266,158 263,160 260,162 257,164 253,165 250,167 248,168 245,170 242,171 240,171 237,172 235,173 232,173 230,174 227,174 225,174 223,174 220,174 218,174 216,173 214,173 211,173 208,171 207,171 204,171 202,170 199,168 197,168 194,167 192,165 189,164 187,162 184,161 182,159 180,158 177,156 174,154 172,152 166,147 162,143 157,138 151,133 146,127 142,121 137,116 132,109 128,103 124,97 119,91 115,84 111,79 107,72 104,66 101,60 94,48 88,37 84,27 80,19 74,6 73,3 0,31 2,37 8,51 13,61 18,73 25,85 32,98 36,105 40,112 45,120 49,127 54,135 59,142 64,150 70,157 76,165 82,172 88,180 94,186 101,193 108,200 115,207 122,213 127,216 130,219 135,222 139,225 143,228 147,230 152,233 156,235 161,237 165,240 170,242 174,244 180,245 185,247 190,248 195,249 200,251 205,251 211,252 217,252 222,253 227,253 233,252 238,252 244,251 250,250 255,249 261,247 267,245 273,243 278,241 283,239 289,236 294,233 300,230 305,227 310,223 316,219 321,215 327,211 331,206 337,201 342,196 347,191 352,186 358,180 363,174 367,168 372,162 377,155 383,148 388,141 393,133 398,125 402,117 408,109 413,101 418,91 423,82 428,73 433,64 438,54 443,43 448,33">
            <text:p/>
          </draw:polygon>
          <draw:polygon draw:style-name="gr5" draw:layer="layout" svg:width="0.447cm" svg:height="0.252cm" svg:x="1.312cm" svg:y="1.309cm" svg:viewBox="0 0 448 253" draw:points="448,224 445,218 439,204 434,194 429,182 422,170 416,156 411,149 407,142 403,134 398,127 393,119 388,112 383,104 377,97 372,89 365,82 360,75 353,67 346,60 339,53 332,46 325,40 321,37 317,34 313,31 309,28 305,25 300,22 296,20 291,17 286,15 282,13 277,11 273,9 268,7 263,6 258,4 252,3 247,2 242,1 237,0 231,0 226,0 220,0 215,0 209,0 204,1 198,2 192,3 187,5 181,6 175,8 170,10 164,13 159,16 153,18 147,21 142,25 137,29 132,32 126,36 121,41 116,45 110,50 105,55 100,60 95,66 90,71 85,77 79,84 75,90 70,97 64,104 60,110 54,118 49,126 44,134 39,142 34,151 30,159 25,169 20,178 14,188 10,198 5,208 0,219 70,252 75,242 79,233 85,224 89,215 93,206 98,198 102,190 107,183 111,175 116,168 119,162 124,155 129,149 133,144 136,139 141,133 145,128 148,124 153,119 156,115 160,111 164,107 167,104 171,101 174,98 178,96 181,94 184,91 187,89 191,88 194,86 197,85 200,84 202,83 205,82 207,81 210,80 212,80 215,79 217,79 219,79 222,79 224,79 227,79 229,79 231,79 234,80 236,80 238,81 240,81 243,82 245,83 247,84 250,85 252,86 255,88 258,89 260,90 262,92 265,94 267,95 270,97 273,99 275,101 280,106 285,110 291,116 296,121 300,126 306,132 310,138 314,144 319,150 323,156 328,163 332,169 336,176 340,182 343,188 347,194 353,206 358,217 364,227 367,236 372,249 374,252 374,253 374,252 374,253">
            <text:p/>
          </draw:polygon>
          <draw:polygon draw:style-name="gr5" draw:layer="layout" svg:width="0.447cm" svg:height="0.252cm" svg:x="1.686cm" svg:y="1.529cm" svg:viewBox="0 0 448 253" draw:points="376,0 372,10 367,19 363,28 358,37 354,45 349,54 345,61 340,69 336,76 332,83 327,90 323,96 319,102 314,108 310,114 306,119 302,123 298,128 295,132 290,136 287,140 283,144 280,147 275,150 272,153 269,156 266,158 262,160 259,162 256,164 253,166 250,167 247,169 245,170 242,171 240,171 237,172 234,173 232,173 230,173 227,174 225,174 222,174 220,174 218,173 215,173 213,173 211,172 209,172 206,171 204,170 201,170 199,169 196,168 194,167 192,165 189,164 187,163 184,161 181,159 179,157 176,156 174,154 172,152 167,147 161,143 156,138 151,133 146,127 141,122 137,116 132,110 128,104 123,98 119,91 114,85 111,79 107,72 104,66 100,60 94,48 88,37 83,28 79,19 74,7 73,3 0,31 2,37 8,51 12,61 18,73 24,85 31,98 36,106 39,113 44,120 48,127 54,135 59,142 64,150 70,157 75,164 81,172 87,179 94,187 101,194 107,200 114,207 122,213 126,216 130,220 134,223 138,225 142,227 147,230 151,233 156,236 160,238 165,240 170,242 175,244 179,245 184,247 189,248 194,250 200,250 205,251 211,252 216,253 221,253 227,253 232,253 238,252 244,251 249,250 255,248 261,247 266,245 272,244 277,242 283,239 289,236 294,233 299,230 305,227 310,223 316,219 321,215 326,211 332,206 337,202 342,197 347,191 352,186 357,180 362,174 367,168 373,162 378,155 382,148 388,141 392,133 397,126 402,117 408,109 413,101 418,92 423,83 428,73 433,64 438,54 442,43 448,33">
            <text:p/>
          </draw:polygon>
          <draw:polygon draw:style-name="gr5" draw:layer="layout" svg:width="0.447cm" svg:height="0.252cm" svg:x="2.061cm" svg:y="1.31cm" svg:viewBox="0 0 448 253" draw:points="448,220 445,214 439,200 434,190 429,179 422,166 415,154 411,146 407,139 402,132 398,124 393,117 388,109 382,102 377,94 372,87 366,80 359,73 353,65 346,58 340,52 332,45 325,39 317,33 309,27 304,25 300,22 296,19 291,16 286,14 282,12 277,10 272,8 267,7 262,5 258,4 252,2 247,2 242,1 236,0 231,0 225,0 220,0 214,0 209,1 204,2 197,2 192,4 186,5 181,7 175,8 170,11 164,13 158,16 153,19 148,22 142,25 136,29 132,33 126,37 121,41 116,46 110,51 105,56 100,61 95,66 90,72 85,78 80,84 74,91 70,97 65,104 60,111 55,119 49,126 44,134 40,143 35,151 30,160 24,169 20,178 15,188 10,198 5,209 0,219 71,253 75,242 80,233 85,224 89,215 93,206 98,198 102,191 107,183 111,176 116,169 120,162 124,156 129,150 133,144 136,139 141,133 145,128 149,124 153,119 157,115 160,111 164,108 168,105 171,101 175,98 178,96 182,94 185,91 188,89 191,88 194,86 197,85 199,83 202,83 205,82 208,80 210,80 213,80 215,79 218,79 220,79 222,79 224,79 227,79 229,79 232,79 234,79 236,80 239,80 241,80 243,82 246,83 248,83 251,85 253,86 255,86 258,88 260,89 263,91 265,92 270,96 275,100 280,104 286,109 291,114 296,119 301,124 305,130 310,136 315,142 319,148 324,154 328,161 332,167 336,173 340,179 344,186 346,191 353,203 359,214 363,224 367,232 373,245 374,248">
            <text:p/>
          </draw:polygon>
          <draw:polygon draw:style-name="gr5" draw:layer="layout" svg:width="0.076cm" svg:height="0.053cm" svg:x="2.435cm" svg:y="1.53cm" svg:viewBox="0 0 77 54" draw:points="0,28 1,30 2,32 3,35 4,37 6,38 6,40 8,41 9,43 11,44 12,46 14,47 15,48 17,49 19,50 20,50 22,52 24,52 25,53 27,53 29,53 33,54 37,54 40,54 44,53 47,52 51,50 54,49 57,47 61,46 64,43 66,41 69,38 71,35 73,32 74,30 74,29 75,27 75,24 76,23 76,21 76,19 77,17 77,15 77,13 76,10 76,9 76,6 75,4 74,2 74,0">
            <text:p/>
          </draw:polygon>
          <draw:polygon draw:style-name="gr6" draw:layer="layout" svg:width="0.038cm" svg:height="0.027cm" svg:x="2.493cm" svg:y="1.527cm" svg:viewBox="0 0 39 28" draw:points="37,28 37,25 38,23 39,21 39,19 38,16 37,14 37,13 37,11 35,9 34,8 33,6 32,5 30,4 29,3 27,1 26,1 23,1 22,0 20,0 18,0 16,0 14,0 13,0 11,1 9,1 8,3 6,4 4,5 3,7 2,8 0,10 0,13">
            <text:p/>
          </draw:polygon>
          <draw:polygon draw:style-name="gr6" draw:layer="layout" svg:width="0.412cm" svg:height="0.225cm" svg:x="2.118cm" svg:y="1.537cm" svg:viewBox="0 0 413 226" draw:points="0,17 5,27 9,37 14,47 19,57 24,66 29,75 34,83 39,91 43,99 48,107 53,115 58,122 62,129 68,135 73,142 77,148 82,154 87,160 92,165 96,170 101,175 106,180 111,184 116,188 120,192 126,196 131,200 135,203 140,206 145,209 150,211 155,214 160,216 165,218 169,220 174,221 179,222 184,223 189,224 193,225 198,225 204,226 208,226 213,225 217,225 222,225 227,224 231,223 236,222 240,221 244,220 248,218 253,216 257,215 261,213 265,211 269,209 273,206 277,204 280,201 284,199 288,196 292,194 295,191 302,185 309,179 315,172 321,166 328,159 334,152 339,145 345,138 350,131 355,123 360,116 365,109 369,102 374,95 377,88 381,81 388,69 394,56 400,46 404,36 410,22 413,17 376,3 374,7 368,20 365,28 359,39 354,50 346,62 343,69 340,75 336,81 332,88 327,94 323,101 318,108 313,114 309,120 304,127 299,133 293,139 287,145 282,150 276,155 270,160 268,162 265,164 262,166 259,168 256,170 253,172 250,174 247,175 244,177 241,178 238,180 235,181 232,182 229,183 226,184 223,184 220,185 217,185 214,186 211,186 207,186 204,186 201,186 198,186 195,185 192,185 188,184 185,183 182,182 178,181 175,179 171,178 168,176 164,174 160,172 156,170 153,167 149,164 145,161 141,158 137,155 133,151 129,147 125,143 120,138 117,133 112,128 108,123 103,118 99,112 95,106 90,99 86,93 81,86 77,79 72,72 68,63 63,55 59,47 53,38 49,29 45,20 39,10 35,0">
            <text:p/>
          </draw:polygon>
          <draw:polygon draw:style-name="gr6" draw:layer="layout" svg:width="0.412cm" svg:height="0.224cm" svg:x="1.742cm" svg:y="1.33cm" svg:viewBox="0 0 413 225" draw:points="36,222 38,218 44,205 48,196 53,186 58,175 66,163 69,156 72,150 76,143 81,137 85,130 89,124 94,118 99,111 103,105 108,98 114,92 119,86 125,80 131,75 136,70 141,65 144,63 147,61 150,58 153,56 156,55 159,53 162,51 165,49 168,48 171,47 175,45 178,44 181,43 184,42 186,41 189,40 192,40 196,39 198,39 202,39 205,39 208,39 211,39 214,39 218,40 221,40 224,41 227,42 230,43 234,44 237,45 241,47 244,49 248,51 252,53 255,55 260,58 263,61 267,64 271,67 275,70 279,74 283,78 287,82 292,87 296,91 300,96 304,102 308,107 313,112 317,118 322,125 326,131 331,138 335,146 340,153 345,161 349,169 353,178 358,186 362,196 368,204 372,214 377,225 413,207 408,198 403,187 398,178 393,168 388,159 383,150 378,141 373,133 368,125 364,118 359,110 354,103 349,96 345,89 340,83 335,77 330,71 325,65 320,60 316,55 311,50 306,45 301,41 296,37 292,33 287,29 282,25 277,22 272,20 267,17 262,14 258,11 253,10 248,7 243,5 238,4 233,3 228,2 224,1 218,0 214,0 209,0 204,0 200,0 195,0 190,1 186,1 181,2 177,3 172,5 168,5 164,7 159,8 155,11 151,13 147,14 143,17 139,19 135,22 132,23 128,26 125,29 120,31 117,34 110,40 103,46 97,53 91,59 85,66 79,73 73,80 67,87 62,94 57,101 52,109 48,115 43,123 39,130 35,136 31,143 24,156 18,168 12,179 8,189 2,202 0,208">
            <text:p/>
          </draw:polygon>
          <draw:polygon draw:style-name="gr6" draw:layer="layout" svg:width="0.411cm" svg:height="0.224cm" svg:x="1.367cm" svg:y="1.536cm" svg:viewBox="0 0 412 225" draw:points="0,16 5,26 9,36 14,46 20,56 24,65 29,74 33,83 39,91 44,99 48,107 53,114 58,121 63,128 67,135 72,141 77,147 82,153 87,159 92,164 97,169 101,174 107,179 111,183 116,187 120,191 125,195 130,199 135,202 140,205 144,208 149,210 155,213 159,215 164,217 169,219 174,220 179,221 183,223 189,223 193,224 198,224 203,225 208,225 212,225 217,224 221,223 226,223 230,222 235,221 239,220 244,219 248,217 252,215 256,214 260,212 264,210 268,208 272,205 276,203 280,200 284,198 287,195 291,193 294,190 301,184 308,178 315,171 321,165 327,158 333,151 339,144 344,137 349,130 354,122 359,116 364,108 368,101 373,94 376,87 380,80 387,67 393,55 399,44 403,35 409,21 412,16 375,1 373,5 368,19 363,27 358,38 353,49 346,61 343,67 339,74 335,81 331,87 327,93 322,100 318,107 313,113 308,119 303,126 297,132 292,138 287,143 281,149 275,154 269,159 267,161 264,163 261,165 258,167 255,169 252,171 250,173 247,174 244,176 241,177 238,179 235,180 232,181 229,182 226,183 222,183 219,184 216,184 214,185 211,185 208,185 204,185 201,185 197,185 194,184 191,184 188,183 184,182 181,181 178,180 174,178 171,177 167,175 164,173 160,171 156,169 152,166 149,163 145,160 141,157 137,154 133,150 129,146 125,142 120,137 116,133 112,128 108,122 104,117 99,111 95,105 90,99 86,92 81,86 77,78 72,71 68,63 64,55 58,46 54,38 50,28 45,19 40,10 35,0">
            <text:p/>
          </draw:polygon>
          <draw:polygon draw:style-name="gr6" draw:layer="layout" svg:width="0.411cm" svg:height="0.225cm" svg:x="0.992cm" svg:y="1.329cm" svg:viewBox="0 0 412 226" draw:points="37,226 38,221 44,208 48,200 53,189 58,177 65,165 68,159 73,153 77,146 80,139 84,132 89,126 94,119 99,112 103,106 109,100 114,93 119,87 125,82 130,76 136,71 142,66 144,64 148,61 150,59 153,57 156,55 159,53 162,52 165,50 168,48 171,47 173,46 176,44 180,43 182,42 186,41 189,41 192,40 195,40 198,39 201,39 204,39 207,39 210,39 214,39 217,40 220,40 223,41 227,42 230,43 234,44 237,45 240,47 244,49 247,51 251,53 255,55 259,57 262,60 266,63 271,66 274,70 278,74 283,77 287,82 290,86 295,91 299,96 304,101 308,106 312,112 316,118 321,125 325,131 330,138 334,145 339,153 343,161 348,168 352,177 358,186 362,195 367,204 371,214 376,224 412,207 407,197 401,187 397,177 392,168 387,158 382,150 377,141 373,133 368,125 363,117 358,109 353,102 349,95 343,89 339,82 334,76 329,70 324,65 319,59 315,54 310,49 305,44 300,40 295,36 290,32 286,28 281,25 276,22 271,19 266,16 262,13 256,11 251,9 247,7 242,6 237,4 232,3 227,1 222,1 218,0 213,0 208,0 204,0 199,0 194,0 190,1 185,1 181,3 176,3 172,4 167,6 163,7 159,9 154,11 151,13 146,15 142,18 139,19 135,22 131,24 128,27 123,30 120,32 116,35 110,41 103,47 96,54 90,61 84,68 78,74 73,82 67,89 62,96 57,104 52,111 47,118 42,125 38,132 34,139 31,146 23,159 17,171 12,183 8,192 2,206 0,212">
            <text:p/>
          </draw:polygon>
          <draw:polygon draw:style-name="gr6" draw:layer="layout" svg:width="0.411cm" svg:height="0.225cm" svg:x="0.618cm" svg:y="1.537cm" svg:viewBox="0 0 412 226" draw:points="0,17 4,27 9,37 15,47 20,57 24,66 29,75 34,83 39,91 44,99 48,107 53,115 58,122 63,129 67,135 72,142 77,148 82,154 87,160 92,165 96,170 101,175 106,180 111,184 116,188 121,192 126,196 130,200 135,203 140,206 145,209 150,211 155,214 159,216 164,218 169,220 174,221 179,222 184,223 189,224 193,225 198,225 203,226 208,226 212,225 217,225 221,225 226,224 231,223 235,222 240,221 244,219 248,218 252,216 256,215 260,213 264,210 268,208 272,206 276,204 280,201 284,199 287,196 291,193 294,190 301,185 308,179 314,172 321,166 327,159 332,152 338,145 344,138 349,130 354,123 359,116 364,109 368,102 372,95 377,88 380,81 387,68 393,56 399,45 403,35 409,22 412,16 375,2 373,6 368,19 363,28 359,38 353,49 346,62 342,68 338,75 335,81 331,88 327,94 322,101 317,107 313,114 308,120 303,127 298,133 292,139 287,144 281,150 276,155 270,160 267,162 264,164 261,166 258,168 255,170 252,172 250,174 247,175 244,177 241,178 238,180 235,181 232,182 228,183 225,184 222,184 219,185 216,185 214,186 211,186 207,186 204,186 201,186 198,185 195,185 191,185 188,184 185,183 181,182 178,181 174,179 171,178 167,176 164,174 160,172 156,170 153,167 149,164 145,161 141,158 137,155 133,151 129,147 125,143 120,138 117,133 112,128 108,123 104,118 99,112 95,106 90,99 86,93 82,86 77,79 72,72 68,63 63,55 58,47 54,38 49,29 45,20 40,10 35,0">
            <text:p/>
          </draw:polygon>
          <draw:polygon draw:style-name="gr6" draw:layer="layout" svg:width="0.411cm" svg:height="0.224cm" svg:x="0.243cm" svg:y="1.33cm" svg:viewBox="0 0 412 225" draw:points="36,222 38,218 43,204 48,196 52,186 58,175 65,162 68,156 72,150 76,143 80,137 84,130 89,124 93,117 98,111 103,104 108,98 113,92 118,86 124,80 129,75 135,70 141,65 144,63 147,60 150,58 153,56 156,55 158,53 161,51 165,49 168,48 171,46 174,45 177,44 179,43 182,42 185,41 188,40 191,40 194,39 197,39 201,39 204,39 207,39 210,39 213,39 216,40 220,40 223,41 226,42 230,43 233,44 236,45 240,47 243,49 247,51 251,53 255,55 258,58 262,60 266,64 270,67 274,70 278,74 282,78 287,82 291,87 295,91 299,96 304,102 307,107 312,112 316,118 321,125 325,131 330,138 334,146 339,153 343,161 348,169 352,178 357,186 362,196 366,204 372,214 376,225 412,207 407,198 402,187 397,178 392,168 387,159 382,150 377,141 372,133 367,125 363,118 358,110 353,103 348,96 344,89 339,83 334,77 329,71 324,65 319,60 315,55 310,50 305,45 300,41 295,37 291,33 285,29 280,25 276,22 271,20 266,17 261,14 256,11 251,10 247,7 242,5 237,4 232,3 227,2 223,1 218,0 213,0 208,0 203,0 199,0 194,0 190,1 185,1 180,2 176,3 171,5 167,5 163,7 159,8 155,11 151,13 146,14 142,17 138,19 135,21 131,23 127,26 124,28 120,31 116,34 110,40 103,46 96,53 90,59 84,66 78,73 72,80 67,87 62,94 57,101 51,109 47,115 43,122 38,129 34,136 31,143 24,156 17,168 12,179 8,189 1,202 0,207">
            <text:p/>
          </draw:polygon>
          <draw:polygon draw:style-name="gr6" draw:layer="layout" svg:width="0.037cm" svg:height="0.027cm" svg:x="0.242cm" svg:y="1.537cm" svg:viewBox="0 0 38 28" draw:points="1,0 0,2 0,5 0,7 0,9 0,11 0,12 0,14 1,16 2,18 3,19 4,20 6,22 7,23 9,24 10,25 12,26 14,26 15,27 17,27 19,28 21,27 23,27 25,26 26,26 28,26 30,24 31,23 33,22 34,20 35,18 37,16 38,14">
            <text:p/>
          </draw:polygon>
          <draw:polygon draw:style-name="gr6" draw:layer="layout" svg:width="0.076cm" svg:height="0.053cm" svg:x="0.222cm" svg:y="1.507cm" svg:viewBox="0 0 77 54" draw:points="77,25 76,23 74,21 73,18 72,17 71,15 70,13 68,12 67,10 65,9 64,7 63,6 60,5 59,4 58,3 56,3 54,2 51,1 47,0 43,0 40,0 36,0 32,0 28,1 25,3 21,4 18,6 15,8 12,10 10,12 7,15 5,18 3,21 2,23 2,25 1,26 0,29 0,30 0,32 0,35 0,37 0,38 0,41 0,43 0,44 0,47 1,49 1,52 2,54">
            <text:p/>
          </draw:polygon>
          <draw:polygon draw:style-name="gr6" draw:layer="layout" svg:width="0.447cm" svg:height="0.252cm" svg:x="0.225cm" svg:y="1.529cm" svg:viewBox="0 0 448 253" draw:points="377,0 373,10 367,19 363,28 358,37 354,45 350,54 345,61 341,69 336,76 332,83 328,89 323,96 319,102 315,108 311,113 306,118 303,123 298,128 295,132 290,136 287,140 283,144 280,147 276,150 273,153 269,155 266,158 262,160 259,162 256,164 254,166 251,167 248,169 245,169 242,170 239,171 237,172 234,172 232,172 229,173 227,173 225,173 222,173 220,173 218,173 215,173 214,172 211,172 209,172 206,171 204,170 201,169 199,169 197,167 194,166 192,165 189,164 186,163 184,161 182,159 179,157 177,155 174,154 172,152 167,148 161,143 156,138 151,133 146,127 142,122 136,116 132,110 128,103 123,97 120,91 115,85 111,79 107,72 104,66 100,60 94,49 88,37 83,27 80,19 74,7 73,3 0,31 2,38 8,51 12,62 18,73 24,85 32,98 36,105 40,113 44,120 49,127 54,135 59,142 64,150 70,157 75,165 81,172 88,179 94,186 101,193 108,200 115,207 122,213 127,216 130,219 135,222 139,225 143,227 147,230 152,233 156,235 160,237 165,239 170,241 175,244 180,245 185,247 189,248 195,250 200,250 206,251 211,252 217,252 222,253 227,252 233,252 239,251 244,250 249,250 255,248 261,247 266,245 273,243 278,241 283,238 289,235 295,233 300,229 305,226 311,223 316,219 321,215 326,211 332,206 337,201 342,196 347,191 352,185 357,180 362,174 368,167 373,161 378,154 383,148 387,141 392,133 397,125 403,117 408,109 413,100 418,91 423,82 428,73 433,64 438,54 443,43 448,33">
            <text:p/>
          </draw:polygon>
          <draw:polygon draw:style-name="gr6" draw:layer="layout" svg:width="0.447cm" svg:height="0.252cm" svg:x="0.601cm" svg:y="1.31cm" svg:viewBox="0 0 448 253" draw:points="448,221 445,214 439,200 434,190 429,179 423,167 415,154 411,147 407,139 402,132 398,125 393,117 388,110 383,102 377,95 371,88 365,80 359,73 352,65 346,59 339,52 332,45 324,39 316,33 309,27 304,25 300,22 295,19 291,17 286,14 281,13 277,11 272,8 267,7 262,5 257,4 252,2 247,2 241,1 236,0 231,0 225,0 219,0 214,0 209,1 203,1 197,2 192,4 186,5 181,7 175,8 169,11 163,13 158,16 153,19 147,22 142,25 136,29 131,33 126,37 121,41 115,46 110,50 105,56 100,61 95,66 90,72 84,78 80,84 74,91 69,97 64,104 59,111 54,119 49,126 45,134 39,143 34,151 29,160 24,169 19,178 14,188 9,198 4,209 0,219 70,253 75,242 80,233 84,224 89,215 93,206 98,198 102,191 106,183 111,176 115,169 120,162 124,156 128,150 132,144 136,139 140,133 144,128 148,124 152,120 156,116 159,112 163,108 167,105 170,101 174,99 178,96 181,94 184,91 187,89 190,88 193,86 196,85 199,83 202,83 205,82 207,81 210,80 212,80 215,79 217,79 219,79 222,79 224,79 226,79 229,79 231,79 233,80 236,80 238,80 240,81 243,82 245,83 248,83 250,85 253,86 255,86 257,88 259,89 262,91 264,92 270,97 276,100 280,104 286,109 291,114 296,119 301,125 305,131 310,136 314,142 319,148 323,155 328,161 332,167 336,173 340,179 343,186 346,192 353,204 358,215 364,224 367,233 373,245 374,249">
            <text:p/>
          </draw:polygon>
          <draw:polygon draw:style-name="gr6" draw:layer="layout" svg:width="0.447cm" svg:height="0.252cm" svg:x="0.976cm" svg:y="1.527cm" svg:viewBox="0 0 448 253" draw:points="376,0 371,9 367,19 362,28 358,37 353,45 349,54 344,61 340,69 335,76 331,83 327,90 323,96 318,102 314,108 310,113 306,119 302,124 298,128 294,132 290,136 287,140 283,144 279,147 276,150 272,153 269,156 266,158 262,161 259,162 256,164 253,165 250,167 248,168 245,170 242,171 239,171 236,172 234,173 232,173 230,174 227,174 225,174 222,174 220,174 218,174 215,173 213,173 211,173 208,172 206,171 204,171 201,170 199,168 196,168 194,167 192,165 189,164 187,162 184,161 181,159 179,158 177,156 174,154 171,152 166,148 161,143 156,138 151,133 146,127 141,121 137,116 132,109 128,103 123,97 119,91 115,84 111,79 107,72 104,66 101,60 94,48 88,37 83,27 79,19 74,6 73,3 0,31 2,37 8,51 13,61 18,73 24,85 31,98 36,105 40,112 45,120 49,127 54,135 59,142 64,150 70,157 75,165 81,172 88,180 94,186 101,193 107,200 115,207 122,213 126,216 130,219 134,222 138,225 142,228 147,230 151,233 156,235 160,237 165,240 170,242 174,244 179,245 184,247 190,248 195,249 200,251 205,251 210,252 216,252 222,253 227,253 233,252 238,252 243,251 249,250 255,249 261,247 266,245 272,243 278,241 283,239 288,236 294,233 299,230 305,227 310,223 315,219 321,215 326,211 331,206 337,201 341,196 347,191 352,186 357,180 362,174 367,168 372,162 377,155 383,148 387,141 392,133 398,125 402,117 407,109 412,101 417,92 423,82 427,73 433,64 437,54 442,43 448,33">
            <text:p/>
          </draw:polygon>
          <draw:polygon draw:style-name="gr6" draw:layer="layout" svg:width="0.447cm" svg:height="0.252cm" svg:x="1.351cm" svg:y="1.309cm" svg:viewBox="0 0 448 253" draw:points="448,224 445,218 439,204 435,194 430,182 423,170 416,156 412,149 408,142 403,134 399,127 394,119 389,112 383,104 378,97 372,89 366,82 360,75 353,67 347,60 340,53 333,46 325,40 322,37 317,34 314,31 309,28 305,25 301,22 297,20 291,17 287,15 283,13 278,11 273,9 269,7 263,6 258,4 253,3 247,2 243,1 237,0 232,0 226,0 221,0 215,0 209,0 204,1 198,2 192,3 187,5 181,6 175,8 170,10 164,13 159,16 154,18 148,21 143,25 137,29 132,32 127,36 121,41 116,45 111,50 106,55 101,60 96,66 90,71 85,77 80,84 75,90 70,97 65,104 60,110 55,118 50,126 45,134 40,142 35,151 30,159 25,169 20,178 15,188 10,198 5,208 0,219 71,252 76,242 80,233 85,224 90,215 94,206 99,198 103,190 107,183 112,175 116,168 120,162 124,155 129,149 133,144 137,139 141,133 145,128 149,124 153,119 157,115 161,111 164,107 168,104 171,101 175,98 179,96 182,94 185,91 188,89 191,88 194,86 197,85 200,84 202,83 205,82 208,81 210,80 213,80 215,79 218,79 220,79 222,79 225,79 227,79 229,79 232,79 234,80 236,80 238,81 241,81 243,82 246,83 248,84 250,85 253,86 255,88 257,89 260,90 263,92 266,94 268,95 270,97 273,99 275,101 281,106 286,110 291,116 296,121 301,126 306,132 311,138 315,144 319,150 324,156 328,163 332,169 336,176 340,182 344,188 347,194 353,206 359,217 364,227 368,236 373,249 374,252 374,253 374,252 374,253">
            <text:p/>
          </draw:polygon>
          <draw:polygon draw:style-name="gr6" draw:layer="layout" svg:width="0.447cm" svg:height="0.252cm" svg:x="1.725cm" svg:y="1.529cm" svg:viewBox="0 0 448 253" draw:points="376,0 372,10 367,19 363,28 358,36 354,45 349,54 344,61 340,69 336,76 332,83 327,90 324,96 319,102 315,108 310,114 307,119 303,123 299,128 295,132 291,136 287,140 283,144 280,147 276,150 272,153 269,156 266,158 262,160 259,162 256,164 253,166 250,167 247,169 245,170 242,171 240,171 237,172 234,173 232,173 230,173 228,174 225,174 222,174 220,174 218,173 215,173 213,173 211,172 209,172 206,171 204,170 202,170 199,169 197,168 194,167 192,165 189,164 187,163 185,161 182,159 179,157 177,156 175,154 172,152 166,147 161,143 157,138 151,133 147,127 142,122 137,116 132,110 128,104 123,98 120,91 115,85 111,79 107,72 104,66 101,60 94,48 88,37 84,28 80,19 74,7 73,3 0,31 2,37 8,51 13,61 18,73 25,85 32,98 36,106 40,113 45,120 49,127 54,135 59,142 64,149 70,157 75,164 82,172 88,179 94,187 101,194 108,200 115,207 122,213 126,216 130,220 135,223 139,225 143,227 147,230 151,233 156,236 160,238 165,240 170,242 175,244 180,245 185,247 190,248 194,250 200,250 206,251 211,252 216,253 222,253 228,253 233,253 238,252 244,251 250,250 255,248 261,247 267,245 272,244 277,242 283,239 289,236 294,233 300,230 305,227 310,223 315,219 321,215 327,211 331,206 337,202 342,197 347,191 352,186 358,180 363,174 367,168 372,162 378,155 383,148 388,141 393,133 397,126 403,117 408,109 412,101 418,92 423,83 428,74 433,64 438,54 443,43 448,33">
            <text:p/>
          </draw:polygon>
          <draw:polygon draw:style-name="gr6" draw:layer="layout" svg:width="0.447cm" svg:height="0.252cm" svg:x="2.101cm" svg:y="1.31cm" svg:viewBox="0 0 448 253" draw:points="448,220 445,214 439,200 434,190 429,179 422,166 415,154 411,146 407,139 402,132 398,124 393,117 388,110 383,102 377,94 371,87 366,80 359,73 353,65 346,58 339,52 332,45 325,39 317,33 309,27 304,25 300,22 296,19 291,17 287,14 282,12 277,11 272,8 267,7 262,5 257,4 253,2 247,2 242,1 236,0 231,0 225,0 220,0 215,0 209,1 204,2 198,2 192,4 186,5 181,7 175,8 170,11 165,13 159,16 153,19 148,22 142,25 137,29 132,33 126,37 121,41 116,46 110,51 106,56 100,61 95,66 90,72 85,78 80,84 75,91 70,97 64,104 60,111 55,119 49,126 45,134 40,143 35,151 30,160 25,169 20,178 15,188 10,198 5,209 0,219 71,253 76,242 80,233 85,224 89,215 94,206 98,198 103,191 107,183 111,176 116,169 120,162 124,156 129,150 133,144 137,139 141,133 145,128 149,124 153,119 157,115 161,111 164,108 168,105 171,101 175,98 178,96 182,94 185,91 188,89 191,88 194,86 197,85 199,83 202,83 205,82 208,80 210,80 213,80 215,79 218,79 220,79 222,79 225,79 227,79 229,79 232,79 234,79 236,80 239,80 241,80 243,82 246,83 248,83 251,85 253,86 256,86 257,88 260,89 263,91 265,92 270,96 275,100 281,104 286,109 291,114 296,119 300,125 305,130 310,136 315,142 319,148 324,155 327,161 332,167 336,173 340,179 343,186 346,191 353,203 358,214 363,224 367,233 373,245 374,248">
            <text:p/>
          </draw:polygon>
          <draw:polygon draw:style-name="gr6" draw:layer="layout" svg:width="0.076cm" svg:height="0.053cm" svg:x="2.475cm" svg:y="1.53cm" svg:viewBox="0 0 77 54" draw:points="0,28 0,30 1,32 3,35 4,37 5,38 6,40 7,41 9,43 10,44 12,46 13,47 15,48 16,49 18,50 20,50 21,52 24,52 25,53 27,53 29,54 32,54 36,54 40,54 44,53 47,52 50,50 54,49 57,47 60,46 63,43 66,41 69,38 70,35 72,32 73,30 74,29 74,27 75,25 75,23 76,21 76,19 77,17 77,15 77,13 76,10 75,9 75,6 75,4 74,2 73,0">
            <text:p/>
          </draw:polygon>
          <draw:polygon draw:style-name="gr5" draw:layer="layout" svg:width="0.038cm" svg:height="0.027cm" svg:x="2.454cm" svg:y="1.527cm" svg:viewBox="0 0 39 28" draw:points="37,28 38,25 38,23 39,21 39,19 38,16 38,14 37,13 37,11 35,9 35,8 33,6 32,5 30,4 29,3 27,1 25,1 24,1 22,0 20,0 18,0 16,0 14,0 13,0 11,1 9,1 8,3 6,4 4,5 3,7 1,8 1,10 0,13">
            <text:p/>
          </draw:polygon>
          <draw:polygon draw:style-name="gr5" draw:layer="layout" svg:width="0.411cm" svg:height="0.225cm" svg:x="2.079cm" svg:y="1.537cm" svg:viewBox="0 0 412 226" draw:points="0,17 4,27 9,37 14,47 19,57 24,66 29,75 34,83 38,91 43,99 48,107 53,115 58,122 63,129 67,135 72,142 77,148 82,154 86,160 92,165 96,170 101,175 106,180 111,184 116,188 120,192 125,196 130,200 135,203 139,206 145,209 149,211 154,214 159,216 164,218 169,220 174,221 179,222 184,223 188,224 193,225 198,225 203,226 207,226 212,225 217,225 221,225 226,224 231,223 235,222 240,221 243,220 248,218 252,216 256,215 260,213 264,211 268,209 272,206 276,204 280,201 283,199 287,196 291,194 294,191 301,185 308,179 315,172 320,166 327,159 333,152 338,145 344,138 349,131 354,123 359,116 364,109 368,102 373,95 376,88 381,81 387,69 394,56 399,46 403,36 409,22 412,17 375,3 373,7 368,20 364,28 359,39 353,50 346,62 343,69 339,75 335,81 331,88 326,94 322,101 318,108 313,114 308,120 303,127 298,133 292,139 287,145 282,150 276,155 270,160 267,162 264,164 261,166 258,168 255,170 252,172 249,174 246,175 243,177 240,178 237,180 234,181 232,182 229,183 226,184 222,184 219,185 216,185 213,186 210,186 207,186 204,186 201,186 198,186 194,185 191,185 188,184 184,183 181,182 178,181 174,179 171,178 167,176 164,174 159,172 156,170 152,167 148,164 145,161 140,158 136,155 132,151 129,147 125,143 120,138 116,133 112,128 107,123 103,118 99,112 95,106 90,99 86,93 81,86 77,79 71,72 67,63 63,55 58,47 53,38 49,29 44,20 40,10 35,0">
            <text:p/>
          </draw:polygon>
          <draw:polygon draw:style-name="gr5" draw:layer="layout" svg:width="0.411cm" svg:height="0.224cm" svg:x="1.703cm" svg:y="1.33cm" svg:viewBox="0 0 412 225" draw:points="36,222 37,218 43,205 47,196 52,186 58,175 64,163 68,156 71,150 75,143 80,137 84,130 89,124 93,118 98,111 102,105 108,98 113,92 119,86 124,80 129,75 135,70 141,65 144,63 147,61 149,58 153,56 155,55 159,53 162,51 164,49 167,48 170,47 173,45 176,44 179,43 182,42 185,41 188,40 191,40 195,39 197,39 200,39 203,39 207,39 210,39 213,39 216,40 219,40 223,41 227,42 230,43 233,44 236,45 240,47 244,49 247,51 251,53 255,55 258,58 262,61 266,64 270,67 274,70 278,74 282,78 286,82 291,87 295,91 299,96 303,102 307,107 312,112 316,118 321,125 325,131 330,138 334,146 338,153 343,161 347,169 352,178 357,186 362,196 366,204 371,214 376,225 412,207 406,198 402,187 397,178 391,168 387,159 382,150 378,141 372,133 367,125 363,118 358,110 353,103 348,96 343,89 338,83 334,77 329,71 324,65 319,60 314,55 310,50 305,45 300,41 295,37 290,33 286,29 281,25 276,22 271,20 266,17 261,14 257,11 252,10 247,7 242,5 237,4 233,3 227,2 222,1 218,0 212,0 208,0 203,0 199,0 194,0 189,1 185,1 180,2 176,3 172,5 167,5 163,7 159,8 155,11 150,13 146,14 142,17 139,19 134,22 131,23 127,26 123,29 120,31 116,34 110,40 102,46 96,53 90,59 84,66 78,73 72,80 67,87 61,94 56,101 51,109 47,115 42,123 38,130 34,136 30,143 23,156 17,168 12,179 7,189 1,202 0,208">
            <text:p/>
          </draw:polygon>
          <draw:polygon draw:style-name="gr5" draw:layer="layout" svg:width="0.411cm" svg:height="0.224cm" svg:x="1.328cm" svg:y="1.536cm" svg:viewBox="0 0 412 225" draw:points="0,16 4,26 9,36 14,46 19,56 24,65 29,74 33,83 39,90 43,99 48,107 53,114 58,121 63,128 67,135 72,141 77,147 82,153 87,159 92,164 96,169 101,174 106,179 111,183 116,187 120,191 125,195 130,199 135,202 140,205 145,208 149,210 154,213 159,215 164,217 169,219 174,220 178,221 184,222 188,223 193,223 198,224 203,225 207,225 212,225 217,224 221,223 226,223 230,222 235,221 239,220 243,219 248,217 252,215 256,214 260,212 264,210 269,208 272,205 276,203 280,200 283,198 287,195 291,193 295,190 301,184 308,178 314,171 321,165 327,158 333,151 338,144 344,137 349,130 354,122 359,116 364,108 368,101 372,94 376,87 381,80 387,67 393,55 399,44 403,35 409,21 412,16 375,1 373,5 368,19 364,27 359,38 353,49 346,61 343,67 339,74 335,81 331,87 326,93 322,100 317,107 313,113 307,119 303,126 297,132 292,138 287,143 281,149 275,154 270,159 267,161 264,163 261,165 258,167 255,169 252,171 249,173 246,174 243,176 240,177 237,179 234,180 231,181 228,182 225,183 222,183 219,184 216,184 213,185 210,185 207,185 203,185 201,185 197,185 194,184 191,184 188,183 184,182 181,181 178,180 174,178 171,177 167,175 164,173 159,171 156,169 152,166 149,163 145,160 141,157 137,154 132,150 129,146 125,142 120,137 116,133 111,128 108,122 103,117 99,111 95,105 90,99 86,92 81,86 76,78 72,71 67,63 63,55 58,46 54,38 49,28 45,19 40,10 35,0">
            <text:p/>
          </draw:polygon>
          <draw:polygon draw:style-name="gr5" draw:layer="layout" svg:width="0.411cm" svg:height="0.225cm" svg:x="0.953cm" svg:y="1.329cm" svg:viewBox="0 0 412 226" draw:points="36,226 38,221 44,208 47,200 53,189 59,177 65,165 68,159 72,153 77,146 80,139 84,132 89,126 93,119 99,112 104,106 108,100 114,93 119,87 124,82 130,76 135,71 141,66 144,64 147,61 150,59 153,57 155,55 158,53 161,52 164,50 167,48 170,47 173,46 176,44 180,43 183,42 186,41 189,41 192,40 195,40 198,39 201,39 204,39 207,39 210,39 214,39 217,40 220,40 223,41 226,42 230,43 233,44 237,45 241,47 244,49 247,51 251,53 255,55 258,57 263,60 266,63 270,66 274,70 278,74 282,77 287,82 291,86 295,91 299,96 303,101 308,106 312,112 316,118 321,125 325,131 330,138 334,145 339,153 343,161 348,168 352,177 357,186 362,195 367,204 371,214 376,224 412,207 406,197 402,187 397,177 392,168 387,158 382,150 377,141 372,133 368,125 363,117 358,109 353,102 349,95 343,89 338,82 334,76 329,70 324,65 319,59 315,54 310,49 305,44 300,40 296,36 291,32 285,28 281,25 276,22 271,19 266,16 261,13 256,11 251,9 247,7 242,6 237,4 232,3 227,1 222,1 218,0 213,0 208,0 203,0 199,0 194,0 189,1 185,1 180,3 176,3 171,4 167,6 163,7 158,9 155,11 151,13 146,15 142,18 138,19 135,22 131,24 127,27 124,30 120,32 116,35 110,41 102,47 96,54 90,61 84,68 78,74 72,82 67,89 62,96 56,104 51,111 47,118 43,125 38,132 34,139 31,146 23,159 17,171 12,183 8,192 2,206 0,212">
            <text:p/>
          </draw:polygon>
          <draw:polygon draw:style-name="gr5" draw:layer="layout" svg:width="0.411cm" svg:height="0.225cm" svg:x="0.578cm" svg:y="1.537cm" svg:viewBox="0 0 412 226" draw:points="0,17 4,27 10,37 14,47 19,57 24,66 29,75 34,83 39,91 44,99 48,107 53,115 58,122 63,129 68,135 72,142 77,148 82,154 87,160 91,165 96,170 101,175 106,180 111,184 116,188 121,192 125,196 130,200 135,203 140,206 145,209 150,211 154,214 159,216 164,218 169,220 174,221 179,222 184,223 189,224 193,225 198,225 203,226 208,226 213,225 217,225 221,225 226,224 231,223 235,222 240,221 244,219 248,218 252,216 256,215 260,213 265,210 268,208 273,206 277,204 280,201 284,199 287,196 291,193 295,190 302,185 309,179 315,172 321,166 327,159 333,152 339,145 344,138 349,130 355,123 360,116 364,109 368,102 372,95 377,88 381,81 387,68 394,56 399,45 404,35 410,22 412,16 375,2 374,6 368,19 364,28 358,38 352,49 346,62 343,68 339,75 335,81 331,88 327,94 322,101 318,107 313,114 308,120 303,127 298,133 292,139 287,144 282,150 276,155 270,160 268,162 265,164 261,166 258,168 255,170 252,172 249,174 247,175 244,177 241,178 238,180 235,181 232,182 229,183 225,184 223,184 220,185 217,185 214,186 211,186 208,186 204,186 201,186 198,185 195,185 191,185 188,184 185,183 181,182 178,181 175,179 171,178 168,176 164,174 160,172 156,170 152,167 149,164 145,161 141,158 137,155 133,151 129,147 125,143 120,138 116,133 112,128 108,123 104,118 99,112 95,106 90,99 85,93 81,86 77,79 72,72 68,63 63,55 58,47 54,38 50,29 45,20 40,10 35,0">
            <text:p/>
          </draw:polygon>
          <draw:polygon draw:style-name="gr5" draw:layer="layout" svg:width="0.41cm" svg:height="0.224cm" svg:x="0.203cm" svg:y="1.33cm" svg:viewBox="0 0 411 225" draw:points="36,222 38,217 44,204 48,196 52,186 58,175 65,162 68,156 72,150 76,143 80,136 84,130 88,124 93,117 98,111 103,104 108,98 113,92 118,86 124,80 129,75 135,70 141,65 143,63 146,60 149,58 152,56 155,54 158,53 161,51 164,49 167,48 170,46 173,45 176,44 179,43 182,42 185,41 188,40 191,40 194,39 197,39 200,39 204,39 207,39 210,39 213,39 216,40 219,40 223,41 226,42 229,43 233,44 236,45 240,47 243,49 247,51 250,53 254,55 258,58 262,60 266,64 270,67 274,70 277,74 281,78 286,82 290,87 294,91 299,96 303,102 308,107 311,112 316,118 320,125 324,131 329,138 334,146 338,153 343,161 347,169 352,178 356,186 361,196 366,204 371,214 375,225 411,207 406,198 401,187 396,178 391,168 386,159 381,150 377,141 372,133 367,125 362,118 357,110 352,103 347,96 343,89 338,83 333,77 328,71 324,65 318,60 314,55 309,50 305,45 299,41 295,37 290,33 285,29 280,25 275,22 271,20 266,17 261,14 256,11 251,10 246,7 242,5 237,4 232,3 227,2 222,1 217,0 212,0 208,0 203,0 199,0 193,0 189,1 184,1 180,2 176,3 171,5 167,5 163,7 158,8 154,11 150,13 146,14 143,17 138,19 135,21 130,23 127,26 123,28 120,31 116,34 109,40 102,46 96,52 89,59 83,66 78,73 72,80 67,87 61,94 56,101 51,108 47,115 43,122 38,129 34,136 30,143 23,156 17,168 12,179 7,189 1,202 0,207">
            <text:p/>
          </draw:polygon>
          <draw:polygon draw:style-name="gr5" draw:layer="layout" svg:width="0.038cm" svg:height="0.027cm" svg:x="0.202cm" svg:y="1.537cm" svg:viewBox="0 0 39 28" draw:points="1,0 0,2 0,4 0,7 0,9 0,11 0,13 1,14 2,17 3,18 4,19 5,21 6,22 8,24 9,24 11,26 12,26 14,27 16,28 18,28 20,28 21,28 23,28 25,27 27,26 29,26 30,25 32,24 33,22 35,21 36,19 38,17 39,14">
            <text:p/>
          </draw:polygon>
          <draw:polygon draw:style-name="gr5" draw:layer="layout" svg:width="0.076cm" svg:height="0.053cm" svg:x="0.182cm" svg:y="1.507cm" svg:viewBox="0 0 77 54" draw:points="77,25 76,23 75,21 74,18 73,17 72,15 70,13 69,12 68,10 66,9 64,7 63,6 61,5 59,4 58,3 56,3 54,2 51,1 47,0 44,0 40,0 36,0 32,0 29,1 25,3 22,4 19,6 16,8 12,10 10,12 8,15 5,18 4,21 3,23 2,25 1,26 1,29 0,30 0,32 0,35 0,37 0,38 0,41 0,43 0,44 1,47 1,49 1,52 3,54">
            <text:p/>
          </draw:polygon>
          <draw:polygon draw:style-name="gr5" draw:layer="layout" svg:width="0.448cm" svg:height="0.252cm" svg:x="0.185cm" svg:y="1.529cm" svg:viewBox="0 0 449 253" draw:points="377,0 373,10 368,19 363,28 359,37 354,45 350,54 345,61 341,69 336,76 332,83 328,89 323,96 319,102 315,108 311,113 307,118 303,123 299,128 295,132 291,136 287,140 284,144 280,147 276,150 273,153 270,155 266,158 262,160 259,162 257,164 254,166 251,167 248,169 245,169 242,170 240,171 237,172 234,172 232,172 230,173 227,173 225,173 222,173 220,173 218,173 216,173 214,172 211,172 209,172 207,171 204,170 201,169 199,169 197,167 194,166 192,165 189,164 187,163 185,161 182,159 179,157 177,155 174,154 172,152 167,148 162,143 157,138 151,133 147,127 142,122 137,116 132,110 128,103 123,97 119,91 115,85 111,79 107,72 104,66 101,60 94,49 88,37 84,27 80,19 74,7 72,3 0,31 2,38 8,51 12,62 18,73 24,85 32,98 36,105 40,113 44,120 49,127 54,135 59,142 64,150 70,157 75,165 82,172 88,179 94,186 101,193 108,200 116,207 122,213 127,216 130,219 135,222 139,225 143,227 148,230 151,233 156,235 161,237 165,239 170,241 175,244 180,245 185,247 190,248 195,250 200,250 206,251 211,252 216,252 222,253 227,252 233,252 239,251 244,250 250,250 256,248 261,247 267,245 273,243 278,241 284,238 289,235 295,233 300,229 305,226 311,223 316,219 321,215 326,211 332,206 337,201 343,196 348,191 353,185 357,180 362,174 368,167 373,161 378,154 383,148 388,141 393,133 398,125 403,117 408,109 413,100 418,91 423,82 428,73 433,64 438,54 443,43 449,33">
            <text:p/>
          </draw:polygon>
          <draw:polygon draw:style-name="gr5" draw:layer="layout" svg:width="0.448cm" svg:height="0.252cm" svg:x="0.561cm" svg:y="1.31cm" svg:viewBox="0 0 449 253" draw:points="449,221 446,214 440,200 435,190 430,179 423,167 416,154 412,147 408,139 403,132 399,125 394,117 389,110 384,102 378,95 372,88 366,80 360,73 353,65 347,59 339,52 332,45 324,39 317,33 309,27 304,25 300,22 296,19 291,17 287,14 282,13 277,11 273,8 267,7 263,5 258,4 253,2 247,2 242,1 237,0 232,0 226,0 220,0 215,0 209,1 204,1 198,2 192,4 186,5 181,7 175,8 169,11 164,13 159,16 153,19 148,22 142,25 137,29 132,33 127,37 121,41 116,46 110,50 105,56 100,61 95,66 90,72 85,78 80,84 75,91 69,97 65,104 60,111 55,119 50,126 45,134 40,143 35,151 30,160 25,169 20,178 15,188 10,198 4,209 0,219 71,253 75,242 80,233 85,224 89,215 94,206 98,198 103,191 107,183 111,176 116,169 120,162 124,156 129,150 132,144 137,139 141,133 145,129 149,124 153,120 157,116 160,112 164,108 167,105 171,101 174,99 178,96 181,94 185,91 188,89 191,88 194,86 197,85 200,83 203,83 205,82 207,81 210,80 213,80 216,79 218,79 220,79 223,79 225,79 227,79 230,79 232,79 234,80 237,80 239,80 241,81 243,82 246,83 248,83 251,85 253,86 256,86 258,88 261,89 263,91 265,92 271,97 276,100 281,104 287,109 291,114 297,119 301,125 306,131 310,136 316,142 320,148 324,155 329,161 332,167 336,173 341,179 344,186 347,192 354,204 360,215 364,224 368,233 374,245 375,249">
            <text:p/>
          </draw:polygon>
          <draw:polygon draw:style-name="gr5" draw:layer="layout" svg:width="0.447cm" svg:height="0.252cm" svg:x="0.936cm" svg:y="1.527cm" svg:viewBox="0 0 448 253" draw:points="377,0 372,9 367,19 363,28 358,37 354,45 349,54 345,61 340,69 336,76 332,83 327,90 323,96 319,102 315,108 310,113 306,119 303,123 299,128 295,132 291,136 287,140 283,144 280,147 276,150 273,153 269,156 266,158 263,160 260,162 257,164 253,165 250,167 248,168 245,170 242,171 240,171 237,172 235,173 232,173 230,174 227,174 225,174 223,174 220,174 218,174 216,173 214,173 211,173 208,171 207,171 204,171 202,170 199,168 197,168 194,167 192,165 189,164 187,162 184,161 182,159 180,158 177,156 174,154 172,152 166,147 162,143 157,138 151,133 146,127 142,121 137,116 132,109 128,103 124,97 119,91 115,84 111,79 107,72 104,66 101,60 94,48 88,37 84,27 80,19 74,6 73,3 0,31 2,37 8,51 13,61 18,73 25,85 32,98 36,105 40,112 45,120 49,127 54,135 59,142 64,150 70,157 76,165 82,172 88,180 94,186 101,193 108,200 115,207 122,213 127,216 130,219 135,222 139,225 143,228 147,230 152,233 156,235 161,237 165,240 170,242 174,244 180,245 185,247 190,248 195,249 200,251 205,251 211,252 217,252 222,253 227,253 233,252 238,252 244,251 250,250 255,249 261,247 267,245 273,243 278,241 283,239 289,236 294,233 300,230 305,227 310,223 316,219 321,215 327,211 331,206 337,201 342,196 347,191 352,186 358,180 363,174 367,168 372,162 377,155 383,148 388,141 393,133 398,125 402,117 408,109 413,101 418,91 423,82 428,73 433,64 438,54 443,43 448,33">
            <text:p/>
          </draw:polygon>
          <draw:polygon draw:style-name="gr5" draw:layer="layout" svg:width="0.447cm" svg:height="0.252cm" svg:x="1.312cm" svg:y="1.309cm" svg:viewBox="0 0 448 253" draw:points="448,224 445,218 439,204 434,194 429,182 422,170 416,156 411,149 407,142 403,134 398,127 393,119 388,112 383,104 377,97 372,89 365,82 360,75 353,67 346,60 339,53 332,46 325,40 321,37 317,34 313,31 309,28 305,25 300,22 296,20 291,17 286,15 282,13 277,11 273,9 268,7 263,6 258,4 252,3 247,2 242,1 237,0 231,0 226,0 220,0 215,0 209,0 204,1 198,2 192,3 187,5 181,6 175,8 170,10 164,13 159,16 153,18 147,21 142,25 137,29 132,32 126,36 121,41 116,45 110,50 105,55 100,60 95,66 90,71 85,77 79,84 75,90 70,97 64,104 60,110 54,118 49,126 44,134 39,142 34,151 30,159 25,169 20,178 14,188 10,198 5,208 0,219 70,252 75,242 79,233 85,224 89,215 93,206 98,198 102,190 107,183 111,175 116,168 119,162 124,155 129,149 133,144 136,139 141,133 145,128 148,124 153,119 156,115 160,111 164,107 167,104 171,101 174,98 178,96 181,94 184,91 187,89 191,88 194,86 197,85 200,84 202,83 205,82 207,81 210,80 212,80 215,79 217,79 219,79 222,79 224,79 227,79 229,79 231,79 234,80 236,80 238,81 240,81 243,82 245,83 247,84 250,85 252,86 255,88 258,89 260,90 262,92 265,94 267,95 270,97 273,99 275,101 280,106 285,110 291,116 296,121 300,126 306,132 310,138 314,144 319,150 323,156 328,163 332,169 336,176 340,182 343,188 347,194 353,206 358,217 364,227 367,236 372,249 374,252 374,253 374,252 374,253">
            <text:p/>
          </draw:polygon>
          <draw:polygon draw:style-name="gr5" draw:layer="layout" svg:width="0.447cm" svg:height="0.252cm" svg:x="1.686cm" svg:y="1.529cm" svg:viewBox="0 0 448 253" draw:points="376,0 372,10 367,19 363,28 358,37 354,45 349,54 345,61 340,69 336,76 332,83 327,90 323,96 319,102 314,108 310,114 306,119 302,123 298,128 295,132 290,136 287,140 283,144 280,147 275,150 272,153 269,156 266,158 262,160 259,162 256,164 253,166 250,167 247,169 245,170 242,171 240,171 237,172 234,173 232,173 230,173 227,174 225,174 222,174 220,174 218,173 215,173 213,173 211,172 209,172 206,171 204,170 201,170 199,169 196,168 194,167 192,165 189,164 187,163 184,161 181,159 179,157 176,156 174,154 172,152 167,147 161,143 156,138 151,133 146,127 141,122 137,116 132,110 128,104 123,98 119,91 114,85 111,79 107,72 104,66 100,60 94,48 88,37 83,28 79,19 74,7 73,3 0,31 2,37 8,51 12,61 18,73 24,85 31,98 36,106 39,113 44,120 48,127 54,135 59,142 64,150 70,157 75,164 81,172 87,179 94,187 101,194 107,200 114,207 122,213 126,216 130,220 134,223 138,225 142,227 147,230 151,233 156,236 160,238 165,240 170,242 175,244 179,245 184,247 189,248 194,250 200,250 205,251 211,252 216,253 221,253 227,253 232,253 238,252 244,251 249,250 255,248 261,247 266,245 272,244 277,242 283,239 289,236 294,233 299,230 305,227 310,223 316,219 321,215 326,211 332,206 337,202 342,197 347,191 352,186 357,180 362,174 367,168 373,162 378,155 382,148 388,141 392,133 397,126 402,117 408,109 413,101 418,92 423,83 428,73 433,64 438,54 442,43 448,33">
            <text:p/>
          </draw:polygon>
          <draw:polygon draw:style-name="gr5" draw:layer="layout" svg:width="0.447cm" svg:height="0.252cm" svg:x="2.061cm" svg:y="1.31cm" svg:viewBox="0 0 448 253" draw:points="448,220 445,214 439,200 434,190 429,179 422,166 415,154 411,146 407,139 402,132 398,124 393,117 388,109 382,102 377,94 372,87 366,80 359,73 353,65 346,58 340,52 332,45 325,39 317,33 309,27 304,25 300,22 296,19 291,16 286,14 282,12 277,10 272,8 267,7 262,5 258,4 252,2 247,2 242,1 236,0 231,0 225,0 220,0 214,0 209,1 204,2 197,2 192,4 186,5 181,7 175,8 170,11 164,13 158,16 153,19 148,22 142,25 136,29 132,33 126,37 121,41 116,46 110,51 105,56 100,61 95,66 90,72 85,78 80,84 74,91 70,97 65,104 60,111 55,119 49,126 44,134 40,143 35,151 30,160 24,169 20,178 15,188 10,198 5,209 0,219 71,253 75,242 80,233 85,224 89,215 93,206 98,198 102,191 107,183 111,176 116,169 120,162 124,156 129,150 133,144 136,139 141,133 145,128 149,124 153,119 157,115 160,111 164,108 168,105 171,101 175,98 178,96 182,94 185,91 188,89 191,88 194,86 197,85 199,83 202,83 205,82 208,80 210,80 213,80 215,79 218,79 220,79 222,79 224,79 227,79 229,79 232,79 234,79 236,80 239,80 241,80 243,82 246,83 248,83 251,85 253,86 255,86 258,88 260,89 263,91 265,92 270,96 275,100 280,104 286,109 291,114 296,119 301,124 305,130 310,136 315,142 319,148 324,154 328,161 332,167 336,173 340,179 344,186 346,191 353,203 359,214 363,224 367,232 373,245 374,248">
            <text:p/>
          </draw:polygon>
          <draw:polygon draw:style-name="gr5" draw:layer="layout" svg:width="0.076cm" svg:height="0.053cm" svg:x="2.435cm" svg:y="1.53cm" svg:viewBox="0 0 77 54" draw:points="0,28 1,30 2,32 3,35 4,37 6,38 6,40 8,41 9,43 11,44 12,46 14,47 15,48 17,49 19,50 20,50 22,52 24,52 25,53 27,53 29,53 33,54 37,54 40,54 44,53 47,52 51,50 54,49 57,47 61,46 64,43 66,41 69,38 71,35 73,32 74,30 74,29 75,27 75,24 76,23 76,21 76,19 77,17 77,15 77,13 76,10 76,9 76,6 75,4 74,2 74,0">
            <text:p/>
          </draw:polygon>
          <draw:polygon draw:style-name="gr5" draw:layer="layout" svg:width="0.038cm" svg:height="0.027cm" svg:x="2.454cm" svg:y="0.683cm" svg:viewBox="0 0 39 28" draw:points="37,28 38,25 38,23 39,21 39,19 38,16 38,14 37,13 37,11 35,9 35,8 33,6 32,5 30,4 29,3 27,2 25,1 24,1 22,0 20,0 18,0 16,0 14,0 13,1 11,1 9,1 8,3 6,4 4,5 3,7 1,8 1,10 0,13">
            <text:p/>
          </draw:polygon>
          <draw:polygon draw:style-name="gr5" draw:layer="layout" svg:width="0.411cm" svg:height="0.224cm" svg:x="2.079cm" svg:y="0.693cm" svg:viewBox="0 0 412 225" draw:points="0,16 4,26 9,37 14,46 19,56 24,65 29,74 34,83 38,91 43,99 48,106 53,114 58,121 63,128 67,135 72,141 77,147 82,153 86,159 92,164 96,169 101,174 106,179 111,183 116,187 120,191 125,195 130,199 135,202 139,205 145,207 149,210 154,213 159,215 164,216 169,219 174,220 179,221 184,222 188,223 193,224 198,225 203,225 207,225 212,225 217,224 221,223 226,223 231,222 235,221 240,220 243,219 248,217 252,216 256,213 260,211 264,210 268,207 272,205 276,203 280,201 283,198 287,195 291,193 294,190 301,184 308,178 315,172 320,165 327,158 333,151 338,144 344,137 349,130 354,123 359,115 364,109 368,102 373,95 376,88 381,81 387,68 394,56 399,45 403,35 409,22 412,16 375,2 373,6 368,19 364,28 359,38 353,49 346,62 343,68 339,74 335,81 331,87 326,94 322,101 318,107 313,113 308,120 303,126 298,132 292,138 287,144 282,149 276,154 270,159 267,161 264,163 261,166 258,168 255,170 252,171 249,173 246,175 243,176 240,177 237,179 234,180 232,181 229,182 226,183 222,183 219,184 216,185 213,185 210,185 207,185 204,185 201,185 198,185 194,184 191,184 188,183 184,182 181,181 178,180 174,178 171,177 167,175 164,173 159,171 156,169 152,166 148,163 145,160 140,157 136,154 132,150 129,146 125,142 120,137 116,132 112,128 107,122 103,117 99,112 95,105 90,99 86,92 81,85 77,78 71,71 67,63 63,55 58,46 53,37 49,28 44,19 40,10 35,0">
            <text:p/>
          </draw:polygon>
          <draw:polygon draw:style-name="gr5" draw:layer="layout" svg:width="0.411cm" svg:height="0.224cm" svg:x="1.703cm" svg:y="0.486cm" svg:viewBox="0 0 412 225" draw:points="36,222 37,218 43,205 47,196 52,186 58,175 64,163 68,156 71,150 75,144 80,137 84,130 89,124 93,117 98,111 102,104 108,98 113,92 119,86 124,81 129,75 135,70 141,65 144,63 147,61 149,59 153,57 155,55 159,53 162,51 164,50 167,48 170,47 173,45 176,44 179,43 182,42 185,41 188,41 191,40 195,40 197,39 200,39 203,39 207,39 210,39 213,39 216,40 219,41 223,41 227,42 230,43 233,44 236,46 240,47 244,49 247,51 251,53 255,56 258,58 262,61 266,64 270,67 274,70 278,74 282,78 286,82 291,86 295,91 299,96 303,101 307,107 312,113 316,119 321,125 325,132 330,139 334,146 338,153 343,161 347,169 352,178 357,186 362,196 366,205 371,214 376,225 412,208 406,198 402,187 397,178 391,168 387,159 382,150 378,141 372,133 367,125 363,117 358,110 353,102 348,96 343,89 338,83 334,77 329,71 324,65 319,60 314,55 310,50 305,45 300,41 295,37 290,33 286,29 281,25 276,22 271,19 266,16 261,14 257,11 252,9 247,7 242,6 237,4 233,3 227,2 222,1 218,0 212,0 208,0 203,0 199,0 194,0 189,0 185,1 180,2 176,3 172,4 167,6 163,7 159,9 155,11 150,12 146,14 142,16 139,19 134,21 131,24 127,26 123,29 120,31 116,34 110,40 102,46 96,53 90,59 84,66 78,73 72,80 67,87 61,94 56,101 51,108 47,116 42,123 38,130 34,137 30,144 23,156 17,169 12,180 7,189 1,202 0,208">
            <text:p/>
          </draw:polygon>
          <draw:polygon draw:style-name="gr5" draw:layer="layout" svg:width="0.411cm" svg:height="0.224cm" svg:x="1.328cm" svg:y="0.691cm" svg:viewBox="0 0 412 225" draw:points="0,16 4,26 9,37 14,46 19,56 24,65 29,74 33,83 39,91 43,99 48,107 53,114 58,122 63,129 67,135 72,141 77,147 82,153 87,159 92,164 96,169 101,174 106,179 111,183 116,188 120,192 125,195 130,199 135,202 140,205 145,208 149,211 154,213 159,215 164,217 169,219 174,220 178,221 184,223 188,224 193,224 198,225 203,225 207,225 212,225 217,224 221,224 226,223 230,222 235,221 239,220 243,219 248,217 252,216 256,214 260,212 264,210 269,208 272,205 276,203 280,201 283,198 287,195 291,193 295,190 301,184 308,178 314,172 321,165 327,158 333,151 338,144 344,137 349,130 354,123 359,116 364,108 368,101 372,94 376,87 381,81 387,68 393,55 399,44 403,35 409,22 412,16 375,1 373,6 368,19 364,28 359,38 353,49 346,61 343,68 339,74 335,81 331,87 326,94 322,101 317,107 313,114 307,120 303,126 297,132 292,138 287,144 281,149 275,154 270,159 267,161 264,164 261,166 258,168 255,169 252,171 249,173 246,175 243,176 240,177 237,179 234,180 231,181 228,182 225,183 222,184 219,184 216,185 213,185 210,185 207,185 203,185 201,185 197,185 194,184 191,184 188,183 184,182 181,181 178,180 174,179 171,177 167,175 164,173 159,171 156,169 152,166 149,164 145,160 141,157 137,154 132,150 129,146 125,142 120,137 116,133 111,128 108,123 103,117 99,111 95,105 90,99 86,93 81,86 76,78 72,71 67,63 63,55 58,46 54,38 49,29 45,19 40,10 35,0">
            <text:p/>
          </draw:polygon>
          <draw:polygon draw:style-name="gr5" draw:layer="layout" svg:width="0.411cm" svg:height="0.225cm" svg:x="0.953cm" svg:y="0.485cm" svg:viewBox="0 0 412 226" draw:points="36,226 36,225 38,221 44,208 47,199 53,189 59,177 65,165 68,159 72,152 77,145 80,139 84,132 89,125 93,119 99,113 104,106 108,99 114,93 119,87 124,82 130,76 135,71 141,66 144,64 147,62 150,59 153,57 155,55 158,54 161,52 164,50 167,49 170,47 173,46 176,45 180,44 183,43 186,42 189,41 192,40 195,40 198,39 201,39 204,39 207,39 210,39 214,39 217,40 220,40 223,41 226,42 230,43 233,44 237,46 241,47 244,49 247,51 251,53 255,55 258,58 263,60 266,63 270,67 274,70 278,74 282,78 287,82 291,86 295,90 299,96 303,101 308,107 312,112 316,118 321,124 325,131 330,138 334,145 339,153 343,160 348,169 352,177 357,186 362,194 367,204 371,214 376,224 412,207 406,197 402,187 397,177 392,167 387,158 382,149 377,141 372,132 368,124 363,117 358,109 353,102 349,95 343,89 338,82 334,76 329,70 324,65 319,59 315,54 310,49 305,45 300,40 296,36 291,32 285,29 281,25 276,22 271,19 266,16 261,13 256,11 251,9 247,7 242,5 237,4 232,3 227,2 222,1 218,1 213,0 208,0 203,0 199,0 194,1 189,1 185,2 180,2 176,4 171,5 167,7 163,8 158,9 155,11 151,13 146,15 142,17 138,20 135,22 131,24 127,27 124,30 120,33 116,36 110,42 102,48 96,54 90,61 84,68 78,75 72,82 67,89 62,96 56,104 51,111 47,118 43,125 38,132 34,139 31,146 23,159 17,171 12,182 8,192 2,206 0,211 36,226 36,225">
            <text:p/>
          </draw:polygon>
          <draw:polygon draw:style-name="gr5" draw:layer="layout" svg:width="0.411cm" svg:height="0.224cm" svg:x="0.578cm" svg:y="0.693cm" svg:viewBox="0 0 412 225" draw:points="0,16 4,26 10,37 14,46 19,56 24,65 29,74 34,83 39,91 44,99 48,106 53,114 58,121 63,128 68,135 72,141 77,147 82,153 87,159 91,164 96,169 101,174 106,179 111,183 116,187 121,191 125,195 130,199 135,202 140,205 145,207 150,210 154,213 159,214 164,216 169,219 174,220 179,221 184,222 189,223 193,223 198,225 203,225 208,225 213,225 217,224 221,223 226,223 231,222 235,221 240,219 244,219 248,217 252,215 256,213 260,211 265,210 268,207 273,205 277,202 280,200 284,198 287,195 291,192 295,190 302,184 309,178 315,171 321,165 327,158 333,151 339,144 344,137 349,130 355,122 360,115 364,109 368,101 372,94 377,87 381,80 387,67 394,55 399,44 404,35 410,22 412,16 375,2 374,6 368,19 364,28 358,38 352,49 346,61 343,67 339,74 335,81 331,87 327,94 322,100 318,107 313,113 308,120 303,126 298,132 292,138 287,143 282,149 276,154 270,159 268,161 265,163 261,165 258,167 255,169 252,171 249,173 247,175 244,176 241,177 238,179 235,180 232,181 229,182 225,183 223,183 220,184 217,185 214,185 211,185 208,185 204,185 201,185 198,185 195,184 191,184 188,183 185,182 181,181 178,180 175,178 171,177 168,175 164,173 160,171 156,169 152,166 149,163 145,160 141,157 137,154 133,150 129,146 125,142 120,137 116,132 112,127 108,122 104,117 99,112 95,105 90,99 85,92 81,85 77,78 72,71 68,63 63,55 58,46 54,37 50,28 45,19 40,10 35,0">
            <text:p/>
          </draw:polygon>
          <draw:polygon draw:style-name="gr5" draw:layer="layout" svg:width="0.41cm" svg:height="0.224cm" svg:x="0.203cm" svg:y="0.486cm" svg:viewBox="0 0 411 225" draw:points="36,222 38,218 44,205 48,196 52,186 58,175 65,162 68,156 72,150 76,143 80,137 84,130 88,123 93,117 98,110 103,104 108,98 113,92 118,86 124,81 129,75 135,70 141,65 143,63 146,61 149,58 152,56 155,55 158,53 161,51 164,49 167,48 170,47 173,45 176,44 179,43 182,42 185,41 188,41 191,40 194,40 197,39 200,39 204,39 207,39 210,39 213,39 216,40 219,40 223,41 226,42 229,43 233,44 236,46 240,47 243,49 247,51 250,53 254,55 258,58 262,61 266,64 270,67 274,70 277,74 281,78 286,82 290,86 294,91 299,96 303,101 308,107 311,113 316,119 320,125 324,132 329,139 334,146 338,153 343,161 347,169 352,178 356,186 361,196 366,205 371,214 375,225 411,208 406,198 401,187 396,178 391,168 386,159 381,150 377,141 372,133 367,125 362,117 357,110 352,102 347,96 343,89 338,83 333,77 328,71 324,65 318,60 314,55 309,50 305,45 299,41 295,37 290,33 285,29 280,25 275,22 271,19 266,16 261,14 256,11 251,9 246,7 242,5 237,4 232,3 227,1 222,1 217,0 212,0 208,0 203,0 199,0 193,0 189,0 184,1 180,2 176,3 171,4 167,5 163,7 158,8 154,10 150,12 146,14 143,16 138,19 135,21 130,23 127,26 123,29 120,31 116,34 109,40 102,46 96,53 89,59 83,66 78,73 72,80 67,86 61,94 56,101 51,108 47,115 43,122 38,129 34,136 30,143 23,156 17,168 12,179 7,189 1,202 0,208">
            <text:p/>
          </draw:polygon>
          <draw:polygon draw:style-name="gr5" draw:layer="layout" svg:width="0.038cm" svg:height="0.027cm" svg:x="0.202cm" svg:y="0.693cm" svg:viewBox="0 0 39 28" draw:points="1,0 0,2 0,4 0,6 0,9 0,11 0,13 1,14 2,16 3,18 4,19 5,21 6,22 8,24 9,24 11,25 12,26 14,27 16,27 18,27 20,28 21,28 23,27 25,27 27,26 29,26 30,24 32,24 33,22 35,20 36,18 38,17 39,14">
            <text:p/>
          </draw:polygon>
          <draw:polygon draw:style-name="gr5" draw:layer="layout" svg:width="0.076cm" svg:height="0.054cm" svg:x="0.182cm" svg:y="0.663cm" svg:viewBox="0 0 77 55" draw:points="77,25 76,23 75,21 74,19 73,17 72,15 70,14 69,12 68,11 66,9 64,8 63,7 61,6 59,4 58,4 56,3 54,2 51,1 47,1 44,0 40,0 36,0 32,1 29,1 25,3 22,4 19,6 16,8 12,11 10,12 8,16 5,19 4,22 3,24 2,25 1,27 1,29 0,31 0,33 0,35 0,37 0,39 0,41 0,43 0,45 1,48 1,50 1,52 3,55">
            <text:p/>
          </draw:polygon>
          <draw:polygon draw:style-name="gr5" draw:layer="layout" svg:width="0.448cm" svg:height="0.252cm" svg:x="0.185cm" svg:y="0.685cm" svg:viewBox="0 0 449 253" draw:points="377,0 373,10 368,19 363,28 359,37 354,45 350,54 345,61 341,69 336,76 332,83 328,90 323,96 319,102 315,108 311,113 307,118 303,123 299,128 295,132 291,137 287,140 284,144 280,147 276,150 273,153 270,155 266,158 262,161 259,162 257,164 254,166 251,167 248,169 245,170 242,170 240,172 237,172 234,172 232,173 230,173 227,173 225,173 222,173 220,173 218,173 216,173 214,173 211,172 209,172 207,171 204,170 201,170 199,169 197,167 194,167 192,166 189,164 187,163 185,161 182,160 179,158 177,155 174,154 172,152 167,148 162,143 157,138 151,133 147,127 142,122 137,116 132,110 128,104 123,97 119,91 115,85 111,79 107,73 104,66 101,61 94,48 88,38 83,28 80,19 74,7 72,3 0,32 2,38 8,52 13,62 18,73 24,86 32,98 36,106 40,113 44,120 49,127 54,135 59,142 64,150 70,157 75,165 82,172 88,179 94,187 101,193 108,200 116,207 122,213 127,216 130,219 135,222 139,225 143,227 148,230 151,233 156,235 161,238 165,239 170,242 175,244 180,245 185,247 190,248 195,250 200,250 206,251 211,252 216,252 222,253 227,253 233,252 239,251 244,251 250,250 256,248 261,247 267,245 273,243 278,241 284,239 289,236 295,233 300,230 305,226 311,223 316,219 321,215 326,211 332,206 337,201 343,196 348,191 353,185 357,180 362,174 368,168 373,161 378,155 383,148 388,141 393,133 398,125 403,117 408,109 413,100 418,92 423,83 428,73 433,64 438,54 443,43 449,33">
            <text:p/>
          </draw:polygon>
          <draw:polygon draw:style-name="gr5" draw:layer="layout" svg:width="0.448cm" svg:height="0.252cm" svg:x="0.561cm" svg:y="0.466cm" svg:viewBox="0 0 449 253" draw:points="449,221 446,214 440,201 435,191 430,179 423,167 416,154 412,147 408,140 403,132 399,125 394,117 389,110 384,102 378,95 372,88 366,80 360,73 353,66 347,59 339,52 332,45 325,39 317,33 309,27 304,25 300,22 296,20 291,17 287,14 282,13 277,11 273,8 267,7 263,5 258,4 253,3 247,2 242,1 237,0 232,0 226,0 220,0 215,0 209,1 204,2 198,2 192,4 187,5 181,7 175,8 169,11 164,14 159,17 153,19 148,23 142,26 137,29 132,33 127,37 121,41 116,46 110,51 105,56 100,61 95,66 90,72 85,78 80,84 75,91 69,98 65,104 60,111 55,119 50,126 45,135 40,143 35,151 30,160 25,170 20,179 15,188 10,198 4,209 0,219 71,253 75,242 80,233 85,224 89,215 94,207 98,198 103,191 107,183 111,176 116,169 120,163 124,156 129,150 132,144 137,139 141,134 145,129 149,124 153,120 157,116 160,112 164,108 167,105 171,102 174,99 178,97 181,94 185,92 188,89 191,88 194,86 197,85 200,84 203,83 205,82 207,81 210,80 213,80 216,80 218,79 220,79 223,79 225,79 227,79 230,79 232,79 234,80 237,80 239,80 241,81 243,82 246,83 248,83 251,85 253,86 256,87 258,89 261,89 263,92 265,92 271,97 276,101 281,105 287,109 291,114 297,119 301,125 306,131 310,136 316,142 320,149 324,155 329,161 332,167 336,173 341,180 344,186 347,192 354,204 360,215 364,225 368,233 374,245 375,249">
            <text:p/>
          </draw:polygon>
          <draw:polygon draw:style-name="gr5" draw:layer="layout" svg:width="0.447cm" svg:height="0.252cm" svg:x="0.936cm" svg:y="0.683cm" svg:viewBox="0 0 448 253" draw:points="377,0 372,10 367,19 363,28 358,37 354,46 349,54 345,62 340,69 336,76 332,83 327,90 323,96 319,102 315,108 310,113 306,119 303,124 299,128 295,133 291,137 287,141 283,144 280,147 276,151 273,153 269,156 266,159 263,161 260,163 257,164 253,166 250,167 248,169 245,170 242,171 240,172 237,172 235,173 232,173 230,174 227,174 225,174 223,174 220,174 218,174 216,174 214,173 211,173 208,172 207,172 204,171 202,170 199,169 197,168 194,167 192,166 189,164 187,163 184,161 182,160 180,158 177,156 174,154 172,152 166,148 162,143 157,138 151,133 146,127 142,122 137,116 132,110 128,103 124,97 119,91 115,85 111,79 107,72 104,66 101,60 94,48 88,37 84,27 80,19 74,7 73,3 0,31 2,37 8,51 13,61 18,73 25,85 32,98 36,105 40,113 45,120 49,127 54,135 59,142 64,150 70,157 76,165 82,172 88,180 94,186 101,193 108,201 115,207 122,213 127,216 130,219 135,222 139,225 143,228 147,230 152,233 156,235 161,238 165,240 170,242 174,244 180,246 185,247 190,248 195,250 200,251 205,251 211,252 217,252 222,253 227,253 233,252 238,252 244,251 250,250 255,249 261,247 267,246 273,244 278,241 283,239 289,236 294,233 300,230 305,227 310,223 316,219 321,215 327,211 331,206 337,202 342,196 347,192 352,186 358,180 363,174 367,168 372,162 377,155 383,148 388,141 393,133 398,126 402,118 408,109 413,101 418,92 423,83 428,73 433,64 438,54 443,44 448,33">
            <text:p/>
          </draw:polygon>
          <draw:polygon draw:style-name="gr5" draw:layer="layout" svg:width="0.447cm" svg:height="0.251cm" svg:x="1.312cm" svg:y="0.466cm" svg:viewBox="0 0 448 252" draw:points="448,223 445,217 439,203 434,193 429,182 422,169 416,156 411,149 407,141 403,134 398,127 393,119 388,111 383,104 377,96 372,89 365,81 360,74 353,66 346,60 339,53 332,46 325,40 321,37 317,33 313,31 309,28 305,25 300,22 296,20 291,17 286,15 282,13 277,10 273,9 268,7 263,5 258,4 252,3 247,2 242,0 237,0 231,0 226,0 220,0 215,0 209,0 204,1 198,2 192,3 187,4 181,6 175,8 170,10 164,13 159,15 153,18 147,21 142,25 137,28 132,32 126,36 121,40 116,45 110,50 105,55 100,60 95,65 90,71 85,77 79,83 75,89 70,96 64,103 60,110 54,118 49,125 44,133 39,142 34,150 30,159 25,168 20,177 14,187 10,197 5,207 0,218 70,251 75,241 79,232 85,223 89,214 93,205 98,197 102,189 107,182 111,174 116,168 119,161 124,155 129,149 133,143 136,138 141,133 145,128 148,123 153,119 156,115 160,111 164,107 167,104 171,101 174,98 178,95 181,93 184,91 187,89 191,87 194,85 197,84 200,83 202,82 205,81 207,80 210,80 212,79 215,78 217,78 219,78 222,78 224,78 227,78 229,78 231,78 234,79 236,80 238,80 240,81 243,81 245,83 247,84 250,84 252,85 255,87 258,88 260,90 262,91 265,93 267,95 270,96 273,98 275,100 280,105 285,110 291,115 296,120 300,126 306,131 310,137 314,143 319,150 323,156 328,163 332,168 336,175 340,182 343,188 347,194 353,206 358,217 364,227 367,235 372,248 374,252">
            <text:p/>
          </draw:polygon>
          <draw:polygon draw:style-name="gr5" draw:layer="layout" svg:width="0.447cm" svg:height="0.252cm" svg:x="1.686cm" svg:y="0.685cm" svg:viewBox="0 0 448 253" draw:points="376,0 372,10 367,19 363,28 358,37 354,45 349,54 345,61 340,69 336,76 332,83 327,90 323,96 319,102 314,108 310,113 306,118 302,123 298,128 295,132 290,137 287,140 283,144 280,147 275,150 272,153 269,155 266,158 262,160 259,162 256,164 253,166 250,167 247,169 245,170 242,170 239,171 237,172 234,172 232,173 229,173 227,173 225,173 222,173 220,173 218,173 215,173 213,173 211,172 209,172 206,171 204,170 201,170 199,169 196,167 194,167 192,165 189,164 187,163 184,161 181,160 179,158 176,155 174,154 172,152 167,147 161,143 156,138 151,133 146,127 141,122 137,116 132,110 128,103 123,97 119,91 114,85 111,79 107,72 104,66 100,60 94,48 88,37 83,27 79,19 74,7 73,3 0,31 2,37 8,51 12,62 18,73 24,85 31,98 36,105 39,112 44,120 48,127 54,135 59,142 64,150 70,157 75,164 81,172 87,179 94,186 101,193 107,200 114,207 122,213 126,216 130,219 134,222 138,225 142,227 147,230 151,233 156,235 161,237 165,239 170,242 175,244 179,245 184,247 189,248 194,250 200,250 205,251 211,251 216,252 221,253 227,252 232,252 238,251 244,251 249,250 255,248 261,247 266,245 272,243 277,241 283,239 289,236 294,233 299,230 305,227 310,223 316,219 321,215 326,211 332,206 337,201 342,196 347,191 352,185 357,180 362,174 367,168 373,161 378,155 382,148 388,141 392,133 397,125 402,117 408,109 413,100 418,92 423,83 428,73 433,64 438,54 442,43 448,33">
            <text:p/>
          </draw:polygon>
          <draw:polygon draw:style-name="gr5" draw:layer="layout" svg:width="0.447cm" svg:height="0.252cm" svg:x="2.061cm" svg:y="0.466cm" svg:viewBox="0 0 448 253" draw:points="448,220 445,214 439,200 434,190 429,179 422,167 415,154 411,146 407,139 402,132 398,125 393,117 388,110 382,102 377,95 372,88 366,80 359,73 353,66 346,59 340,52 332,45 325,39 320,36 317,33 313,30 308,27 304,25 300,22 296,20 291,17 286,14 282,13 277,11 272,8 267,7 262,5 258,4 252,2 247,2 242,1 236,0 231,0 225,0 220,0 214,0 209,1 204,2 197,2 192,4 186,5 181,7 175,9 170,11 164,14 158,16 153,20 148,23 142,26 136,29 132,33 126,37 121,41 116,46 110,51 105,56 100,61 95,66 90,72 85,78 80,84 74,91 70,98 65,104 60,111 55,119 49,126 44,135 40,143 35,151 30,160 24,170 20,179 15,188 10,198 5,209 0,219 71,253 75,242 80,233 85,224 89,215 93,207 98,198 102,191 107,183 111,176 116,169 120,163 124,156 129,150 133,144 136,139 141,134 145,129 149,124 153,120 157,115 160,112 164,108 168,105 171,102 175,99 178,97 182,94 185,92 188,89 191,88 194,86 197,85 199,83 202,83 205,82 208,81 210,80 213,80 215,79 218,79 220,79 222,79 224,79 227,79 229,79 232,79 234,80 236,80 239,80 241,81 243,82 246,83 248,83 251,85 253,86 255,86 258,88 260,89 263,91 265,92 268,95 270,97 273,98 275,100 280,104 286,109 291,114 296,119 301,125 305,130 310,136 315,142 319,148 324,155 328,161 332,167 336,173 340,179 344,186 346,192 353,203 359,214 363,224 367,233 373,245 374,248">
            <text:p/>
          </draw:polygon>
          <draw:polygon draw:style-name="gr5" draw:layer="layout" svg:width="0.076cm" svg:height="0.053cm" svg:x="2.435cm" svg:y="0.686cm" svg:viewBox="0 0 77 54" draw:points="0,28 1,30 2,33 3,35 4,37 6,39 6,40 8,42 9,43 11,45 12,46 14,47 15,48 17,49 19,50 20,51 22,52 24,52 25,53 27,53 29,54 33,54 37,54 40,54 44,53 47,52 51,51 54,50 57,48 61,46 64,44 66,41 69,38 71,35 73,32 74,30 74,29 75,27 75,25 76,23 76,21 76,19 77,17 77,15 77,13 76,11 76,9 76,7 75,4 74,2 74,0">
            <text:p/>
          </draw:polygon>
          <draw:polygon draw:style-name="gr6" draw:layer="layout" svg:width="0.038cm" svg:height="0.027cm" svg:x="2.493cm" svg:y="0.683cm" svg:viewBox="0 0 39 28" draw:points="37,28 37,25 38,23 39,21 39,19 38,16 37,14 37,13 37,11 35,9 34,8 33,6 32,5 30,4 29,3 27,2 26,1 23,1 22,0 20,0 18,0 16,0 14,0 13,1 11,1 9,1 8,3 6,4 4,5 3,7 2,8 0,10 0,13">
            <text:p/>
          </draw:polygon>
          <draw:polygon draw:style-name="gr6" draw:layer="layout" svg:width="0.412cm" svg:height="0.224cm" svg:x="2.118cm" svg:y="0.693cm" svg:viewBox="0 0 413 225" draw:points="0,16 5,26 9,37 14,46 19,56 24,65 29,74 34,83 39,91 43,99 48,106 53,114 58,121 62,128 68,135 73,141 77,147 82,153 87,159 92,164 96,169 101,174 106,179 111,183 116,187 120,191 126,195 131,199 135,202 140,205 145,207 150,210 155,213 160,215 165,216 169,219 174,220 179,221 184,222 189,223 193,224 198,225 204,225 208,225 213,225 217,224 222,223 227,223 231,222 236,221 240,220 244,219 248,217 253,216 257,213 261,211 265,210 269,207 273,205 277,203 280,201 284,198 288,195 292,193 295,190 302,184 309,178 315,172 321,165 328,158 334,151 339,144 345,137 350,130 355,123 360,115 365,109 369,102 374,95 377,88 381,81 388,68 394,56 400,45 404,35 410,22 413,16 376,2 374,6 368,19 365,28 359,38 354,49 346,62 343,68 340,74 336,81 332,87 327,94 323,101 318,107 313,113 309,120 304,126 299,132 293,138 287,144 282,149 276,154 270,159 268,161 265,163 262,166 259,168 256,170 253,171 250,173 247,175 244,176 241,177 238,179 235,180 232,181 229,182 226,183 223,183 220,184 217,185 214,185 211,185 207,185 204,185 201,185 198,185 195,184 192,184 188,183 185,182 182,181 178,180 175,178 171,177 168,175 164,173 160,171 156,169 153,166 149,163 145,160 141,157 137,154 133,150 129,146 125,142 120,137 117,132 112,128 108,122 103,117 99,112 95,105 90,99 86,92 81,85 77,78 72,71 68,63 63,55 59,46 53,37 49,28 45,19 39,10 35,0">
            <text:p/>
          </draw:polygon>
          <draw:polygon draw:style-name="gr6" draw:layer="layout" svg:width="0.412cm" svg:height="0.224cm" svg:x="1.742cm" svg:y="0.486cm" svg:viewBox="0 0 413 225" draw:points="36,222 38,218 44,205 48,196 53,186 58,175 66,163 69,156 72,150 76,144 81,137 85,130 89,124 94,117 99,111 103,104 108,98 114,92 119,86 125,81 131,75 136,70 141,65 144,63 147,61 150,59 153,57 156,55 159,53 162,51 165,50 168,48 171,47 175,45 178,44 181,43 184,42 186,41 189,41 192,40 196,40 198,39 202,39 205,39 208,39 211,39 214,39 218,40 221,41 224,41 227,42 231,43 234,44 237,46 241,47 245,49 248,51 252,53 255,56 260,58 263,61 267,64 271,67 275,70 279,74 283,78 287,82 292,86 296,91 300,96 304,101 308,107 313,113 317,119 322,125 326,132 331,139 335,146 340,153 345,161 349,169 353,178 358,186 362,196 368,205 372,214 377,225 413,208 408,198 403,187 398,178 393,168 388,159 383,150 378,141 373,133 368,125 364,117 359,110 354,102 349,96 345,89 340,83 335,77 330,71 325,65 320,60 316,55 311,50 306,45 301,41 296,37 292,33 287,29 282,25 277,22 272,19 267,16 262,14 258,11 253,9 248,7 243,6 238,4 233,3 228,2 224,1 218,0 214,0 209,0 204,0 200,0 195,0 190,0 186,1 181,2 177,3 172,4 168,6 164,7 159,9 155,11 151,12 147,14 143,16 139,19 135,21 132,24 128,26 125,29 120,31 117,34 110,40 103,46 97,53 91,59 85,66 79,73 73,80 67,87 62,94 57,101 52,108 48,116 43,123 39,130 35,137 31,144 24,156 18,169 12,180 8,189 2,202 0,208">
            <text:p/>
          </draw:polygon>
          <draw:polygon draw:style-name="gr6" draw:layer="layout" svg:width="0.411cm" svg:height="0.224cm" svg:x="1.367cm" svg:y="0.691cm" svg:viewBox="0 0 412 225" draw:points="0,16 5,26 9,37 14,46 20,56 24,65 29,74 33,83 39,91 44,99 48,107 53,114 58,122 63,129 67,135 72,141 77,147 82,153 87,159 92,164 97,169 101,174 107,179 111,183 116,188 120,192 125,195 130,199 135,202 140,205 145,208 149,211 155,213 159,215 164,217 169,219 174,220 179,221 183,223 189,224 193,224 198,225 203,225 208,225 212,225 217,224 221,224 226,223 230,222 235,221 239,220 244,219 248,217 252,216 256,214 260,212 264,210 268,208 272,205 276,203 280,201 284,198 287,195 291,193 294,190 301,184 308,178 315,172 321,165 327,158 333,151 339,144 344,137 349,130 354,123 359,116 364,108 368,101 373,94 376,87 380,81 387,68 393,55 399,44 403,35 409,22 412,16 375,1 373,6 368,19 363,28 358,38 353,49 346,61 343,68 339,74 335,81 331,87 327,94 322,101 318,107 313,114 308,120 303,126 297,132 292,138 287,144 281,149 275,154 269,159 267,161 264,164 261,166 258,168 255,169 252,171 250,173 247,175 244,176 241,177 238,179 235,180 232,181 229,182 226,183 222,184 219,184 216,185 214,185 211,185 208,185 204,185 201,185 197,185 194,184 191,184 188,183 184,182 181,181 178,180 174,179 171,177 167,175 164,173 160,171 156,169 152,166 149,164 145,160 141,157 137,154 133,150 129,146 125,142 120,137 116,133 112,128 108,123 104,117 99,111 95,105 90,99 86,93 81,86 77,78 72,71 68,63 64,55 58,46 54,38 50,29 45,19 40,10 35,0">
            <text:p/>
          </draw:polygon>
          <draw:polygon draw:style-name="gr6" draw:layer="layout" svg:width="0.411cm" svg:height="0.225cm" svg:x="0.992cm" svg:y="0.485cm" svg:viewBox="0 0 412 226" draw:points="37,226 37,225 38,221 44,208 48,199 53,189 58,177 65,165 68,159 73,152 77,145 80,139 84,132 89,125 94,119 99,113 103,106 109,99 114,93 119,87 125,82 130,76 136,71 142,66 144,64 148,62 150,59 153,57 156,55 159,54 162,52 165,50 168,49 171,47 173,46 176,45 180,44 182,43 186,42 189,41 192,40 195,40 198,39 201,39 204,39 207,39 210,39 214,39 217,40 220,40 223,41 227,42 230,43 234,44 237,46 240,47 244,49 247,51 251,53 255,55 259,58 262,60 266,63 271,67 274,70 278,74 283,78 287,82 290,86 295,90 299,96 304,101 308,107 312,112 316,118 321,124 325,131 330,138 334,145 339,153 343,160 348,169 352,177 358,186 362,194 367,204 371,214 376,224 412,207 407,197 401,187 397,177 392,167 387,158 382,149 377,141 373,132 368,124 363,117 358,109 353,102 349,95 343,89 339,82 334,76 329,70 324,65 319,59 315,54 310,49 305,45 300,40 295,36 290,32 286,29 281,25 276,22 271,19 266,16 262,13 256,11 251,9 247,7 242,5 237,4 232,3 227,2 222,1 218,1 213,0 208,0 204,0 199,0 194,1 190,1 185,2 181,2 176,4 172,5 167,7 163,8 159,9 154,11 151,13 146,15 142,17 139,20 135,22 131,24 128,27 123,30 120,33 116,36 110,42 103,48 96,54 90,61 84,68 78,75 73,82 67,89 62,96 57,104 52,111 47,118 42,125 38,132 34,139 31,146 23,159 17,171 12,182 8,192 2,206 0,211 37,226 37,225">
            <text:p/>
          </draw:polygon>
          <draw:polygon draw:style-name="gr6" draw:layer="layout" svg:width="0.411cm" svg:height="0.224cm" svg:x="0.618cm" svg:y="0.693cm" svg:viewBox="0 0 412 225" draw:points="0,16 4,26 9,37 15,46 20,56 24,65 29,74 34,83 39,91 44,99 48,106 53,114 58,121 63,128 67,135 72,141 77,147 82,153 87,159 92,164 96,169 101,174 106,179 111,183 116,187 121,191 126,195 130,199 135,202 140,205 145,207 150,210 155,213 159,214 164,216 169,219 174,220 179,221 184,222 189,223 193,223 198,225 203,225 208,225 212,225 217,224 221,223 226,223 231,222 235,221 240,219 244,219 248,217 252,215 256,213 260,211 264,210 268,207 272,205 276,202 280,200 284,198 287,195 291,192 294,190 301,184 308,178 314,171 321,165 327,158 332,151 338,144 344,137 349,130 354,122 359,115 364,109 368,101 372,94 377,87 380,80 387,67 393,55 399,44 403,35 409,22 412,16 375,2 373,6 368,19 363,28 359,38 353,49 346,61 342,67 338,74 335,81 331,87 327,94 322,100 317,107 313,113 308,120 303,126 298,132 292,138 287,143 281,149 276,154 270,159 267,161 264,163 261,165 258,167 255,169 252,171 250,173 247,175 244,176 241,177 238,179 235,180 232,181 228,182 225,183 222,183 219,184 216,185 214,185 211,185 207,185 204,185 201,185 198,185 195,184 191,184 188,183 185,182 181,181 178,180 174,178 171,177 167,175 164,173 160,171 156,169 153,166 149,163 145,160 141,157 137,154 133,150 129,146 125,142 120,137 117,132 112,127 108,122 104,117 99,112 95,105 90,99 86,92 82,85 77,78 72,71 68,63 63,55 58,46 54,37 49,28 45,19 40,10 35,0">
            <text:p/>
          </draw:polygon>
          <draw:polygon draw:style-name="gr6" draw:layer="layout" svg:width="0.411cm" svg:height="0.224cm" svg:x="0.243cm" svg:y="0.486cm" svg:viewBox="0 0 412 225" draw:points="36,222 38,218 43,205 48,196 52,186 58,175 65,162 68,156 72,150 76,143 80,137 84,130 89,123 93,117 98,110 103,104 108,98 113,92 118,86 124,81 129,75 135,70 141,65 144,63 147,61 150,58 153,56 156,55 158,53 161,51 165,49 168,48 171,47 174,45 177,44 179,43 182,42 185,41 188,41 191,40 194,40 197,39 201,39 204,39 207,39 210,39 213,39 216,40 220,40 223,41 226,42 230,43 233,44 236,46 240,47 243,49 247,51 251,53 255,55 258,58 262,61 266,64 270,67 274,70 278,74 282,78 287,82 291,86 295,91 299,96 304,101 307,107 312,113 316,119 321,125 325,132 330,139 334,146 339,153 343,161 348,169 352,178 357,186 362,196 366,205 372,214 376,225 412,208 407,198 402,187 397,178 392,168 387,159 382,150 377,141 372,133 367,125 363,117 358,110 353,102 348,96 344,89 339,83 334,77 329,71 324,65 319,60 315,55 310,50 305,45 300,41 295,37 291,33 285,29 280,25 276,22 271,19 266,16 261,14 256,11 251,9 247,7 242,5 237,4 232,3 227,1 223,1 218,0 213,0 208,0 203,0 199,0 194,0 190,0 185,1 180,2 176,3 171,4 167,5 163,7 159,8 155,10 151,12 146,14 142,16 138,19 135,21 131,23 127,26 124,29 120,31 116,34 110,40 103,46 96,53 90,59 84,66 78,73 72,80 67,86 62,94 57,101 51,108 47,115 43,122 38,129 34,136 31,143 24,156 17,168 12,179 8,189 1,202 0,208">
            <text:p/>
          </draw:polygon>
          <draw:polygon draw:style-name="gr6" draw:layer="layout" svg:width="0.037cm" svg:height="0.027cm" svg:x="0.242cm" svg:y="0.693cm" svg:viewBox="0 0 38 28" draw:points="1,0 0,2 0,4 0,6 0,9 0,11 0,13 0,14 1,16 2,18 3,19 4,21 6,22 7,24 9,24 10,25 12,26 14,27 15,27 17,27 19,28 21,28 23,27 25,27 26,26 28,26 30,24 31,24 33,22 34,20 35,18 37,17 38,14">
            <text:p/>
          </draw:polygon>
          <draw:polygon draw:style-name="gr6" draw:layer="layout" svg:width="0.076cm" svg:height="0.054cm" svg:x="0.222cm" svg:y="0.663cm" svg:viewBox="0 0 77 55" draw:points="77,25 76,23 74,21 73,19 72,17 71,15 70,14 68,12 67,11 65,9 64,8 63,7 60,6 59,4 58,4 56,3 54,2 51,1 47,1 43,0 40,0 36,0 32,1 28,1 25,3 21,4 18,6 15,8 12,11 10,12 7,16 5,19 3,22 2,24 2,25 1,27 0,29 0,31 0,33 0,35 0,37 0,39 0,41 0,43 0,45 0,48 1,50 1,52 2,55">
            <text:p/>
          </draw:polygon>
          <draw:polygon draw:style-name="gr6" draw:layer="layout" svg:width="0.447cm" svg:height="0.252cm" svg:x="0.225cm" svg:y="0.685cm" svg:viewBox="0 0 448 253" draw:points="377,0 373,10 367,19 363,28 358,37 354,45 350,54 345,61 341,69 336,76 332,83 328,90 323,96 319,102 315,108 311,113 306,118 303,123 298,128 295,132 290,137 287,140 283,144 280,147 276,150 273,153 269,155 266,158 262,161 259,162 256,164 254,166 251,167 248,169 245,170 242,170 239,172 237,172 234,172 232,173 229,173 227,173 225,173 222,173 220,173 218,173 215,173 214,173 211,172 209,172 206,171 204,170 201,170 199,169 197,167 194,167 192,166 189,164 186,163 184,161 182,160 179,158 177,155 174,154 172,152 167,148 161,143 156,138 151,133 146,127 142,122 136,116 132,110 128,104 123,97 120,91 115,85 111,79 107,73 104,66 100,61 94,48 88,38 83,28 80,19 74,7 73,3 0,32 2,38 8,52 13,62 18,73 24,86 32,98 36,106 40,113 44,120 49,127 54,135 59,142 64,150 70,157 75,165 81,172 88,179 94,187 101,193 108,200 115,207 122,213 127,216 130,219 135,222 139,225 143,227 147,230 152,233 156,235 160,238 165,239 170,242 175,244 180,245 185,247 189,248 195,250 200,250 206,251 211,252 217,252 222,253 227,253 233,252 239,251 244,251 249,250 255,248 261,247 266,245 273,243 278,241 283,239 289,236 295,233 300,230 305,226 311,223 316,219 321,215 326,211 332,206 337,201 342,196 347,191 352,185 357,180 362,174 368,168 373,161 378,155 383,148 387,141 392,133 397,125 403,117 408,109 413,100 418,92 423,83 428,73 433,64 438,54 443,43 448,33">
            <text:p/>
          </draw:polygon>
          <draw:polygon draw:style-name="gr6" draw:layer="layout" svg:width="0.447cm" svg:height="0.252cm" svg:x="0.601cm" svg:y="0.466cm" svg:viewBox="0 0 448 253" draw:points="448,221 445,214 439,201 434,191 429,179 423,167 415,154 411,147 407,140 402,132 398,125 393,117 388,110 383,102 377,95 371,88 365,80 359,73 352,66 346,59 339,52 332,45 325,39 316,33 309,27 304,25 300,22 295,20 291,17 286,15 281,13 277,11 272,8 267,7 262,5 257,4 252,3 247,2 241,1 236,0 231,0 225,0 219,0 214,0 209,1 203,2 197,2 192,4 187,5 181,7 175,8 169,11 163,14 158,17 153,19 147,23 142,26 136,29 131,33 126,37 121,41 115,46 110,51 105,56 100,61 95,66 90,72 84,78 80,84 74,91 69,98 64,104 59,111 54,119 49,126 45,135 39,143 34,151 29,160 24,170 19,179 14,188 9,198 4,209 0,219 70,253 75,242 80,233 84,224 89,215 93,207 98,198 102,191 106,183 111,176 115,169 120,163 124,156 128,150 132,144 136,139 140,134 144,129 148,124 152,120 156,116 159,112 163,108 167,105 170,102 174,99 178,97 181,94 184,92 187,89 190,88 193,86 196,85 199,84 202,83 205,82 207,81 210,80 212,80 215,80 217,79 219,79 222,79 224,79 226,79 229,79 231,79 233,80 236,80 238,80 240,81 243,82 245,83 248,83 250,85 253,86 255,87 257,89 259,89 262,92 264,92 270,97 276,101 280,105 286,109 291,114 296,119 301,125 305,131 310,136 314,142 319,149 323,155 328,161 332,167 336,173 340,180 343,186 346,192 353,204 358,215 364,225 367,233 373,245 374,249">
            <text:p/>
          </draw:polygon>
          <draw:polygon draw:style-name="gr6" draw:layer="layout" svg:width="0.447cm" svg:height="0.252cm" svg:x="0.976cm" svg:y="0.683cm" svg:viewBox="0 0 448 253" draw:points="376,0 371,10 367,19 362,28 358,37 353,46 349,54 344,62 340,69 335,76 331,83 327,90 323,96 318,102 314,108 310,113 306,119 302,124 298,128 294,133 290,137 287,141 283,144 279,147 276,151 272,153 269,156 266,159 262,161 259,163 256,164 253,166 250,167 248,169 245,170 242,171 239,172 236,172 234,173 232,173 230,174 227,174 225,174 222,174 220,174 218,174 215,174 213,173 211,173 208,172 206,172 204,171 201,170 199,169 196,168 194,167 192,166 189,164 187,163 184,161 181,160 179,158 177,156 174,154 171,152 166,148 161,143 156,138 151,133 146,127 141,122 137,116 132,110 128,103 123,97 119,91 115,85 111,79 107,72 104,66 101,60 94,48 88,37 83,27 79,19 74,7 73,3 0,31 2,37 8,51 13,61 18,73 24,85 31,98 36,105 40,113 45,120 49,127 54,135 59,142 64,150 70,157 75,165 81,172 88,180 94,186 101,193 107,201 115,207 122,213 126,216 130,219 134,222 138,225 142,228 147,230 151,233 156,235 160,238 165,240 170,242 174,244 180,246 184,247 190,248 195,250 200,251 205,251 210,252 216,252 222,253 227,253 233,252 238,252 243,251 249,250 255,249 261,247 266,246 272,244 278,241 283,239 288,236 294,233 299,230 305,227 310,223 315,219 321,215 326,211 331,206 337,202 341,196 347,192 352,186 357,180 362,174 367,168 372,162 377,155 383,148 387,141 392,133 398,126 402,118 407,109 412,101 417,92 423,83 427,73 433,64 437,54 442,44 448,33">
            <text:p/>
          </draw:polygon>
          <draw:polygon draw:style-name="gr6" draw:layer="layout" svg:width="0.447cm" svg:height="0.251cm" svg:x="1.351cm" svg:y="0.466cm" svg:viewBox="0 0 448 252" draw:points="448,223 445,217 439,203 435,193 430,182 423,169 416,156 412,149 408,141 403,134 399,127 394,119 389,111 383,104 378,96 372,89 366,81 360,74 353,66 347,60 340,53 333,46 325,40 322,37 317,33 314,31 309,28 305,25 301,22 297,20 291,17 287,15 283,13 278,10 273,9 269,7 263,5 258,4 253,3 247,2 243,0 237,0 232,0 226,0 221,0 215,0 209,0 204,1 198,2 192,3 187,4 181,6 175,8 170,10 164,13 159,15 154,18 148,21 143,25 137,28 132,32 127,36 121,40 116,45 111,50 106,55 101,60 96,65 90,71 85,77 80,83 75,89 70,96 65,103 60,110 55,118 50,125 45,133 40,142 35,150 30,159 25,168 20,177 15,187 10,197 5,207 0,218 71,251 76,241 80,232 85,223 90,214 94,205 99,197 103,189 107,182 112,174 116,168 120,161 124,155 129,149 133,143 137,138 141,133 145,128 149,123 153,119 157,115 161,111 164,107 168,104 171,101 175,98 179,95 182,93 185,91 188,89 191,87 194,85 197,84 200,83 202,82 205,81 208,80 210,80 213,79 215,78 218,78 220,78 222,78 225,78 227,78 229,78 232,78 234,79 236,80 238,80 241,81 243,81 246,83 248,84 250,84 253,85 255,87 257,88 260,90 263,91 266,93 268,95 270,96 273,98 275,100 281,105 286,110 291,115 296,120 301,126 306,131 311,137 315,143 319,150 324,156 328,163 332,168 336,175 340,182 344,188 347,194 353,206 359,217 364,227 368,235 373,248 374,252">
            <text:p/>
          </draw:polygon>
          <draw:polygon draw:style-name="gr6" draw:layer="layout" svg:width="0.447cm" svg:height="0.252cm" svg:x="1.725cm" svg:y="0.685cm" svg:viewBox="0 0 448 253" draw:points="376,0 372,10 367,19 363,28 358,37 354,45 349,54 344,61 340,69 336,76 332,83 327,90 324,96 319,102 315,108 310,113 307,118 303,123 299,128 295,132 291,136 287,140 283,144 280,147 276,150 272,153 269,155 266,158 262,160 259,162 256,164 253,166 250,167 247,169 245,170 242,170 239,171 237,172 234,172 232,173 229,173 228,173 225,173 222,173 220,173 218,173 215,173 213,173 211,172 209,172 206,171 204,170 202,170 199,169 197,167 194,167 192,165 189,164 187,163 185,161 182,160 179,158 177,155 175,154 172,152 166,147 161,143 157,138 151,133 147,127 142,122 137,116 132,110 128,103 123,97 120,91 115,85 111,79 107,72 104,66 101,60 94,48 88,37 84,27 80,19 74,7 73,3 0,31 2,37 8,51 13,62 18,73 25,85 32,98 36,105 40,112 45,120 49,127 54,135 59,142 64,150 70,157 75,164 82,172 88,179 94,186 101,193 108,200 115,207 122,213 126,216 130,219 135,222 139,225 143,227 147,230 151,233 156,235 160,237 165,239 170,242 175,244 180,245 185,247 190,248 194,250 200,250 206,251 211,251 216,252 222,253 228,252 233,252 239,251 244,251 250,250 255,248 261,247 267,245 272,243 277,241 283,239 289,236 294,233 300,230 305,227 310,223 315,219 321,215 327,211 331,206 337,201 342,196 347,191 352,185 358,180 363,174 367,168 372,161 378,155 383,148 388,141 393,133 397,125 403,117 408,109 412,100 418,92 423,83 428,74 433,64 438,54 443,43 448,33">
            <text:p/>
          </draw:polygon>
          <draw:polygon draw:style-name="gr6" draw:layer="layout" svg:width="0.447cm" svg:height="0.252cm" svg:x="2.101cm" svg:y="0.466cm" svg:viewBox="0 0 448 253" draw:points="448,220 445,214 439,200 434,190 429,179 422,167 415,154 411,146 407,139 402,132 398,125 393,117 388,110 383,102 377,95 371,88 366,80 359,73 353,66 346,59 339,52 332,45 325,39 317,33 309,27 304,25 300,22 296,20 291,17 287,14 282,13 277,11 272,8 267,7 262,5 257,4 253,2 247,2 242,1 236,0 231,0 225,0 220,0 215,0 209,1 204,2 198,2 192,4 186,5 181,7 175,9 170,11 165,14 159,16 153,20 148,23 142,26 137,29 132,33 126,37 121,41 116,46 110,51 106,56 100,61 95,66 90,72 85,78 80,84 75,91 70,98 64,104 60,111 55,119 49,126 45,135 40,143 35,151 30,160 25,170 20,179 15,188 10,198 5,209 0,219 71,253 76,242 80,233 85,224 89,215 94,207 98,198 103,191 107,183 111,176 116,169 120,163 124,156 129,150 133,144 137,139 141,134 145,129 149,124 153,120 157,115 161,112 164,108 168,105 171,102 175,99 178,97 182,94 185,92 188,89 191,88 194,86 197,85 199,83 202,83 205,82 208,81 210,80 213,80 215,79 218,79 220,79 222,79 225,79 227,79 229,79 232,79 234,80 236,80 239,80 241,81 243,82 246,83 248,83 251,85 253,86 256,86 258,88 260,89 263,91 265,92 270,97 275,101 281,104 286,109 291,114 296,119 300,125 305,130 310,136 315,142 319,148 324,155 327,161 332,167 336,173 340,179 343,186 346,192 353,203 358,214 363,224 367,233 373,245 374,248">
            <text:p/>
          </draw:polygon>
          <draw:polygon draw:style-name="gr6" draw:layer="layout" svg:width="0.076cm" svg:height="0.053cm" svg:x="2.475cm" svg:y="0.686cm" svg:viewBox="0 0 77 54" draw:points="0,28 0,30 1,33 3,35 4,37 5,39 6,40 7,42 9,43 10,45 12,46 13,47 15,48 16,49 18,50 20,51 21,52 24,52 25,53 27,53 29,54 32,54 36,54 40,54 44,53 47,52 50,51 54,50 57,48 60,46 63,44 66,41 69,38 70,35 72,32 73,30 74,29 74,27 75,25 75,23 76,21 76,19 77,17 77,15 77,13 76,11 75,9 75,7 75,4 74,2 73,0">
            <text:p/>
          </draw:polygon>
          <draw:polygon draw:style-name="gr5" draw:layer="layout" svg:width="0.038cm" svg:height="0.027cm" svg:x="2.454cm" svg:y="0.683cm" svg:viewBox="0 0 39 28" draw:points="37,28 38,25 38,23 39,21 39,19 38,16 38,14 37,13 37,11 35,9 35,8 33,6 32,5 30,4 29,3 27,2 25,1 24,1 22,0 20,0 18,0 16,0 14,0 13,1 11,1 9,1 8,3 6,4 4,5 3,7 1,8 1,10 0,13">
            <text:p/>
          </draw:polygon>
          <draw:polygon draw:style-name="gr5" draw:layer="layout" svg:width="0.411cm" svg:height="0.224cm" svg:x="2.079cm" svg:y="0.693cm" svg:viewBox="0 0 412 225" draw:points="0,16 4,26 9,37 14,46 19,56 24,65 29,74 34,83 38,91 43,99 48,106 53,114 58,121 63,128 67,135 72,141 77,147 82,153 86,159 92,164 96,169 101,174 106,179 111,183 116,187 120,191 125,195 130,199 135,202 139,205 145,207 149,210 154,213 159,215 164,216 169,219 174,220 179,221 184,222 188,223 193,224 198,225 203,225 207,225 212,225 217,224 221,223 226,223 231,222 235,221 240,220 243,219 248,217 252,216 256,213 260,211 264,210 268,207 272,205 276,203 280,201 283,198 287,195 291,193 294,190 301,184 308,178 315,172 320,165 327,158 333,151 338,144 344,137 349,130 354,123 359,115 364,109 368,102 373,95 376,88 381,81 387,68 394,56 399,45 403,35 409,22 412,16 375,2 373,6 368,19 364,28 359,38 353,49 346,62 343,68 339,74 335,81 331,87 326,94 322,101 318,107 313,113 308,120 303,126 298,132 292,138 287,144 282,149 276,154 270,159 267,161 264,163 261,166 258,168 255,170 252,171 249,173 246,175 243,176 240,177 237,179 234,180 232,181 229,182 226,183 222,183 219,184 216,185 213,185 210,185 207,185 204,185 201,185 198,185 194,184 191,184 188,183 184,182 181,181 178,180 174,178 171,177 167,175 164,173 159,171 156,169 152,166 148,163 145,160 140,157 136,154 132,150 129,146 125,142 120,137 116,132 112,128 107,122 103,117 99,112 95,105 90,99 86,92 81,85 77,78 71,71 67,63 63,55 58,46 53,37 49,28 44,19 40,10 35,0">
            <text:p/>
          </draw:polygon>
          <draw:polygon draw:style-name="gr5" draw:layer="layout" svg:width="0.411cm" svg:height="0.224cm" svg:x="1.703cm" svg:y="0.486cm" svg:viewBox="0 0 412 225" draw:points="36,222 37,218 43,205 47,196 52,186 58,175 64,163 68,156 71,150 75,144 80,137 84,130 89,124 93,117 98,111 102,104 108,98 113,92 119,86 124,81 129,75 135,70 141,65 144,63 147,61 149,59 153,57 155,55 159,53 162,51 164,50 167,48 170,47 173,45 176,44 179,43 182,42 185,41 188,41 191,40 195,40 197,39 200,39 203,39 207,39 210,39 213,39 216,40 219,41 223,41 227,42 230,43 233,44 236,46 240,47 244,49 247,51 251,53 255,56 258,58 262,61 266,64 270,67 274,70 278,74 282,78 286,82 291,86 295,91 299,96 303,101 307,107 312,113 316,119 321,125 325,132 330,139 334,146 338,153 343,161 347,169 352,178 357,186 362,196 366,205 371,214 376,225 412,208 406,198 402,187 397,178 391,168 387,159 382,150 378,141 372,133 367,125 363,117 358,110 353,102 348,96 343,89 338,83 334,77 329,71 324,65 319,60 314,55 310,50 305,45 300,41 295,37 290,33 286,29 281,25 276,22 271,19 266,16 261,14 257,11 252,9 247,7 242,6 237,4 233,3 227,2 222,1 218,0 212,0 208,0 203,0 199,0 194,0 189,0 185,1 180,2 176,3 172,4 167,6 163,7 159,9 155,11 150,12 146,14 142,16 139,19 134,21 131,24 127,26 123,29 120,31 116,34 110,40 102,46 96,53 90,59 84,66 78,73 72,80 67,87 61,94 56,101 51,108 47,116 42,123 38,130 34,137 30,144 23,156 17,169 12,180 7,189 1,202 0,208">
            <text:p/>
          </draw:polygon>
          <draw:polygon draw:style-name="gr5" draw:layer="layout" svg:width="0.411cm" svg:height="0.224cm" svg:x="1.328cm" svg:y="0.691cm" svg:viewBox="0 0 412 225" draw:points="0,16 4,26 9,37 14,46 19,56 24,65 29,74 33,83 39,91 43,99 48,107 53,114 58,122 63,129 67,135 72,141 77,147 82,153 87,159 92,164 96,169 101,174 106,179 111,183 116,188 120,192 125,195 130,199 135,202 140,205 145,208 149,211 154,213 159,215 164,217 169,219 174,220 178,221 184,223 188,224 193,224 198,225 203,225 207,225 212,225 217,224 221,224 226,223 230,222 235,221 239,220 243,219 248,217 252,216 256,214 260,212 264,210 269,208 272,205 276,203 280,201 283,198 287,195 291,193 295,190 301,184 308,178 314,172 321,165 327,158 333,151 338,144 344,137 349,130 354,123 359,116 364,108 368,101 372,94 376,87 381,81 387,68 393,55 399,44 403,35 409,22 412,16 375,1 373,6 368,19 364,28 359,38 353,49 346,61 343,68 339,74 335,81 331,87 326,94 322,101 317,107 313,114 307,120 303,126 297,132 292,138 287,144 281,149 275,154 270,159 267,161 264,164 261,166 258,168 255,169 252,171 249,173 246,175 243,176 240,177 237,179 234,180 231,181 228,182 225,183 222,184 219,184 216,185 213,185 210,185 207,185 203,185 201,185 197,185 194,184 191,184 188,183 184,182 181,181 178,180 174,179 171,177 167,175 164,173 159,171 156,169 152,166 149,164 145,160 141,157 137,154 132,150 129,146 125,142 120,137 116,133 111,128 108,123 103,117 99,111 95,105 90,99 86,93 81,86 76,78 72,71 67,63 63,55 58,46 54,38 49,29 45,19 40,10 35,0">
            <text:p/>
          </draw:polygon>
          <draw:polygon draw:style-name="gr5" draw:layer="layout" svg:width="0.411cm" svg:height="0.225cm" svg:x="0.953cm" svg:y="0.485cm" svg:viewBox="0 0 412 226" draw:points="36,226 36,225 38,221 44,208 47,199 53,189 59,177 65,165 68,159 72,152 77,145 80,139 84,132 89,125 93,119 99,113 104,106 108,99 114,93 119,87 124,82 130,76 135,71 141,66 144,64 147,62 150,59 153,57 155,55 158,54 161,52 164,50 167,49 170,47 173,46 176,45 180,44 183,43 186,42 189,41 192,40 195,40 198,39 201,39 204,39 207,39 210,39 214,39 217,40 220,40 223,41 226,42 230,43 233,44 237,46 241,47 244,49 247,51 251,53 255,55 258,58 263,60 266,63 270,67 274,70 278,74 282,78 287,82 291,86 295,90 299,96 303,101 308,107 312,112 316,118 321,124 325,131 330,138 334,145 339,153 343,160 348,169 352,177 357,186 362,194 367,204 371,214 376,224 412,207 406,197 402,187 397,177 392,167 387,158 382,149 377,141 372,132 368,124 363,117 358,109 353,102 349,95 343,89 338,82 334,76 329,70 324,65 319,59 315,54 310,49 305,45 300,40 296,36 291,32 285,29 281,25 276,22 271,19 266,16 261,13 256,11 251,9 247,7 242,5 237,4 232,3 227,2 222,1 218,1 213,0 208,0 203,0 199,0 194,1 189,1 185,2 180,2 176,4 171,5 167,7 163,8 158,9 155,11 151,13 146,15 142,17 138,20 135,22 131,24 127,27 124,30 120,33 116,36 110,42 102,48 96,54 90,61 84,68 78,75 72,82 67,89 62,96 56,104 51,111 47,118 43,125 38,132 34,139 31,146 23,159 17,171 12,182 8,192 2,206 0,211 36,226 36,225">
            <text:p/>
          </draw:polygon>
          <draw:polygon draw:style-name="gr5" draw:layer="layout" svg:width="0.411cm" svg:height="0.224cm" svg:x="0.578cm" svg:y="0.693cm" svg:viewBox="0 0 412 225" draw:points="0,16 4,26 10,37 14,46 19,56 24,65 29,74 34,83 39,91 44,99 48,106 53,114 58,121 63,128 68,135 72,141 77,147 82,153 87,159 91,164 96,169 101,174 106,179 111,183 116,187 121,191 125,195 130,199 135,202 140,205 145,207 150,210 154,213 159,214 164,216 169,219 174,220 179,221 184,222 189,223 193,223 198,225 203,225 208,225 213,225 217,224 221,223 226,223 231,222 235,221 240,219 244,219 248,217 252,215 256,213 260,211 265,210 268,207 273,205 277,202 280,200 284,198 287,195 291,192 295,190 302,184 309,178 315,171 321,165 327,158 333,151 339,144 344,137 349,130 355,122 360,115 364,109 368,101 372,94 377,87 381,80 387,67 394,55 399,44 404,35 410,22 412,16 375,2 374,6 368,19 364,28 358,38 352,49 346,61 343,67 339,74 335,81 331,87 327,94 322,100 318,107 313,113 308,120 303,126 298,132 292,138 287,143 282,149 276,154 270,159 268,161 265,163 261,165 258,167 255,169 252,171 249,173 247,175 244,176 241,177 238,179 235,180 232,181 229,182 225,183 223,183 220,184 217,185 214,185 211,185 208,185 204,185 201,185 198,185 195,184 191,184 188,183 185,182 181,181 178,180 175,178 171,177 168,175 164,173 160,171 156,169 152,166 149,163 145,160 141,157 137,154 133,150 129,146 125,142 120,137 116,132 112,127 108,122 104,117 99,112 95,105 90,99 85,92 81,85 77,78 72,71 68,63 63,55 58,46 54,37 50,28 45,19 40,10 35,0">
            <text:p/>
          </draw:polygon>
          <draw:polygon draw:style-name="gr5" draw:layer="layout" svg:width="0.41cm" svg:height="0.224cm" svg:x="0.203cm" svg:y="0.486cm" svg:viewBox="0 0 411 225" draw:points="36,222 38,218 44,205 48,196 52,186 58,175 65,162 68,156 72,150 76,143 80,137 84,130 88,123 93,117 98,110 103,104 108,98 113,92 118,86 124,81 129,75 135,70 141,65 143,63 146,61 149,58 152,56 155,55 158,53 161,51 164,49 167,48 170,47 173,45 176,44 179,43 182,42 185,41 188,41 191,40 194,40 197,39 200,39 204,39 207,39 210,39 213,39 216,40 219,40 223,41 226,42 229,43 233,44 236,46 240,47 243,49 247,51 250,53 254,55 258,58 262,61 266,64 270,67 274,70 277,74 281,78 286,82 290,86 294,91 299,96 303,101 308,107 311,113 316,119 320,125 324,132 329,139 334,146 338,153 343,161 347,169 352,178 356,186 361,196 366,205 371,214 375,225 411,208 406,198 401,187 396,178 391,168 386,159 381,150 377,141 372,133 367,125 362,117 357,110 352,102 347,96 343,89 338,83 333,77 328,71 324,65 318,60 314,55 309,50 305,45 299,41 295,37 290,33 285,29 280,25 275,22 271,19 266,16 261,14 256,11 251,9 246,7 242,5 237,4 232,3 227,1 222,1 217,0 212,0 208,0 203,0 199,0 193,0 189,0 184,1 180,2 176,3 171,4 167,5 163,7 158,8 154,10 150,12 146,14 143,16 138,19 135,21 130,23 127,26 123,29 120,31 116,34 109,40 102,46 96,53 89,59 83,66 78,73 72,80 67,86 61,94 56,101 51,108 47,115 43,122 38,129 34,136 30,143 23,156 17,168 12,179 7,189 1,202 0,208">
            <text:p/>
          </draw:polygon>
          <draw:polygon draw:style-name="gr5" draw:layer="layout" svg:width="0.038cm" svg:height="0.027cm" svg:x="0.202cm" svg:y="0.693cm" svg:viewBox="0 0 39 28" draw:points="1,0 0,2 0,4 0,6 0,9 0,11 0,13 1,14 2,16 3,18 4,19 5,21 6,22 8,24 9,24 11,25 12,26 14,27 16,27 18,27 20,28 21,28 23,27 25,27 27,26 29,26 30,24 32,24 33,22 35,20 36,18 38,17 39,14">
            <text:p/>
          </draw:polygon>
          <draw:polygon draw:style-name="gr5" draw:layer="layout" svg:width="0.076cm" svg:height="0.054cm" svg:x="0.182cm" svg:y="0.663cm" svg:viewBox="0 0 77 55" draw:points="77,25 76,23 75,21 74,19 73,17 72,15 70,14 69,12 68,11 66,9 64,8 63,7 61,6 59,4 58,4 56,3 54,2 51,1 47,1 44,0 40,0 36,0 32,1 29,1 25,3 22,4 19,6 16,8 12,11 10,12 8,16 5,19 4,22 3,24 2,25 1,27 1,29 0,31 0,33 0,35 0,37 0,39 0,41 0,43 0,45 1,48 1,50 1,52 3,55">
            <text:p/>
          </draw:polygon>
          <draw:polygon draw:style-name="gr5" draw:layer="layout" svg:width="0.448cm" svg:height="0.252cm" svg:x="0.185cm" svg:y="0.685cm" svg:viewBox="0 0 449 253" draw:points="377,0 373,10 368,19 363,28 359,37 354,45 350,54 345,61 341,69 336,76 332,83 328,90 323,96 319,102 315,108 311,113 307,118 303,123 299,128 295,132 291,137 287,140 284,144 280,147 276,150 273,153 270,155 266,158 262,161 259,162 257,164 254,166 251,167 248,169 245,170 242,170 240,172 237,172 234,172 232,173 230,173 227,173 225,173 222,173 220,173 218,173 216,173 214,173 211,172 209,172 207,171 204,170 201,170 199,169 197,167 194,167 192,166 189,164 187,163 185,161 182,160 179,158 177,155 174,154 172,152 167,148 162,143 157,138 151,133 147,127 142,122 137,116 132,110 128,104 123,97 119,91 115,85 111,79 107,73 104,66 101,61 94,48 88,38 83,28 80,19 74,7 72,3 0,32 2,38 8,52 13,62 18,73 24,86 32,98 36,106 40,113 44,120 49,127 54,135 59,142 64,150 70,157 75,165 82,172 88,179 94,187 101,193 108,200 116,207 122,213 127,216 130,219 135,222 139,225 143,227 148,230 151,233 156,235 161,238 165,239 170,242 175,244 180,245 185,247 190,248 195,250 200,250 206,251 211,252 216,252 222,253 227,253 233,252 239,251 244,251 250,250 256,248 261,247 267,245 273,243 278,241 284,239 289,236 295,233 300,230 305,226 311,223 316,219 321,215 326,211 332,206 337,201 343,196 348,191 353,185 357,180 362,174 368,168 373,161 378,155 383,148 388,141 393,133 398,125 403,117 408,109 413,100 418,92 423,83 428,73 433,64 438,54 443,43 449,33">
            <text:p/>
          </draw:polygon>
          <draw:polygon draw:style-name="gr5" draw:layer="layout" svg:width="0.448cm" svg:height="0.252cm" svg:x="0.561cm" svg:y="0.466cm" svg:viewBox="0 0 449 253" draw:points="449,221 446,214 440,201 435,191 430,179 423,167 416,154 412,147 408,140 403,132 399,125 394,117 389,110 384,102 378,95 372,88 366,80 360,73 353,66 347,59 339,52 332,45 325,39 317,33 309,27 304,25 300,22 296,20 291,17 287,14 282,13 277,11 273,8 267,7 263,5 258,4 253,3 247,2 242,1 237,0 232,0 226,0 220,0 215,0 209,1 204,2 198,2 192,4 187,5 181,7 175,8 169,11 164,14 159,17 153,19 148,23 142,26 137,29 132,33 127,37 121,41 116,46 110,51 105,56 100,61 95,66 90,72 85,78 80,84 75,91 69,98 65,104 60,111 55,119 50,126 45,135 40,143 35,151 30,160 25,170 20,179 15,188 10,198 4,209 0,219 71,253 75,242 80,233 85,224 89,215 94,207 98,198 103,191 107,183 111,176 116,169 120,163 124,156 129,150 132,144 137,139 141,134 145,129 149,124 153,120 157,116 160,112 164,108 167,105 171,102 174,99 178,97 181,94 185,92 188,89 191,88 194,86 197,85 200,84 203,83 205,82 207,81 210,80 213,80 216,80 218,79 220,79 223,79 225,79 227,79 230,79 232,79 234,80 237,80 239,80 241,81 243,82 246,83 248,83 251,85 253,86 256,87 258,89 261,89 263,92 265,92 271,97 276,101 281,105 287,109 291,114 297,119 301,125 306,131 310,136 316,142 320,149 324,155 329,161 332,167 336,173 341,180 344,186 347,192 354,204 360,215 364,225 368,233 374,245 375,249">
            <text:p/>
          </draw:polygon>
          <draw:polygon draw:style-name="gr5" draw:layer="layout" svg:width="0.447cm" svg:height="0.252cm" svg:x="0.936cm" svg:y="0.683cm" svg:viewBox="0 0 448 253" draw:points="377,0 372,10 367,19 363,28 358,37 354,46 349,54 345,62 340,69 336,76 332,83 327,90 323,96 319,102 315,108 310,113 306,119 303,124 299,128 295,133 291,137 287,141 283,144 280,147 276,151 273,153 269,156 266,159 263,161 260,163 257,164 253,166 250,167 248,169 245,170 242,171 240,172 237,172 235,173 232,173 230,174 227,174 225,174 223,174 220,174 218,174 216,174 214,173 211,173 208,172 207,172 204,171 202,170 199,169 197,168 194,167 192,166 189,164 187,163 184,161 182,160 180,158 177,156 174,154 172,152 166,148 162,143 157,138 151,133 146,127 142,122 137,116 132,110 128,103 124,97 119,91 115,85 111,79 107,72 104,66 101,60 94,48 88,37 84,27 80,19 74,7 73,3 0,31 2,37 8,51 13,61 18,73 25,85 32,98 36,105 40,113 45,120 49,127 54,135 59,142 64,150 70,157 76,165 82,172 88,180 94,186 101,193 108,201 115,207 122,213 127,216 130,219 135,222 139,225 143,228 147,230 152,233 156,235 161,238 165,240 170,242 174,244 180,246 185,247 190,248 195,250 200,251 205,251 211,252 217,252 222,253 227,253 233,252 238,252 244,251 250,250 255,249 261,247 267,246 273,244 278,241 283,239 289,236 294,233 300,230 305,227 310,223 316,219 321,215 327,211 331,206 337,202 342,196 347,192 352,186 358,180 363,174 367,168 372,162 377,155 383,148 388,141 393,133 398,126 402,118 408,109 413,101 418,92 423,83 428,73 433,64 438,54 443,44 448,33">
            <text:p/>
          </draw:polygon>
          <draw:polygon draw:style-name="gr5" draw:layer="layout" svg:width="0.447cm" svg:height="0.251cm" svg:x="1.312cm" svg:y="0.466cm" svg:viewBox="0 0 448 252" draw:points="448,223 445,217 439,203 434,193 429,182 422,169 416,156 411,149 407,141 403,134 398,127 393,119 388,111 383,104 377,96 372,89 365,81 360,74 353,66 346,60 339,53 332,46 325,40 321,37 317,33 313,31 309,28 305,25 300,22 296,20 291,17 286,15 282,13 277,10 273,9 268,7 263,5 258,4 252,3 247,2 242,0 237,0 231,0 226,0 220,0 215,0 209,0 204,1 198,2 192,3 187,4 181,6 175,8 170,10 164,13 159,15 153,18 147,21 142,25 137,28 132,32 126,36 121,40 116,45 110,50 105,55 100,60 95,65 90,71 85,77 79,83 75,89 70,96 64,103 60,110 54,118 49,125 44,133 39,142 34,150 30,159 25,168 20,177 14,187 10,197 5,207 0,218 70,251 75,241 79,232 85,223 89,214 93,205 98,197 102,189 107,182 111,174 116,168 119,161 124,155 129,149 133,143 136,138 141,133 145,128 148,123 153,119 156,115 160,111 164,107 167,104 171,101 174,98 178,95 181,93 184,91 187,89 191,87 194,85 197,84 200,83 202,82 205,81 207,80 210,80 212,79 215,78 217,78 219,78 222,78 224,78 227,78 229,78 231,78 234,79 236,80 238,80 240,81 243,81 245,83 247,84 250,84 252,85 255,87 258,88 260,90 262,91 265,93 267,95 270,96 273,98 275,100 280,105 285,110 291,115 296,120 300,126 306,131 310,137 314,143 319,150 323,156 328,163 332,168 336,175 340,182 343,188 347,194 353,206 358,217 364,227 367,235 372,248 374,252">
            <text:p/>
          </draw:polygon>
          <draw:polygon draw:style-name="gr5" draw:layer="layout" svg:width="0.447cm" svg:height="0.252cm" svg:x="1.686cm" svg:y="0.685cm" svg:viewBox="0 0 448 253" draw:points="376,0 372,10 367,19 363,28 358,37 354,45 349,54 345,61 340,69 336,76 332,83 327,90 323,96 319,102 314,108 310,113 306,118 302,123 298,128 295,132 290,137 287,140 283,144 280,147 275,150 272,153 269,155 266,158 262,160 259,162 256,164 253,166 250,167 247,169 245,170 242,170 239,171 237,172 234,172 232,173 229,173 227,173 225,173 222,173 220,173 218,173 215,173 213,173 211,172 209,172 206,171 204,170 201,170 199,169 196,167 194,167 192,165 189,164 187,163 184,161 181,160 179,158 176,155 174,154 172,152 167,147 161,143 156,138 151,133 146,127 141,122 137,116 132,110 128,103 123,97 119,91 114,85 111,79 107,72 104,66 100,60 94,48 88,37 83,27 79,19 74,7 73,3 0,31 2,37 8,51 12,62 18,73 24,85 31,98 36,105 39,112 44,120 48,127 54,135 59,142 64,150 70,157 75,164 81,172 87,179 94,186 101,193 107,200 114,207 122,213 126,216 130,219 134,222 138,225 142,227 147,230 151,233 156,235 161,237 165,239 170,242 175,244 179,245 184,247 189,248 194,250 200,250 205,251 211,251 216,252 221,253 227,252 232,252 238,251 244,251 249,250 255,248 261,247 266,245 272,243 277,241 283,239 289,236 294,233 299,230 305,227 310,223 316,219 321,215 326,211 332,206 337,201 342,196 347,191 352,185 357,180 362,174 367,168 373,161 378,155 382,148 388,141 392,133 397,125 402,117 408,109 413,100 418,92 423,83 428,73 433,64 438,54 442,43 448,33">
            <text:p/>
          </draw:polygon>
          <draw:polygon draw:style-name="gr5" draw:layer="layout" svg:width="0.447cm" svg:height="0.252cm" svg:x="2.061cm" svg:y="0.466cm" svg:viewBox="0 0 448 253" draw:points="448,220 445,214 439,200 434,190 429,179 422,167 415,154 411,146 407,139 402,132 398,125 393,117 388,110 382,102 377,95 372,88 366,80 359,73 353,66 346,59 340,52 332,45 325,39 320,36 317,33 313,30 308,27 304,25 300,22 296,20 291,17 286,14 282,13 277,11 272,8 267,7 262,5 258,4 252,2 247,2 242,1 236,0 231,0 225,0 220,0 214,0 209,1 204,2 197,2 192,4 186,5 181,7 175,9 170,11 164,14 158,16 153,20 148,23 142,26 136,29 132,33 126,37 121,41 116,46 110,51 105,56 100,61 95,66 90,72 85,78 80,84 74,91 70,98 65,104 60,111 55,119 49,126 44,135 40,143 35,151 30,160 24,170 20,179 15,188 10,198 5,209 0,219 71,253 75,242 80,233 85,224 89,215 93,207 98,198 102,191 107,183 111,176 116,169 120,163 124,156 129,150 133,144 136,139 141,134 145,129 149,124 153,120 157,115 160,112 164,108 168,105 171,102 175,99 178,97 182,94 185,92 188,89 191,88 194,86 197,85 199,83 202,83 205,82 208,81 210,80 213,80 215,79 218,79 220,79 222,79 224,79 227,79 229,79 232,79 234,80 236,80 239,80 241,81 243,82 246,83 248,83 251,85 253,86 255,86 258,88 260,89 263,91 265,92 268,95 270,97 273,98 275,100 280,104 286,109 291,114 296,119 301,125 305,130 310,136 315,142 319,148 324,155 328,161 332,167 336,173 340,179 344,186 346,192 353,203 359,214 363,224 367,233 373,245 374,248">
            <text:p/>
          </draw:polygon>
          <draw:polygon draw:style-name="gr5" draw:layer="layout" svg:width="0.076cm" svg:height="0.053cm" svg:x="2.435cm" svg:y="0.686cm" svg:viewBox="0 0 77 54" draw:points="0,28 1,30 2,33 3,35 4,37 6,39 6,40 8,42 9,43 11,45 12,46 14,47 15,48 17,49 19,50 20,51 22,52 24,52 25,53 27,53 29,54 33,54 37,54 40,54 44,53 47,52 51,51 54,50 57,48 61,46 64,44 66,41 69,38 71,35 73,32 74,30 74,29 75,27 75,25 76,23 76,21 76,19 77,17 77,15 77,13 76,11 76,9 76,7 75,4 74,2 74,0">
            <text:p/>
          </draw:polygon>
          <draw:polygon draw:style-name="gr6" draw:layer="layout" svg:width="0.038cm" svg:height="0.027cm" svg:x="2.493cm" svg:y="0.683cm" svg:viewBox="0 0 39 28" draw:points="37,28 37,25 38,23 39,21 39,19 38,16 37,14 37,13 37,11 35,9 34,8 33,6 32,5 30,4 29,3 27,2 26,1 23,1 22,0 20,0 18,0 16,0 14,0 13,1 11,1 9,1 8,3 6,4 4,5 3,7 2,8 0,10 0,13">
            <text:p/>
          </draw:polygon>
          <draw:polygon draw:style-name="gr6" draw:layer="layout" svg:width="0.412cm" svg:height="0.224cm" svg:x="2.118cm" svg:y="0.693cm" svg:viewBox="0 0 413 225" draw:points="0,16 5,26 9,37 14,46 19,56 24,65 29,74 34,83 39,91 43,99 48,106 53,114 58,121 62,128 68,135 73,141 77,147 82,153 87,159 92,164 96,169 101,174 106,179 111,183 116,187 120,191 126,195 131,199 135,202 140,205 145,207 150,210 155,213 160,215 165,216 169,219 174,220 179,221 184,222 189,223 193,224 198,225 204,225 208,225 213,225 217,224 222,223 227,223 231,222 236,221 240,220 244,219 248,217 253,216 257,213 261,211 265,210 269,207 273,205 277,203 280,201 284,198 288,195 292,193 295,190 302,184 309,178 315,172 321,165 328,158 334,151 339,144 345,137 350,130 355,123 360,115 365,109 369,102 374,95 377,88 381,81 388,68 394,56 400,45 404,35 410,22 413,16 376,2 374,6 368,19 365,28 359,38 354,49 346,62 343,68 340,74 336,81 332,87 327,94 323,101 318,107 313,113 309,120 304,126 299,132 293,138 287,144 282,149 276,154 270,159 268,161 265,163 262,166 259,168 256,170 253,171 250,173 247,175 244,176 241,177 238,179 235,180 232,181 229,182 226,183 223,183 220,184 217,185 214,185 211,185 207,185 204,185 201,185 198,185 195,184 192,184 188,183 185,182 182,181 178,180 175,178 171,177 168,175 164,173 160,171 156,169 153,166 149,163 145,160 141,157 137,154 133,150 129,146 125,142 120,137 117,132 112,128 108,122 103,117 99,112 95,105 90,99 86,92 81,85 77,78 72,71 68,63 63,55 59,46 53,37 49,28 45,19 39,10 35,0">
            <text:p/>
          </draw:polygon>
          <draw:polygon draw:style-name="gr6" draw:layer="layout" svg:width="0.412cm" svg:height="0.224cm" svg:x="1.742cm" svg:y="0.486cm" svg:viewBox="0 0 413 225" draw:points="36,222 38,218 44,205 48,196 53,186 58,175 66,163 69,156 72,150 76,144 81,137 85,130 89,124 94,117 99,111 103,104 108,98 114,92 119,86 125,81 131,75 136,70 141,65 144,63 147,61 150,59 153,57 156,55 159,53 162,51 165,50 168,48 171,47 175,45 178,44 181,43 184,42 186,41 189,41 192,40 196,40 198,39 202,39 205,39 208,39 211,39 214,39 218,40 221,41 224,41 227,42 231,43 234,44 237,46 241,47 245,49 248,51 252,53 255,56 260,58 263,61 267,64 271,67 275,70 279,74 283,78 287,82 292,86 296,91 300,96 304,101 308,107 313,113 317,119 322,125 326,132 331,139 335,146 340,153 345,161 349,169 353,178 358,186 362,196 368,205 372,214 377,225 413,208 408,198 403,187 398,178 393,168 388,159 383,150 378,141 373,133 368,125 364,117 359,110 354,102 349,96 345,89 340,83 335,77 330,71 325,65 320,60 316,55 311,50 306,45 301,41 296,37 292,33 287,29 282,25 277,22 272,19 267,16 262,14 258,11 253,9 248,7 243,6 238,4 233,3 228,2 224,1 218,0 214,0 209,0 204,0 200,0 195,0 190,0 186,1 181,2 177,3 172,4 168,6 164,7 159,9 155,11 151,12 147,14 143,16 139,19 135,21 132,24 128,26 125,29 120,31 117,34 110,40 103,46 97,53 91,59 85,66 79,73 73,80 67,87 62,94 57,101 52,108 48,116 43,123 39,130 35,137 31,144 24,156 18,169 12,180 8,189 2,202 0,208">
            <text:p/>
          </draw:polygon>
          <draw:polygon draw:style-name="gr6" draw:layer="layout" svg:width="0.411cm" svg:height="0.224cm" svg:x="1.367cm" svg:y="0.691cm" svg:viewBox="0 0 412 225" draw:points="0,16 5,26 9,37 14,46 20,56 24,65 29,74 33,83 39,91 44,99 48,107 53,114 58,122 63,129 67,135 72,141 77,147 82,153 87,159 92,164 97,169 101,174 107,179 111,183 116,188 120,192 125,195 130,199 135,202 140,205 145,208 149,211 155,213 159,215 164,217 169,219 174,220 179,221 183,223 189,224 193,224 198,225 203,225 208,225 212,225 217,224 221,224 226,223 230,222 235,221 239,220 244,219 248,217 252,216 256,214 260,212 264,210 268,208 272,205 276,203 280,201 284,198 287,195 291,193 294,190 301,184 308,178 315,172 321,165 327,158 333,151 339,144 344,137 349,130 354,123 359,116 364,108 368,101 373,94 376,87 380,81 387,68 393,55 399,44 403,35 409,22 412,16 375,1 373,6 368,19 363,28 358,38 353,49 346,61 343,68 339,74 335,81 331,87 327,94 322,101 318,107 313,114 308,120 303,126 297,132 292,138 287,144 281,149 275,154 269,159 267,161 264,164 261,166 258,168 255,169 252,171 250,173 247,175 244,176 241,177 238,179 235,180 232,181 229,182 226,183 222,184 219,184 216,185 214,185 211,185 208,185 204,185 201,185 197,185 194,184 191,184 188,183 184,182 181,181 178,180 174,179 171,177 167,175 164,173 160,171 156,169 152,166 149,164 145,160 141,157 137,154 133,150 129,146 125,142 120,137 116,133 112,128 108,123 104,117 99,111 95,105 90,99 86,93 81,86 77,78 72,71 68,63 64,55 58,46 54,38 50,29 45,19 40,10 35,0">
            <text:p/>
          </draw:polygon>
          <draw:polygon draw:style-name="gr6" draw:layer="layout" svg:width="0.411cm" svg:height="0.225cm" svg:x="0.992cm" svg:y="0.485cm" svg:viewBox="0 0 412 226" draw:points="37,226 37,225 38,221 44,208 48,199 53,189 58,177 65,165 68,159 73,152 77,145 80,139 84,132 89,125 94,119 99,113 103,106 109,99 114,93 119,87 125,82 130,76 136,71 142,66 144,64 148,62 150,59 153,57 156,55 159,54 162,52 165,50 168,49 171,47 173,46 176,45 180,44 182,43 186,42 189,41 192,40 195,40 198,39 201,39 204,39 207,39 210,39 214,39 217,40 220,40 223,41 227,42 230,43 234,44 237,46 240,47 244,49 247,51 251,53 255,55 259,58 262,60 266,63 271,67 274,70 278,74 283,78 287,82 290,86 295,90 299,96 304,101 308,107 312,112 316,118 321,124 325,131 330,138 334,145 339,153 343,160 348,169 352,177 358,186 362,194 367,204 371,214 376,224 412,207 407,197 401,187 397,177 392,167 387,158 382,149 377,141 373,132 368,124 363,117 358,109 353,102 349,95 343,89 339,82 334,76 329,70 324,65 319,59 315,54 310,49 305,45 300,40 295,36 290,32 286,29 281,25 276,22 271,19 266,16 262,13 256,11 251,9 247,7 242,5 237,4 232,3 227,2 222,1 218,1 213,0 208,0 204,0 199,0 194,1 190,1 185,2 181,2 176,4 172,5 167,7 163,8 159,9 154,11 151,13 146,15 142,17 139,20 135,22 131,24 128,27 123,30 120,33 116,36 110,42 103,48 96,54 90,61 84,68 78,75 73,82 67,89 62,96 57,104 52,111 47,118 42,125 38,132 34,139 31,146 23,159 17,171 12,182 8,192 2,206 0,211 37,226 37,225">
            <text:p/>
          </draw:polygon>
          <draw:polygon draw:style-name="gr6" draw:layer="layout" svg:width="0.411cm" svg:height="0.224cm" svg:x="0.618cm" svg:y="0.693cm" svg:viewBox="0 0 412 225" draw:points="0,16 4,26 9,37 15,46 20,56 24,65 29,74 34,83 39,91 44,99 48,106 53,114 58,121 63,128 67,135 72,141 77,147 82,153 87,159 92,164 96,169 101,174 106,179 111,183 116,187 121,191 126,195 130,199 135,202 140,205 145,207 150,210 155,213 159,214 164,216 169,219 174,220 179,221 184,222 189,223 193,223 198,225 203,225 208,225 212,225 217,224 221,223 226,223 231,222 235,221 240,219 244,219 248,217 252,215 256,213 260,211 264,210 268,207 272,205 276,202 280,200 284,198 287,195 291,192 294,190 301,184 308,178 314,171 321,165 327,158 332,151 338,144 344,137 349,130 354,122 359,115 364,109 368,101 372,94 377,87 380,80 387,67 393,55 399,44 403,35 409,22 412,16 375,2 373,6 368,19 363,28 359,38 353,49 346,61 342,67 338,74 335,81 331,87 327,94 322,100 317,107 313,113 308,120 303,126 298,132 292,138 287,143 281,149 276,154 270,159 267,161 264,163 261,165 258,167 255,169 252,171 250,173 247,175 244,176 241,177 238,179 235,180 232,181 228,182 225,183 222,183 219,184 216,185 214,185 211,185 207,185 204,185 201,185 198,185 195,184 191,184 188,183 185,182 181,181 178,180 174,178 171,177 167,175 164,173 160,171 156,169 153,166 149,163 145,160 141,157 137,154 133,150 129,146 125,142 120,137 117,132 112,127 108,122 104,117 99,112 95,105 90,99 86,92 82,85 77,78 72,71 68,63 63,55 58,46 54,37 49,28 45,19 40,10 35,0">
            <text:p/>
          </draw:polygon>
          <draw:polygon draw:style-name="gr6" draw:layer="layout" svg:width="0.411cm" svg:height="0.224cm" svg:x="0.243cm" svg:y="0.486cm" svg:viewBox="0 0 412 225" draw:points="36,222 38,218 43,205 48,196 52,186 58,175 65,162 68,156 72,150 76,143 80,137 84,130 89,123 93,117 98,110 103,104 108,98 113,92 118,86 124,81 129,75 135,70 141,65 144,63 147,61 150,58 153,56 156,55 158,53 161,51 165,49 168,48 171,47 174,45 177,44 179,43 182,42 185,41 188,41 191,40 194,40 197,39 201,39 204,39 207,39 210,39 213,39 216,40 220,40 223,41 226,42 230,43 233,44 236,46 240,47 243,49 247,51 251,53 255,55 258,58 262,61 266,64 270,67 274,70 278,74 282,78 287,82 291,86 295,91 299,96 304,101 307,107 312,113 316,119 321,125 325,132 330,139 334,146 339,153 343,161 348,169 352,178 357,186 362,196 366,205 372,214 376,225 412,208 407,198 402,187 397,178 392,168 387,159 382,150 377,141 372,133 367,125 363,117 358,110 353,102 348,96 344,89 339,83 334,77 329,71 324,65 319,60 315,55 310,50 305,45 300,41 295,37 291,33 285,29 280,25 276,22 271,19 266,16 261,14 256,11 251,9 247,7 242,5 237,4 232,3 227,1 223,1 218,0 213,0 208,0 203,0 199,0 194,0 190,0 185,1 180,2 176,3 171,4 167,5 163,7 159,8 155,10 151,12 146,14 142,16 138,19 135,21 131,23 127,26 124,29 120,31 116,34 110,40 103,46 96,53 90,59 84,66 78,73 72,80 67,86 62,94 57,101 51,108 47,115 43,122 38,129 34,136 31,143 24,156 17,168 12,179 8,189 1,202 0,208">
            <text:p/>
          </draw:polygon>
          <draw:polygon draw:style-name="gr6" draw:layer="layout" svg:width="0.037cm" svg:height="0.027cm" svg:x="0.242cm" svg:y="0.693cm" svg:viewBox="0 0 38 28" draw:points="1,0 0,2 0,4 0,6 0,9 0,11 0,13 0,14 1,16 2,18 3,19 4,21 6,22 7,24 9,24 10,25 12,26 14,27 15,27 17,27 19,28 21,28 23,27 25,27 26,26 28,26 30,24 31,24 33,22 34,20 35,18 37,17 38,14">
            <text:p/>
          </draw:polygon>
          <draw:polygon draw:style-name="gr6" draw:layer="layout" svg:width="0.076cm" svg:height="0.054cm" svg:x="0.222cm" svg:y="0.663cm" svg:viewBox="0 0 77 55" draw:points="77,25 76,23 74,21 73,19 72,17 71,15 70,14 68,12 67,11 65,9 64,8 63,7 60,6 59,4 58,4 56,3 54,2 51,1 47,1 43,0 40,0 36,0 32,1 28,1 25,3 21,4 18,6 15,8 12,11 10,12 7,16 5,19 3,22 2,24 2,25 1,27 0,29 0,31 0,33 0,35 0,37 0,39 0,41 0,43 0,45 0,48 1,50 1,52 2,55">
            <text:p/>
          </draw:polygon>
          <draw:polygon draw:style-name="gr6" draw:layer="layout" svg:width="0.447cm" svg:height="0.252cm" svg:x="0.225cm" svg:y="0.685cm" svg:viewBox="0 0 448 253" draw:points="377,0 373,10 367,19 363,28 358,37 354,45 350,54 345,61 341,69 336,76 332,83 328,90 323,96 319,102 315,108 311,113 306,118 303,123 298,128 295,132 290,137 287,140 283,144 280,147 276,150 273,153 269,155 266,158 262,161 259,162 256,164 254,166 251,167 248,169 245,170 242,170 239,172 237,172 234,172 232,173 229,173 227,173 225,173 222,173 220,173 218,173 215,173 214,173 211,172 209,172 206,171 204,170 201,170 199,169 197,167 194,167 192,166 189,164 186,163 184,161 182,160 179,158 177,155 174,154 172,152 167,148 161,143 156,138 151,133 146,127 142,122 136,116 132,110 128,104 123,97 120,91 115,85 111,79 107,73 104,66 100,61 94,48 88,38 83,28 80,19 74,7 73,3 0,32 2,38 8,52 13,62 18,73 24,86 32,98 36,106 40,113 44,120 49,127 54,135 59,142 64,150 70,157 75,165 81,172 88,179 94,187 101,193 108,200 115,207 122,213 127,216 130,219 135,222 139,225 143,227 147,230 152,233 156,235 160,238 165,239 170,242 175,244 180,245 185,247 189,248 195,250 200,250 206,251 211,252 217,252 222,253 227,253 233,252 239,251 244,251 249,250 255,248 261,247 266,245 273,243 278,241 283,239 289,236 295,233 300,230 305,226 311,223 316,219 321,215 326,211 332,206 337,201 342,196 347,191 352,185 357,180 362,174 368,168 373,161 378,155 383,148 387,141 392,133 397,125 403,117 408,109 413,100 418,92 423,83 428,73 433,64 438,54 443,43 448,33">
            <text:p/>
          </draw:polygon>
          <draw:polygon draw:style-name="gr6" draw:layer="layout" svg:width="0.447cm" svg:height="0.252cm" svg:x="0.601cm" svg:y="0.466cm" svg:viewBox="0 0 448 253" draw:points="448,221 445,214 439,201 434,191 429,179 423,167 415,154 411,147 407,140 402,132 398,125 393,117 388,110 383,102 377,95 371,88 365,80 359,73 352,66 346,59 339,52 332,45 325,39 316,33 309,27 304,25 300,22 295,20 291,17 286,15 281,13 277,11 272,8 267,7 262,5 257,4 252,3 247,2 241,1 236,0 231,0 225,0 219,0 214,0 209,1 203,2 197,2 192,4 187,5 181,7 175,8 169,11 163,14 158,17 153,19 147,23 142,26 136,29 131,33 126,37 121,41 115,46 110,51 105,56 100,61 95,66 90,72 84,78 80,84 74,91 69,98 64,104 59,111 54,119 49,126 45,135 39,143 34,151 29,160 24,170 19,179 14,188 9,198 4,209 0,219 70,253 75,242 80,233 84,224 89,215 93,207 98,198 102,191 106,183 111,176 115,169 120,163 124,156 128,150 132,144 136,139 140,134 144,129 148,124 152,120 156,116 159,112 163,108 167,105 170,102 174,99 178,97 181,94 184,92 187,89 190,88 193,86 196,85 199,84 202,83 205,82 207,81 210,80 212,80 215,80 217,79 219,79 222,79 224,79 226,79 229,79 231,79 233,80 236,80 238,80 240,81 243,82 245,83 248,83 250,85 253,86 255,87 257,89 259,89 262,92 264,92 270,97 276,101 280,105 286,109 291,114 296,119 301,125 305,131 310,136 314,142 319,149 323,155 328,161 332,167 336,173 340,180 343,186 346,192 353,204 358,215 364,225 367,233 373,245 374,249">
            <text:p/>
          </draw:polygon>
          <draw:polygon draw:style-name="gr6" draw:layer="layout" svg:width="0.447cm" svg:height="0.252cm" svg:x="0.976cm" svg:y="0.683cm" svg:viewBox="0 0 448 253" draw:points="376,0 371,10 367,19 362,28 358,37 353,46 349,54 344,62 340,69 335,76 331,83 327,90 323,96 318,102 314,108 310,113 306,119 302,124 298,128 294,133 290,137 287,141 283,144 279,147 276,151 272,153 269,156 266,159 262,161 259,163 256,164 253,166 250,167 248,169 245,170 242,171 239,172 236,172 234,173 232,173 230,174 227,174 225,174 222,174 220,174 218,174 215,174 213,173 211,173 208,172 206,172 204,171 201,170 199,169 196,168 194,167 192,166 189,164 187,163 184,161 181,160 179,158 177,156 174,154 171,152 166,148 161,143 156,138 151,133 146,127 141,122 137,116 132,110 128,103 123,97 119,91 115,85 111,79 107,72 104,66 101,60 94,48 88,37 83,27 79,19 74,7 73,3 0,31 2,37 8,51 13,61 18,73 24,85 31,98 36,105 40,113 45,120 49,127 54,135 59,142 64,150 70,157 75,165 81,172 88,180 94,186 101,193 107,201 115,207 122,213 126,216 130,219 134,222 138,225 142,228 147,230 151,233 156,235 160,238 165,240 170,242 174,244 180,246 184,247 190,248 195,250 200,251 205,251 210,252 216,252 222,253 227,253 233,252 238,252 243,251 249,250 255,249 261,247 266,246 272,244 278,241 283,239 288,236 294,233 299,230 305,227 310,223 315,219 321,215 326,211 331,206 337,202 341,196 347,192 352,186 357,180 362,174 367,168 372,162 377,155 383,148 387,141 392,133 398,126 402,118 407,109 412,101 417,92 423,83 427,73 433,64 437,54 442,44 448,33">
            <text:p/>
          </draw:polygon>
          <draw:polygon draw:style-name="gr6" draw:layer="layout" svg:width="0.447cm" svg:height="0.251cm" svg:x="1.351cm" svg:y="0.466cm" svg:viewBox="0 0 448 252" draw:points="448,223 445,217 439,203 435,193 430,182 423,169 416,156 412,149 408,141 403,134 399,127 394,119 389,111 383,104 378,96 372,89 366,81 360,74 353,66 347,60 340,53 333,46 325,40 322,37 317,33 314,31 309,28 305,25 301,22 297,20 291,17 287,15 283,13 278,10 273,9 269,7 263,5 258,4 253,3 247,2 243,0 237,0 232,0 226,0 221,0 215,0 209,0 204,1 198,2 192,3 187,4 181,6 175,8 170,10 164,13 159,15 154,18 148,21 143,25 137,28 132,32 127,36 121,40 116,45 111,50 106,55 101,60 96,65 90,71 85,77 80,83 75,89 70,96 65,103 60,110 55,118 50,125 45,133 40,142 35,150 30,159 25,168 20,177 15,187 10,197 5,207 0,218 71,251 76,241 80,232 85,223 90,214 94,205 99,197 103,189 107,182 112,174 116,168 120,161 124,155 129,149 133,143 137,138 141,133 145,128 149,123 153,119 157,115 161,111 164,107 168,104 171,101 175,98 179,95 182,93 185,91 188,89 191,87 194,85 197,84 200,83 202,82 205,81 208,80 210,80 213,79 215,78 218,78 220,78 222,78 225,78 227,78 229,78 232,78 234,79 236,80 238,80 241,81 243,81 246,83 248,84 250,84 253,85 255,87 257,88 260,90 263,91 266,93 268,95 270,96 273,98 275,100 281,105 286,110 291,115 296,120 301,126 306,131 311,137 315,143 319,150 324,156 328,163 332,168 336,175 340,182 344,188 347,194 353,206 359,217 364,227 368,235 373,248 374,252">
            <text:p/>
          </draw:polygon>
          <draw:polygon draw:style-name="gr6" draw:layer="layout" svg:width="0.447cm" svg:height="0.252cm" svg:x="1.725cm" svg:y="0.685cm" svg:viewBox="0 0 448 253" draw:points="376,0 372,10 367,19 363,28 358,37 354,45 349,54 344,61 340,69 336,76 332,83 327,90 324,96 319,102 315,108 310,113 307,118 303,123 299,128 295,132 291,136 287,140 283,144 280,147 276,150 272,153 269,155 266,158 262,160 259,162 256,164 253,166 250,167 247,169 245,170 242,170 239,171 237,172 234,172 232,173 229,173 228,173 225,173 222,173 220,173 218,173 215,173 213,173 211,172 209,172 206,171 204,170 202,170 199,169 197,167 194,167 192,165 189,164 187,163 185,161 182,160 179,158 177,155 175,154 172,152 166,147 161,143 157,138 151,133 147,127 142,122 137,116 132,110 128,103 123,97 120,91 115,85 111,79 107,72 104,66 101,60 94,48 88,37 84,27 80,19 74,7 73,3 0,31 2,37 8,51 13,62 18,73 25,85 32,98 36,105 40,112 45,120 49,127 54,135 59,142 64,150 70,157 75,164 82,172 88,179 94,186 101,193 108,200 115,207 122,213 126,216 130,219 135,222 139,225 143,227 147,230 151,233 156,235 160,237 165,239 170,242 175,244 180,245 185,247 190,248 194,250 200,250 206,251 211,251 216,252 222,253 228,252 233,252 239,251 244,251 250,250 255,248 261,247 267,245 272,243 277,241 283,239 289,236 294,233 300,230 305,227 310,223 315,219 321,215 327,211 331,206 337,201 342,196 347,191 352,185 358,180 363,174 367,168 372,161 378,155 383,148 388,141 393,133 397,125 403,117 408,109 412,100 418,92 423,83 428,74 433,64 438,54 443,43 448,33">
            <text:p/>
          </draw:polygon>
          <draw:polygon draw:style-name="gr6" draw:layer="layout" svg:width="0.447cm" svg:height="0.252cm" svg:x="2.101cm" svg:y="0.466cm" svg:viewBox="0 0 448 253" draw:points="448,220 445,214 439,200 434,190 429,179 422,167 415,154 411,146 407,139 402,132 398,125 393,117 388,110 383,102 377,95 371,88 366,80 359,73 353,66 346,59 339,52 332,45 325,39 317,33 309,27 304,25 300,22 296,20 291,17 287,14 282,13 277,11 272,8 267,7 262,5 257,4 253,2 247,2 242,1 236,0 231,0 225,0 220,0 215,0 209,1 204,2 198,2 192,4 186,5 181,7 175,9 170,11 165,14 159,16 153,20 148,23 142,26 137,29 132,33 126,37 121,41 116,46 110,51 106,56 100,61 95,66 90,72 85,78 80,84 75,91 70,98 64,104 60,111 55,119 49,126 45,135 40,143 35,151 30,160 25,170 20,179 15,188 10,198 5,209 0,219 71,253 76,242 80,233 85,224 89,215 94,207 98,198 103,191 107,183 111,176 116,169 120,163 124,156 129,150 133,144 137,139 141,134 145,129 149,124 153,120 157,115 161,112 164,108 168,105 171,102 175,99 178,97 182,94 185,92 188,89 191,88 194,86 197,85 199,83 202,83 205,82 208,81 210,80 213,80 215,79 218,79 220,79 222,79 225,79 227,79 229,79 232,79 234,80 236,80 239,80 241,81 243,82 246,83 248,83 251,85 253,86 256,86 258,88 260,89 263,91 265,92 270,97 275,101 281,104 286,109 291,114 296,119 300,125 305,130 310,136 315,142 319,148 324,155 327,161 332,167 336,173 340,179 343,186 346,192 353,203 358,214 363,224 367,233 373,245 374,248">
            <text:p/>
          </draw:polygon>
          <draw:polygon draw:style-name="gr6" draw:layer="layout" svg:width="0.076cm" svg:height="0.053cm" svg:x="2.475cm" svg:y="0.686cm" svg:viewBox="0 0 77 54" draw:points="0,28 0,30 1,33 3,35 4,37 5,39 6,40 7,42 9,43 10,45 12,46 13,47 15,48 16,49 18,50 20,51 21,52 24,52 25,53 27,53 29,54 32,54 36,54 40,54 44,53 47,52 50,51 54,50 57,48 60,46 63,44 66,41 69,38 70,35 72,32 73,30 74,29 74,27 75,25 75,23 76,21 76,19 77,17 77,15 77,13 76,11 75,9 75,7 75,4 74,2 73,0">
            <text:p/>
          </draw:polygon>
          <draw:polygon draw:style-name="gr5" draw:layer="layout" svg:width="0.038cm" svg:height="0.027cm" svg:x="2.454cm" svg:y="0.683cm" svg:viewBox="0 0 39 28" draw:points="37,28 38,25 38,23 39,21 39,19 38,16 38,14 37,13 37,11 35,9 35,8 33,6 32,5 30,4 29,3 27,2 25,1 24,1 22,0 20,0 18,0 16,0 14,0 13,1 11,1 9,1 8,3 6,4 4,5 3,7 1,8 1,10 0,13">
            <text:p/>
          </draw:polygon>
          <draw:polygon draw:style-name="gr5" draw:layer="layout" svg:width="0.411cm" svg:height="0.224cm" svg:x="2.079cm" svg:y="0.693cm" svg:viewBox="0 0 412 225" draw:points="0,16 4,26 9,37 14,46 19,56 24,65 29,74 34,83 38,91 43,99 48,106 53,114 58,121 63,128 67,135 72,141 77,147 82,153 86,159 92,164 96,169 101,174 106,179 111,183 116,187 120,191 125,195 130,199 135,202 139,205 145,207 149,210 154,213 159,215 164,216 169,219 174,220 179,221 184,222 188,223 193,224 198,225 203,225 207,225 212,225 217,224 221,223 226,223 231,222 235,221 240,220 243,219 248,217 252,216 256,213 260,211 264,210 268,207 272,205 276,203 280,201 283,198 287,195 291,193 294,190 301,184 308,178 315,172 320,165 327,158 333,151 338,144 344,137 349,130 354,123 359,115 364,109 368,102 373,95 376,88 381,81 387,68 394,56 399,45 403,35 409,22 412,16 375,2 373,6 368,19 364,28 359,38 353,49 346,62 343,68 339,74 335,81 331,87 326,94 322,101 318,107 313,113 308,120 303,126 298,132 292,138 287,144 282,149 276,154 270,159 267,161 264,163 261,166 258,168 255,170 252,171 249,173 246,175 243,176 240,177 237,179 234,180 232,181 229,182 226,183 222,183 219,184 216,185 213,185 210,185 207,185 204,185 201,185 198,185 194,184 191,184 188,183 184,182 181,181 178,180 174,178 171,177 167,175 164,173 159,171 156,169 152,166 148,163 145,160 140,157 136,154 132,150 129,146 125,142 120,137 116,132 112,128 107,122 103,117 99,112 95,105 90,99 86,92 81,85 77,78 71,71 67,63 63,55 58,46 53,37 49,28 44,19 40,10 35,0">
            <text:p/>
          </draw:polygon>
          <draw:polygon draw:style-name="gr5" draw:layer="layout" svg:width="0.411cm" svg:height="0.224cm" svg:x="1.703cm" svg:y="0.486cm" svg:viewBox="0 0 412 225" draw:points="36,222 37,218 43,205 47,196 52,186 58,175 64,163 68,156 71,150 75,144 80,137 84,130 89,124 93,117 98,111 102,104 108,98 113,92 119,86 124,81 129,75 135,70 141,65 144,63 147,61 149,59 153,57 155,55 159,53 162,51 164,50 167,48 170,47 173,45 176,44 179,43 182,42 185,41 188,41 191,40 195,40 197,39 200,39 203,39 207,39 210,39 213,39 216,40 219,41 223,41 227,42 230,43 233,44 236,46 240,47 244,49 247,51 251,53 255,56 258,58 262,61 266,64 270,67 274,70 278,74 282,78 286,82 291,86 295,91 299,96 303,101 307,107 312,113 316,119 321,125 325,132 330,139 334,146 338,153 343,161 347,169 352,178 357,186 362,196 366,205 371,214 376,225 412,208 406,198 402,187 397,178 391,168 387,159 382,150 378,141 372,133 367,125 363,117 358,110 353,102 348,96 343,89 338,83 334,77 329,71 324,65 319,60 314,55 310,50 305,45 300,41 295,37 290,33 286,29 281,25 276,22 271,19 266,16 261,14 257,11 252,9 247,7 242,6 237,4 233,3 227,2 222,1 218,0 212,0 208,0 203,0 199,0 194,0 189,0 185,1 180,2 176,3 172,4 167,6 163,7 159,9 155,11 150,12 146,14 142,16 139,19 134,21 131,24 127,26 123,29 120,31 116,34 110,40 102,46 96,53 90,59 84,66 78,73 72,80 67,87 61,94 56,101 51,108 47,116 42,123 38,130 34,137 30,144 23,156 17,169 12,180 7,189 1,202 0,208">
            <text:p/>
          </draw:polygon>
          <draw:polygon draw:style-name="gr5" draw:layer="layout" svg:width="0.411cm" svg:height="0.224cm" svg:x="1.328cm" svg:y="0.691cm" svg:viewBox="0 0 412 225" draw:points="0,16 4,26 9,37 14,46 19,56 24,65 29,74 33,83 39,91 43,99 48,107 53,114 58,122 63,129 67,135 72,141 77,147 82,153 87,159 92,164 96,169 101,174 106,179 111,183 116,188 120,192 125,195 130,199 135,202 140,205 145,208 149,211 154,213 159,215 164,217 169,219 174,220 178,221 184,223 188,224 193,224 198,225 203,225 207,225 212,225 217,224 221,224 226,223 230,222 235,221 239,220 243,219 248,217 252,216 256,214 260,212 264,210 269,208 272,205 276,203 280,201 283,198 287,195 291,193 295,190 301,184 308,178 314,172 321,165 327,158 333,151 338,144 344,137 349,130 354,123 359,116 364,108 368,101 372,94 376,87 381,81 387,68 393,55 399,44 403,35 409,22 412,16 375,1 373,6 368,19 364,28 359,38 353,49 346,61 343,68 339,74 335,81 331,87 326,94 322,101 317,107 313,114 307,120 303,126 297,132 292,138 287,144 281,149 275,154 270,159 267,161 264,164 261,166 258,168 255,169 252,171 249,173 246,175 243,176 240,177 237,179 234,180 231,181 228,182 225,183 222,184 219,184 216,185 213,185 210,185 207,185 203,185 201,185 197,185 194,184 191,184 188,183 184,182 181,181 178,180 174,179 171,177 167,175 164,173 159,171 156,169 152,166 149,164 145,160 141,157 137,154 132,150 129,146 125,142 120,137 116,133 111,128 108,123 103,117 99,111 95,105 90,99 86,93 81,86 76,78 72,71 67,63 63,55 58,46 54,38 49,29 45,19 40,10 35,0">
            <text:p/>
          </draw:polygon>
          <draw:polygon draw:style-name="gr5" draw:layer="layout" svg:width="0.411cm" svg:height="0.225cm" svg:x="0.953cm" svg:y="0.485cm" svg:viewBox="0 0 412 226" draw:points="36,226 36,225 38,221 44,208 47,199 53,189 59,177 65,165 68,159 72,152 77,145 80,139 84,132 89,125 93,119 99,113 104,106 108,99 114,93 119,87 124,82 130,76 135,71 141,66 144,64 147,62 150,59 153,57 155,55 158,54 161,52 164,50 167,49 170,47 173,46 176,45 180,44 183,43 186,42 189,41 192,40 195,40 198,39 201,39 204,39 207,39 210,39 214,39 217,40 220,40 223,41 226,42 230,43 233,44 237,46 241,47 244,49 247,51 251,53 255,55 258,58 263,60 266,63 270,67 274,70 278,74 282,78 287,82 291,86 295,90 299,96 303,101 308,107 312,112 316,118 321,124 325,131 330,138 334,145 339,153 343,160 348,169 352,177 357,186 362,194 367,204 371,214 376,224 412,207 406,197 402,187 397,177 392,167 387,158 382,149 377,141 372,132 368,124 363,117 358,109 353,102 349,95 343,89 338,82 334,76 329,70 324,65 319,59 315,54 310,49 305,45 300,40 296,36 291,32 285,29 281,25 276,22 271,19 266,16 261,13 256,11 251,9 247,7 242,5 237,4 232,3 227,2 222,1 218,1 213,0 208,0 203,0 199,0 194,1 189,1 185,2 180,2 176,4 171,5 167,7 163,8 158,9 155,11 151,13 146,15 142,17 138,20 135,22 131,24 127,27 124,30 120,33 116,36 110,42 102,48 96,54 90,61 84,68 78,75 72,82 67,89 62,96 56,104 51,111 47,118 43,125 38,132 34,139 31,146 23,159 17,171 12,182 8,192 2,206 0,211 36,226 36,225">
            <text:p/>
          </draw:polygon>
          <draw:polygon draw:style-name="gr5" draw:layer="layout" svg:width="0.411cm" svg:height="0.224cm" svg:x="0.578cm" svg:y="0.693cm" svg:viewBox="0 0 412 225" draw:points="0,16 4,26 10,37 14,46 19,56 24,65 29,74 34,83 39,91 44,99 48,106 53,114 58,121 63,128 68,135 72,141 77,147 82,153 87,159 91,164 96,169 101,174 106,179 111,183 116,187 121,191 125,195 130,199 135,202 140,205 145,207 150,210 154,213 159,214 164,216 169,219 174,220 179,221 184,222 189,223 193,223 198,225 203,225 208,225 213,225 217,224 221,223 226,223 231,222 235,221 240,219 244,219 248,217 252,215 256,213 260,211 265,210 268,207 273,205 277,202 280,200 284,198 287,195 291,192 295,190 302,184 309,178 315,171 321,165 327,158 333,151 339,144 344,137 349,130 355,122 360,115 364,109 368,101 372,94 377,87 381,80 387,67 394,55 399,44 404,35 410,22 412,16 375,2 374,6 368,19 364,28 358,38 352,49 346,61 343,67 339,74 335,81 331,87 327,94 322,100 318,107 313,113 308,120 303,126 298,132 292,138 287,143 282,149 276,154 270,159 268,161 265,163 261,165 258,167 255,169 252,171 249,173 247,175 244,176 241,177 238,179 235,180 232,181 229,182 225,183 223,183 220,184 217,185 214,185 211,185 208,185 204,185 201,185 198,185 195,184 191,184 188,183 185,182 181,181 178,180 175,178 171,177 168,175 164,173 160,171 156,169 152,166 149,163 145,160 141,157 137,154 133,150 129,146 125,142 120,137 116,132 112,127 108,122 104,117 99,112 95,105 90,99 85,92 81,85 77,78 72,71 68,63 63,55 58,46 54,37 50,28 45,19 40,10 35,0">
            <text:p/>
          </draw:polygon>
          <draw:polygon draw:style-name="gr5" draw:layer="layout" svg:width="0.41cm" svg:height="0.224cm" svg:x="0.203cm" svg:y="0.486cm" svg:viewBox="0 0 411 225" draw:points="36,222 38,218 44,205 48,196 52,186 58,175 65,162 68,156 72,150 76,143 80,137 84,130 88,123 93,117 98,110 103,104 108,98 113,92 118,86 124,81 129,75 135,70 141,65 143,63 146,61 149,58 152,56 155,55 158,53 161,51 164,49 167,48 170,47 173,45 176,44 179,43 182,42 185,41 188,41 191,40 194,40 197,39 200,39 204,39 207,39 210,39 213,39 216,40 219,40 223,41 226,42 229,43 233,44 236,46 240,47 243,49 247,51 250,53 254,55 258,58 262,61 266,64 270,67 274,70 277,74 281,78 286,82 290,86 294,91 299,96 303,101 308,107 311,113 316,119 320,125 324,132 329,139 334,146 338,153 343,161 347,169 352,178 356,186 361,196 366,205 371,214 375,225 411,208 406,198 401,187 396,178 391,168 386,159 381,150 377,141 372,133 367,125 362,117 357,110 352,102 347,96 343,89 338,83 333,77 328,71 324,65 318,60 314,55 309,50 305,45 299,41 295,37 290,33 285,29 280,25 275,22 271,19 266,16 261,14 256,11 251,9 246,7 242,5 237,4 232,3 227,1 222,1 217,0 212,0 208,0 203,0 199,0 193,0 189,0 184,1 180,2 176,3 171,4 167,5 163,7 158,8 154,10 150,12 146,14 143,16 138,19 135,21 130,23 127,26 123,29 120,31 116,34 109,40 102,46 96,53 89,59 83,66 78,73 72,80 67,86 61,94 56,101 51,108 47,115 43,122 38,129 34,136 30,143 23,156 17,168 12,179 7,189 1,202 0,208">
            <text:p/>
          </draw:polygon>
          <draw:polygon draw:style-name="gr5" draw:layer="layout" svg:width="0.038cm" svg:height="0.027cm" svg:x="0.202cm" svg:y="0.693cm" svg:viewBox="0 0 39 28" draw:points="1,0 0,2 0,4 0,6 0,9 0,11 0,13 1,14 2,16 3,18 4,19 5,21 6,22 8,24 9,24 11,25 12,26 14,27 16,27 18,27 20,28 21,28 23,27 25,27 27,26 29,26 30,24 32,24 33,22 35,20 36,18 38,17 39,14">
            <text:p/>
          </draw:polygon>
          <draw:polygon draw:style-name="gr5" draw:layer="layout" svg:width="0.076cm" svg:height="0.054cm" svg:x="0.182cm" svg:y="0.663cm" svg:viewBox="0 0 77 55" draw:points="77,25 76,23 75,21 74,19 73,17 72,15 70,14 69,12 68,11 66,9 64,8 63,7 61,6 59,4 58,4 56,3 54,2 51,1 47,1 44,0 40,0 36,0 32,1 29,1 25,3 22,4 19,6 16,8 12,11 10,12 8,16 5,19 4,22 3,24 2,25 1,27 1,29 0,31 0,33 0,35 0,37 0,39 0,41 0,43 0,45 1,48 1,50 1,52 3,55">
            <text:p/>
          </draw:polygon>
          <draw:polygon draw:style-name="gr5" draw:layer="layout" svg:width="0.448cm" svg:height="0.252cm" svg:x="0.185cm" svg:y="0.685cm" svg:viewBox="0 0 449 253" draw:points="377,0 373,10 368,19 363,28 359,37 354,45 350,54 345,61 341,69 336,76 332,83 328,90 323,96 319,102 315,108 311,113 307,118 303,123 299,128 295,132 291,137 287,140 284,144 280,147 276,150 273,153 270,155 266,158 262,161 259,162 257,164 254,166 251,167 248,169 245,170 242,170 240,172 237,172 234,172 232,173 230,173 227,173 225,173 222,173 220,173 218,173 216,173 214,173 211,172 209,172 207,171 204,170 201,170 199,169 197,167 194,167 192,166 189,164 187,163 185,161 182,160 179,158 177,155 174,154 172,152 167,148 162,143 157,138 151,133 147,127 142,122 137,116 132,110 128,104 123,97 119,91 115,85 111,79 107,73 104,66 101,61 94,48 88,38 83,28 80,19 74,7 72,3 0,32 2,38 8,52 13,62 18,73 24,86 32,98 36,106 40,113 44,120 49,127 54,135 59,142 64,150 70,157 75,165 82,172 88,179 94,187 101,193 108,200 116,207 122,213 127,216 130,219 135,222 139,225 143,227 148,230 151,233 156,235 161,238 165,239 170,242 175,244 180,245 185,247 190,248 195,250 200,250 206,251 211,252 216,252 222,253 227,253 233,252 239,251 244,251 250,250 256,248 261,247 267,245 273,243 278,241 284,239 289,236 295,233 300,230 305,226 311,223 316,219 321,215 326,211 332,206 337,201 343,196 348,191 353,185 357,180 362,174 368,168 373,161 378,155 383,148 388,141 393,133 398,125 403,117 408,109 413,100 418,92 423,83 428,73 433,64 438,54 443,43 449,33">
            <text:p/>
          </draw:polygon>
          <draw:polygon draw:style-name="gr5" draw:layer="layout" svg:width="0.448cm" svg:height="0.252cm" svg:x="0.561cm" svg:y="0.466cm" svg:viewBox="0 0 449 253" draw:points="449,221 446,214 440,201 435,191 430,179 423,167 416,154 412,147 408,140 403,132 399,125 394,117 389,110 384,102 378,95 372,88 366,80 360,73 353,66 347,59 339,52 332,45 325,39 317,33 309,27 304,25 300,22 296,20 291,17 287,14 282,13 277,11 273,8 267,7 263,5 258,4 253,3 247,2 242,1 237,0 232,0 226,0 220,0 215,0 209,1 204,2 198,2 192,4 187,5 181,7 175,8 169,11 164,14 159,17 153,19 148,23 142,26 137,29 132,33 127,37 121,41 116,46 110,51 105,56 100,61 95,66 90,72 85,78 80,84 75,91 69,98 65,104 60,111 55,119 50,126 45,135 40,143 35,151 30,160 25,170 20,179 15,188 10,198 4,209 0,219 71,253 75,242 80,233 85,224 89,215 94,207 98,198 103,191 107,183 111,176 116,169 120,163 124,156 129,150 132,144 137,139 141,134 145,129 149,124 153,120 157,116 160,112 164,108 167,105 171,102 174,99 178,97 181,94 185,92 188,89 191,88 194,86 197,85 200,84 203,83 205,82 207,81 210,80 213,80 216,80 218,79 220,79 223,79 225,79 227,79 230,79 232,79 234,80 237,80 239,80 241,81 243,82 246,83 248,83 251,85 253,86 256,87 258,89 261,89 263,92 265,92 271,97 276,101 281,105 287,109 291,114 297,119 301,125 306,131 310,136 316,142 320,149 324,155 329,161 332,167 336,173 341,180 344,186 347,192 354,204 360,215 364,225 368,233 374,245 375,249">
            <text:p/>
          </draw:polygon>
          <draw:polygon draw:style-name="gr5" draw:layer="layout" svg:width="0.447cm" svg:height="0.252cm" svg:x="0.936cm" svg:y="0.683cm" svg:viewBox="0 0 448 253" draw:points="377,0 372,10 367,19 363,28 358,37 354,46 349,54 345,62 340,69 336,76 332,83 327,90 323,96 319,102 315,108 310,113 306,119 303,124 299,128 295,133 291,137 287,141 283,144 280,147 276,151 273,153 269,156 266,159 263,161 260,163 257,164 253,166 250,167 248,169 245,170 242,171 240,172 237,172 235,173 232,173 230,174 227,174 225,174 223,174 220,174 218,174 216,174 214,173 211,173 208,172 207,172 204,171 202,170 199,169 197,168 194,167 192,166 189,164 187,163 184,161 182,160 180,158 177,156 174,154 172,152 166,148 162,143 157,138 151,133 146,127 142,122 137,116 132,110 128,103 124,97 119,91 115,85 111,79 107,72 104,66 101,60 94,48 88,37 84,27 80,19 74,7 73,3 0,31 2,37 8,51 13,61 18,73 25,85 32,98 36,105 40,113 45,120 49,127 54,135 59,142 64,150 70,157 76,165 82,172 88,180 94,186 101,193 108,201 115,207 122,213 127,216 130,219 135,222 139,225 143,228 147,230 152,233 156,235 161,238 165,240 170,242 174,244 180,246 185,247 190,248 195,250 200,251 205,251 211,252 217,252 222,253 227,253 233,252 238,252 244,251 250,250 255,249 261,247 267,246 273,244 278,241 283,239 289,236 294,233 300,230 305,227 310,223 316,219 321,215 327,211 331,206 337,202 342,196 347,192 352,186 358,180 363,174 367,168 372,162 377,155 383,148 388,141 393,133 398,126 402,118 408,109 413,101 418,92 423,83 428,73 433,64 438,54 443,44 448,33">
            <text:p/>
          </draw:polygon>
          <draw:polygon draw:style-name="gr5" draw:layer="layout" svg:width="0.447cm" svg:height="0.251cm" svg:x="1.312cm" svg:y="0.466cm" svg:viewBox="0 0 448 252" draw:points="448,223 445,217 439,203 434,193 429,182 422,169 416,156 411,149 407,141 403,134 398,127 393,119 388,111 383,104 377,96 372,89 365,81 360,74 353,66 346,60 339,53 332,46 325,40 321,37 317,33 313,31 309,28 305,25 300,22 296,20 291,17 286,15 282,13 277,10 273,9 268,7 263,5 258,4 252,3 247,2 242,0 237,0 231,0 226,0 220,0 215,0 209,0 204,1 198,2 192,3 187,4 181,6 175,8 170,10 164,13 159,15 153,18 147,21 142,25 137,28 132,32 126,36 121,40 116,45 110,50 105,55 100,60 95,65 90,71 85,77 79,83 75,89 70,96 64,103 60,110 54,118 49,125 44,133 39,142 34,150 30,159 25,168 20,177 14,187 10,197 5,207 0,218 70,251 75,241 79,232 85,223 89,214 93,205 98,197 102,189 107,182 111,174 116,168 119,161 124,155 129,149 133,143 136,138 141,133 145,128 148,123 153,119 156,115 160,111 164,107 167,104 171,101 174,98 178,95 181,93 184,91 187,89 191,87 194,85 197,84 200,83 202,82 205,81 207,80 210,80 212,79 215,78 217,78 219,78 222,78 224,78 227,78 229,78 231,78 234,79 236,80 238,80 240,81 243,81 245,83 247,84 250,84 252,85 255,87 258,88 260,90 262,91 265,93 267,95 270,96 273,98 275,100 280,105 285,110 291,115 296,120 300,126 306,131 310,137 314,143 319,150 323,156 328,163 332,168 336,175 340,182 343,188 347,194 353,206 358,217 364,227 367,235 372,248 374,252">
            <text:p/>
          </draw:polygon>
          <draw:polygon draw:style-name="gr5" draw:layer="layout" svg:width="0.447cm" svg:height="0.252cm" svg:x="1.686cm" svg:y="0.685cm" svg:viewBox="0 0 448 253" draw:points="376,0 372,10 367,19 363,28 358,37 354,45 349,54 345,61 340,69 336,76 332,83 327,90 323,96 319,102 314,108 310,113 306,118 302,123 298,128 295,132 290,137 287,140 283,144 280,147 275,150 272,153 269,155 266,158 262,160 259,162 256,164 253,166 250,167 247,169 245,170 242,170 239,171 237,172 234,172 232,173 229,173 227,173 225,173 222,173 220,173 218,173 215,173 213,173 211,172 209,172 206,171 204,170 201,170 199,169 196,167 194,167 192,165 189,164 187,163 184,161 181,160 179,158 176,155 174,154 172,152 167,147 161,143 156,138 151,133 146,127 141,122 137,116 132,110 128,103 123,97 119,91 114,85 111,79 107,72 104,66 100,60 94,48 88,37 83,27 79,19 74,7 73,3 0,31 2,37 8,51 12,62 18,73 24,85 31,98 36,105 39,112 44,120 48,127 54,135 59,142 64,150 70,157 75,164 81,172 87,179 94,186 101,193 107,200 114,207 122,213 126,216 130,219 134,222 138,225 142,227 147,230 151,233 156,235 161,237 165,239 170,242 175,244 179,245 184,247 189,248 194,250 200,250 205,251 211,251 216,252 221,253 227,252 232,252 238,251 244,251 249,250 255,248 261,247 266,245 272,243 277,241 283,239 289,236 294,233 299,230 305,227 310,223 316,219 321,215 326,211 332,206 337,201 342,196 347,191 352,185 357,180 362,174 367,168 373,161 378,155 382,148 388,141 392,133 397,125 402,117 408,109 413,100 418,92 423,83 428,73 433,64 438,54 442,43 448,33">
            <text:p/>
          </draw:polygon>
          <draw:polygon draw:style-name="gr5" draw:layer="layout" svg:width="0.447cm" svg:height="0.252cm" svg:x="2.061cm" svg:y="0.466cm" svg:viewBox="0 0 448 253" draw:points="448,220 445,214 439,200 434,190 429,179 422,167 415,154 411,146 407,139 402,132 398,125 393,117 388,110 382,102 377,95 372,88 366,80 359,73 353,66 346,59 340,52 332,45 325,39 320,36 317,33 313,30 308,27 304,25 300,22 296,20 291,17 286,14 282,13 277,11 272,8 267,7 262,5 258,4 252,2 247,2 242,1 236,0 231,0 225,0 220,0 214,0 209,1 204,2 197,2 192,4 186,5 181,7 175,9 170,11 164,14 158,16 153,20 148,23 142,26 136,29 132,33 126,37 121,41 116,46 110,51 105,56 100,61 95,66 90,72 85,78 80,84 74,91 70,98 65,104 60,111 55,119 49,126 44,135 40,143 35,151 30,160 24,170 20,179 15,188 10,198 5,209 0,219 71,253 75,242 80,233 85,224 89,215 93,207 98,198 102,191 107,183 111,176 116,169 120,163 124,156 129,150 133,144 136,139 141,134 145,129 149,124 153,120 157,115 160,112 164,108 168,105 171,102 175,99 178,97 182,94 185,92 188,89 191,88 194,86 197,85 199,83 202,83 205,82 208,81 210,80 213,80 215,79 218,79 220,79 222,79 224,79 227,79 229,79 232,79 234,80 236,80 239,80 241,81 243,82 246,83 248,83 251,85 253,86 255,86 258,88 260,89 263,91 265,92 268,95 270,97 273,98 275,100 280,104 286,109 291,114 296,119 301,125 305,130 310,136 315,142 319,148 324,155 328,161 332,167 336,173 340,179 344,186 346,192 353,203 359,214 363,224 367,233 373,245 374,248">
            <text:p/>
          </draw:polygon>
          <draw:polygon draw:style-name="gr5" draw:layer="layout" svg:width="0.076cm" svg:height="0.053cm" svg:x="2.435cm" svg:y="0.686cm" svg:viewBox="0 0 77 54" draw:points="0,28 1,30 2,33 3,35 4,37 6,39 6,40 8,42 9,43 11,45 12,46 14,47 15,48 17,49 19,50 20,51 22,52 24,52 25,53 27,53 29,54 33,54 37,54 40,54 44,53 47,52 51,51 54,50 57,48 61,46 64,44 66,41 69,38 71,35 73,32 74,30 74,29 75,27 75,25 76,23 76,21 76,19 77,17 77,15 77,13 76,11 76,9 76,7 75,4 74,2 74,0">
            <text:p/>
          </draw:polygon>
          <draw:polygon draw:style-name="gr6" draw:layer="layout" svg:width="0.038cm" svg:height="0.027cm" svg:x="2.493cm" svg:y="1.527cm" svg:viewBox="0 0 39 28" draw:points="37,28 37,25 38,23 39,21 39,19 38,16 37,14 37,13 37,11 35,9 34,8 33,6 32,5 30,4 29,3 27,1 26,1 23,1 22,0 20,0 18,0 16,0 14,0 13,0 11,1 9,1 8,3 6,4 4,5 3,7 2,8 0,10 0,13">
            <text:p/>
          </draw:polygon>
          <draw:polygon draw:style-name="gr6" draw:layer="layout" svg:width="0.412cm" svg:height="0.225cm" svg:x="2.118cm" svg:y="1.537cm" svg:viewBox="0 0 413 226" draw:points="0,17 5,27 9,37 14,47 19,57 24,66 29,75 34,83 39,91 43,99 48,107 53,115 58,122 62,129 68,135 73,142 77,148 82,154 87,160 92,165 96,170 101,175 106,180 111,184 116,188 120,192 126,196 131,200 135,203 140,206 145,209 150,211 155,214 160,216 165,218 169,220 174,221 179,222 184,223 189,224 193,225 198,225 204,226 208,226 213,225 217,225 222,225 227,224 231,223 236,222 240,221 244,220 248,218 253,216 257,215 261,213 265,211 269,209 273,206 277,204 280,201 284,199 288,196 292,194 295,191 302,185 309,179 315,172 321,166 328,159 334,152 339,145 345,138 350,131 355,123 360,116 365,109 369,102 374,95 377,88 381,81 388,69 394,56 400,46 404,36 410,22 413,17 376,3 374,7 368,20 365,28 359,39 354,50 346,62 343,69 340,75 336,81 332,88 327,94 323,101 318,108 313,114 309,120 304,127 299,133 293,139 287,145 282,150 276,155 270,160 268,162 265,164 262,166 259,168 256,170 253,172 250,174 247,175 244,177 241,178 238,180 235,181 232,182 229,183 226,184 223,184 220,185 217,185 214,186 211,186 207,186 204,186 201,186 198,186 195,185 192,185 188,184 185,183 182,182 178,181 175,179 171,178 168,176 164,174 160,172 156,170 153,167 149,164 145,161 141,158 137,155 133,151 129,147 125,143 120,138 117,133 112,128 108,123 103,118 99,112 95,106 90,99 86,93 81,86 77,79 72,72 68,63 63,55 59,47 53,38 49,29 45,20 39,10 35,0">
            <text:p/>
          </draw:polygon>
          <draw:polygon draw:style-name="gr6" draw:layer="layout" svg:width="0.412cm" svg:height="0.224cm" svg:x="1.742cm" svg:y="1.33cm" svg:viewBox="0 0 413 225" draw:points="36,222 38,218 44,205 48,196 53,186 58,175 66,163 69,156 72,150 76,143 81,137 85,130 89,124 94,118 99,111 103,105 108,98 114,92 119,86 125,80 131,75 136,70 141,65 144,63 147,61 150,58 153,56 156,55 159,53 162,51 165,49 168,48 171,47 175,45 178,44 181,43 184,42 186,41 189,40 192,40 196,39 198,39 202,39 205,39 208,39 211,39 214,39 218,40 221,40 224,41 227,42 230,43 234,44 237,45 241,47 244,49 248,51 252,53 255,55 260,58 263,61 267,64 271,67 275,70 279,74 283,78 287,82 292,87 296,91 300,96 304,102 308,107 313,112 317,118 322,125 326,131 331,138 335,146 340,153 345,161 349,169 353,178 358,186 362,196 368,204 372,214 377,225 413,207 408,198 403,187 398,178 393,168 388,159 383,150 378,141 373,133 368,125 364,118 359,110 354,103 349,96 345,89 340,83 335,77 330,71 325,65 320,60 316,55 311,50 306,45 301,41 296,37 292,33 287,29 282,25 277,22 272,20 267,17 262,14 258,11 253,10 248,7 243,5 238,4 233,3 228,2 224,1 218,0 214,0 209,0 204,0 200,0 195,0 190,1 186,1 181,2 177,3 172,5 168,5 164,7 159,8 155,11 151,13 147,14 143,17 139,19 135,22 132,23 128,26 125,29 120,31 117,34 110,40 103,46 97,53 91,59 85,66 79,73 73,80 67,87 62,94 57,101 52,109 48,115 43,123 39,130 35,136 31,143 24,156 18,168 12,179 8,189 2,202 0,208">
            <text:p/>
          </draw:polygon>
          <draw:polygon draw:style-name="gr6" draw:layer="layout" svg:width="0.411cm" svg:height="0.224cm" svg:x="1.367cm" svg:y="1.536cm" svg:viewBox="0 0 412 225" draw:points="0,16 5,26 9,36 14,46 20,56 24,65 29,74 33,83 39,91 44,99 48,107 53,114 58,121 63,128 67,135 72,141 77,147 82,153 87,159 92,164 97,169 101,174 107,179 111,183 116,187 120,191 125,195 130,199 135,202 140,205 144,208 149,210 155,213 159,215 164,217 169,219 174,220 179,221 183,223 189,223 193,224 198,224 203,225 208,225 212,225 217,224 221,223 226,223 230,222 235,221 239,220 244,219 248,217 252,215 256,214 260,212 264,210 268,208 272,205 276,203 280,200 284,198 287,195 291,193 294,190 301,184 308,178 315,171 321,165 327,158 333,151 339,144 344,137 349,130 354,122 359,116 364,108 368,101 373,94 376,87 380,80 387,67 393,55 399,44 403,35 409,21 412,16 375,1 373,5 368,19 363,27 358,38 353,49 346,61 343,67 339,74 335,81 331,87 327,93 322,100 318,107 313,113 308,119 303,126 297,132 292,138 287,143 281,149 275,154 269,159 267,161 264,163 261,165 258,167 255,169 252,171 250,173 247,174 244,176 241,177 238,179 235,180 232,181 229,182 226,183 222,183 219,184 216,184 214,185 211,185 208,185 204,185 201,185 197,185 194,184 191,184 188,183 184,182 181,181 178,180 174,178 171,177 167,175 164,173 160,171 156,169 152,166 149,163 145,160 141,157 137,154 133,150 129,146 125,142 120,137 116,133 112,128 108,122 104,117 99,111 95,105 90,99 86,92 81,86 77,78 72,71 68,63 64,55 58,46 54,38 50,28 45,19 40,10 35,0">
            <text:p/>
          </draw:polygon>
          <draw:polygon draw:style-name="gr6" draw:layer="layout" svg:width="0.411cm" svg:height="0.225cm" svg:x="0.992cm" svg:y="1.329cm" svg:viewBox="0 0 412 226" draw:points="37,226 38,221 44,208 48,200 53,189 58,177 65,165 68,159 73,153 77,146 80,139 84,132 89,126 94,119 99,112 103,106 109,100 114,93 119,87 125,82 130,76 136,71 142,66 144,64 148,61 150,59 153,57 156,55 159,53 162,52 165,50 168,48 171,47 173,46 176,44 180,43 182,42 186,41 189,41 192,40 195,40 198,39 201,39 204,39 207,39 210,39 214,39 217,40 220,40 223,41 227,42 230,43 234,44 237,45 240,47 244,49 247,51 251,53 255,55 259,57 262,60 266,63 271,66 274,70 278,74 283,77 287,82 290,86 295,91 299,96 304,101 308,106 312,112 316,118 321,125 325,131 330,138 334,145 339,153 343,161 348,168 352,177 358,186 362,195 367,204 371,214 376,224 412,207 407,197 401,187 397,177 392,168 387,158 382,150 377,141 373,133 368,125 363,117 358,109 353,102 349,95 343,89 339,82 334,76 329,70 324,65 319,59 315,54 310,49 305,44 300,40 295,36 290,32 286,28 281,25 276,22 271,19 266,16 262,13 256,11 251,9 247,7 242,6 237,4 232,3 227,1 222,1 218,0 213,0 208,0 204,0 199,0 194,0 190,1 185,1 181,3 176,3 172,4 167,6 163,7 159,9 154,11 151,13 146,15 142,18 139,19 135,22 131,24 128,27 123,30 120,32 116,35 110,41 103,47 96,54 90,61 84,68 78,74 73,82 67,89 62,96 57,104 52,111 47,118 42,125 38,132 34,139 31,146 23,159 17,171 12,183 8,192 2,206 0,212">
            <text:p/>
          </draw:polygon>
          <draw:polygon draw:style-name="gr6" draw:layer="layout" svg:width="0.411cm" svg:height="0.225cm" svg:x="0.618cm" svg:y="1.537cm" svg:viewBox="0 0 412 226" draw:points="0,17 4,27 9,37 15,47 20,57 24,66 29,75 34,83 39,91 44,99 48,107 53,115 58,122 63,129 67,135 72,142 77,148 82,154 87,160 92,165 96,170 101,175 106,180 111,184 116,188 121,192 126,196 130,200 135,203 140,206 145,209 150,211 155,214 159,216 164,218 169,220 174,221 179,222 184,223 189,224 193,225 198,225 203,226 208,226 212,225 217,225 221,225 226,224 231,223 235,222 240,221 244,219 248,218 252,216 256,215 260,213 264,210 268,208 272,206 276,204 280,201 284,199 287,196 291,193 294,190 301,185 308,179 314,172 321,166 327,159 332,152 338,145 344,138 349,130 354,123 359,116 364,109 368,102 372,95 377,88 380,81 387,68 393,56 399,45 403,35 409,22 412,16 375,2 373,6 368,19 363,28 359,38 353,49 346,62 342,68 338,75 335,81 331,88 327,94 322,101 317,107 313,114 308,120 303,127 298,133 292,139 287,144 281,150 276,155 270,160 267,162 264,164 261,166 258,168 255,170 252,172 250,174 247,175 244,177 241,178 238,180 235,181 232,182 228,183 225,184 222,184 219,185 216,185 214,186 211,186 207,186 204,186 201,186 198,185 195,185 191,185 188,184 185,183 181,182 178,181 174,179 171,178 167,176 164,174 160,172 156,170 153,167 149,164 145,161 141,158 137,155 133,151 129,147 125,143 120,138 117,133 112,128 108,123 104,118 99,112 95,106 90,99 86,93 82,86 77,79 72,72 68,63 63,55 58,47 54,38 49,29 45,20 40,10 35,0">
            <text:p/>
          </draw:polygon>
          <draw:polygon draw:style-name="gr6" draw:layer="layout" svg:width="0.411cm" svg:height="0.224cm" svg:x="0.243cm" svg:y="1.33cm" svg:viewBox="0 0 412 225" draw:points="36,222 38,218 43,204 48,196 52,186 58,175 65,162 68,156 72,150 76,143 80,137 84,130 89,124 93,117 98,111 103,104 108,98 113,92 118,86 124,80 129,75 135,70 141,65 144,63 147,60 150,58 153,56 156,55 158,53 161,51 165,49 168,48 171,46 174,45 177,44 179,43 182,42 185,41 188,40 191,40 194,39 197,39 201,39 204,39 207,39 210,39 213,39 216,40 220,40 223,41 226,42 230,43 233,44 236,45 240,47 243,49 247,51 251,53 255,55 258,58 262,60 266,64 270,67 274,70 278,74 282,78 287,82 291,87 295,91 299,96 304,102 307,107 312,112 316,118 321,125 325,131 330,138 334,146 339,153 343,161 348,169 352,178 357,186 362,196 366,204 372,214 376,225 412,207 407,198 402,187 397,178 392,168 387,159 382,150 377,141 372,133 367,125 363,118 358,110 353,103 348,96 344,89 339,83 334,77 329,71 324,65 319,60 315,55 310,50 305,45 300,41 295,37 291,33 285,29 280,25 276,22 271,20 266,17 261,14 256,11 251,10 247,7 242,5 237,4 232,3 227,2 223,1 218,0 213,0 208,0 203,0 199,0 194,0 190,1 185,1 180,2 176,3 171,5 167,5 163,7 159,8 155,11 151,13 146,14 142,17 138,19 135,21 131,23 127,26 124,28 120,31 116,34 110,40 103,46 96,53 90,59 84,66 78,73 72,80 67,87 62,94 57,101 51,109 47,115 43,122 38,129 34,136 31,143 24,156 17,168 12,179 8,189 1,202 0,207">
            <text:p/>
          </draw:polygon>
          <draw:polygon draw:style-name="gr6" draw:layer="layout" svg:width="0.037cm" svg:height="0.027cm" svg:x="0.242cm" svg:y="1.537cm" svg:viewBox="0 0 38 28" draw:points="1,0 0,2 0,5 0,7 0,9 0,11 0,12 0,14 1,16 2,18 3,19 4,20 6,22 7,23 9,24 10,25 12,26 14,26 15,27 17,27 19,28 21,27 23,27 25,26 26,26 28,26 30,24 31,23 33,22 34,20 35,18 37,16 38,14">
            <text:p/>
          </draw:polygon>
          <draw:polygon draw:style-name="gr6" draw:layer="layout" svg:width="0.076cm" svg:height="0.053cm" svg:x="0.222cm" svg:y="1.507cm" svg:viewBox="0 0 77 54" draw:points="77,25 76,23 74,21 73,18 72,17 71,15 70,13 68,12 67,10 65,9 64,7 63,6 60,5 59,4 58,3 56,3 54,2 51,1 47,0 43,0 40,0 36,0 32,0 28,1 25,3 21,4 18,6 15,8 12,10 10,12 7,15 5,18 3,21 2,23 2,25 1,26 0,29 0,30 0,32 0,35 0,37 0,38 0,41 0,43 0,44 0,47 1,49 1,52 2,54">
            <text:p/>
          </draw:polygon>
          <draw:polygon draw:style-name="gr6" draw:layer="layout" svg:width="0.447cm" svg:height="0.252cm" svg:x="0.225cm" svg:y="1.529cm" svg:viewBox="0 0 448 253" draw:points="377,0 373,10 367,19 363,28 358,37 354,45 350,54 345,61 341,69 336,76 332,83 328,89 323,96 319,102 315,108 311,113 306,118 303,123 298,128 295,132 290,136 287,140 283,144 280,147 276,150 273,153 269,155 266,158 262,160 259,162 256,164 254,166 251,167 248,169 245,169 242,170 239,171 237,172 234,172 232,172 229,173 227,173 225,173 222,173 220,173 218,173 215,173 214,172 211,172 209,172 206,171 204,170 201,169 199,169 197,167 194,166 192,165 189,164 186,163 184,161 182,159 179,157 177,155 174,154 172,152 167,148 161,143 156,138 151,133 146,127 142,122 136,116 132,110 128,103 123,97 120,91 115,85 111,79 107,72 104,66 100,60 94,49 88,37 83,27 80,19 74,7 73,3 0,31 2,38 8,51 12,62 18,73 24,85 32,98 36,105 40,113 44,120 49,127 54,135 59,142 64,150 70,157 75,165 81,172 88,179 94,186 101,193 108,200 115,207 122,213 127,216 130,219 135,222 139,225 143,227 147,230 152,233 156,235 160,237 165,239 170,241 175,244 180,245 185,247 189,248 195,250 200,250 206,251 211,252 217,252 222,253 227,252 233,252 239,251 244,250 249,250 255,248 261,247 266,245 273,243 278,241 283,238 289,235 295,233 300,229 305,226 311,223 316,219 321,215 326,211 332,206 337,201 342,196 347,191 352,185 357,180 362,174 368,167 373,161 378,154 383,148 387,141 392,133 397,125 403,117 408,109 413,100 418,91 423,82 428,73 433,64 438,54 443,43 448,33">
            <text:p/>
          </draw:polygon>
          <draw:polygon draw:style-name="gr6" draw:layer="layout" svg:width="0.447cm" svg:height="0.252cm" svg:x="0.601cm" svg:y="1.31cm" svg:viewBox="0 0 448 253" draw:points="448,221 445,214 439,200 434,190 429,179 423,167 415,154 411,147 407,139 402,132 398,125 393,117 388,110 383,102 377,95 371,88 365,80 359,73 352,65 346,59 339,52 332,45 324,39 316,33 309,27 304,25 300,22 295,19 291,17 286,14 281,13 277,11 272,8 267,7 262,5 257,4 252,2 247,2 241,1 236,0 231,0 225,0 219,0 214,0 209,1 203,1 197,2 192,4 186,5 181,7 175,8 169,11 163,13 158,16 153,19 147,22 142,25 136,29 131,33 126,37 121,41 115,46 110,50 105,56 100,61 95,66 90,72 84,78 80,84 74,91 69,97 64,104 59,111 54,119 49,126 45,134 39,143 34,151 29,160 24,169 19,178 14,188 9,198 4,209 0,219 70,253 75,242 80,233 84,224 89,215 93,206 98,198 102,191 106,183 111,176 115,169 120,162 124,156 128,150 132,144 136,139 140,133 144,128 148,124 152,120 156,116 159,112 163,108 167,105 170,101 174,99 178,96 181,94 184,91 187,89 190,88 193,86 196,85 199,83 202,83 205,82 207,81 210,80 212,80 215,79 217,79 219,79 222,79 224,79 226,79 229,79 231,79 233,80 236,80 238,80 240,81 243,82 245,83 248,83 250,85 253,86 255,86 257,88 259,89 262,91 264,92 270,97 276,100 280,104 286,109 291,114 296,119 301,125 305,131 310,136 314,142 319,148 323,155 328,161 332,167 336,173 340,179 343,186 346,192 353,204 358,215 364,224 367,233 373,245 374,249">
            <text:p/>
          </draw:polygon>
          <draw:polygon draw:style-name="gr6" draw:layer="layout" svg:width="0.447cm" svg:height="0.252cm" svg:x="0.976cm" svg:y="1.527cm" svg:viewBox="0 0 448 253" draw:points="376,0 371,9 367,19 362,28 358,37 353,45 349,54 344,61 340,69 335,76 331,83 327,90 323,96 318,102 314,108 310,113 306,119 302,124 298,128 294,132 290,136 287,140 283,144 279,147 276,150 272,153 269,156 266,158 262,161 259,162 256,164 253,165 250,167 248,168 245,170 242,171 239,171 236,172 234,173 232,173 230,174 227,174 225,174 222,174 220,174 218,174 215,173 213,173 211,173 208,172 206,171 204,171 201,170 199,168 196,168 194,167 192,165 189,164 187,162 184,161 181,159 179,158 177,156 174,154 171,152 166,148 161,143 156,138 151,133 146,127 141,121 137,116 132,109 128,103 123,97 119,91 115,84 111,79 107,72 104,66 101,60 94,48 88,37 83,27 79,19 74,6 73,3 0,31 2,37 8,51 13,61 18,73 24,85 31,98 36,105 40,112 45,120 49,127 54,135 59,142 64,150 70,157 75,165 81,172 88,180 94,186 101,193 107,200 115,207 122,213 126,216 130,219 134,222 138,225 142,228 147,230 151,233 156,235 160,237 165,240 170,242 174,244 179,245 184,247 190,248 195,249 200,251 205,251 210,252 216,252 222,253 227,253 233,252 238,252 243,251 249,250 255,249 261,247 266,245 272,243 278,241 283,239 288,236 294,233 299,230 305,227 310,223 315,219 321,215 326,211 331,206 337,201 341,196 347,191 352,186 357,180 362,174 367,168 372,162 377,155 383,148 387,141 392,133 398,125 402,117 407,109 412,101 417,92 423,82 427,73 433,64 437,54 442,43 448,33">
            <text:p/>
          </draw:polygon>
          <draw:polygon draw:style-name="gr6" draw:layer="layout" svg:width="0.447cm" svg:height="0.252cm" svg:x="1.351cm" svg:y="1.309cm" svg:viewBox="0 0 448 253" draw:points="448,224 445,218 439,204 435,194 430,182 423,170 416,156 412,149 408,142 403,134 399,127 394,119 389,112 383,104 378,97 372,89 366,82 360,75 353,67 347,60 340,53 333,46 325,40 322,37 317,34 314,31 309,28 305,25 301,22 297,20 291,17 287,15 283,13 278,11 273,9 269,7 263,6 258,4 253,3 247,2 243,1 237,0 232,0 226,0 221,0 215,0 209,0 204,1 198,2 192,3 187,5 181,6 175,8 170,10 164,13 159,16 154,18 148,21 143,25 137,29 132,32 127,36 121,41 116,45 111,50 106,55 101,60 96,66 90,71 85,77 80,84 75,90 70,97 65,104 60,110 55,118 50,126 45,134 40,142 35,151 30,159 25,169 20,178 15,188 10,198 5,208 0,219 71,252 76,242 80,233 85,224 90,215 94,206 99,198 103,190 107,183 112,175 116,168 120,162 124,155 129,149 133,144 137,139 141,133 145,128 149,124 153,119 157,115 161,111 164,107 168,104 171,101 175,98 179,96 182,94 185,91 188,89 191,88 194,86 197,85 200,84 202,83 205,82 208,81 210,80 213,80 215,79 218,79 220,79 222,79 225,79 227,79 229,79 232,79 234,80 236,80 238,81 241,81 243,82 246,83 248,84 250,85 253,86 255,88 257,89 260,90 263,92 266,94 268,95 270,97 273,99 275,101 281,106 286,110 291,116 296,121 301,126 306,132 311,138 315,144 319,150 324,156 328,163 332,169 336,176 340,182 344,188 347,194 353,206 359,217 364,227 368,236 373,249 374,252 374,253 374,252 374,253">
            <text:p/>
          </draw:polygon>
          <draw:polygon draw:style-name="gr6" draw:layer="layout" svg:width="0.447cm" svg:height="0.252cm" svg:x="1.725cm" svg:y="1.529cm" svg:viewBox="0 0 448 253" draw:points="376,0 372,10 367,19 363,28 358,36 354,45 349,54 344,61 340,69 336,76 332,83 327,90 324,96 319,102 315,108 310,114 307,119 303,123 299,128 295,132 291,136 287,140 283,144 280,147 276,150 272,153 269,156 266,158 262,160 259,162 256,164 253,166 250,167 247,169 245,170 242,171 240,171 237,172 234,173 232,173 230,173 228,174 225,174 222,174 220,174 218,173 215,173 213,173 211,172 209,172 206,171 204,170 202,170 199,169 197,168 194,167 192,165 189,164 187,163 185,161 182,159 179,157 177,156 175,154 172,152 166,147 161,143 157,138 151,133 147,127 142,122 137,116 132,110 128,104 123,98 120,91 115,85 111,79 107,72 104,66 101,60 94,48 88,37 84,28 80,19 74,7 73,3 0,31 2,37 8,51 13,61 18,73 25,85 32,98 36,106 40,113 45,120 49,127 54,135 59,142 64,149 70,157 75,164 82,172 88,179 94,187 101,194 108,200 115,207 122,213 126,216 130,220 135,223 139,225 143,227 147,230 151,233 156,236 160,238 165,240 170,242 175,244 180,245 185,247 190,248 194,250 200,250 206,251 211,252 216,253 222,253 228,253 233,253 238,252 244,251 250,250 255,248 261,247 267,245 272,244 277,242 283,239 289,236 294,233 300,230 305,227 310,223 315,219 321,215 327,211 331,206 337,202 342,197 347,191 352,186 358,180 363,174 367,168 372,162 378,155 383,148 388,141 393,133 397,126 403,117 408,109 412,101 418,92 423,83 428,74 433,64 438,54 443,43 448,33">
            <text:p/>
          </draw:polygon>
          <draw:polygon draw:style-name="gr6" draw:layer="layout" svg:width="0.447cm" svg:height="0.252cm" svg:x="2.101cm" svg:y="1.31cm" svg:viewBox="0 0 448 253" draw:points="448,220 445,214 439,200 434,190 429,179 422,166 415,154 411,146 407,139 402,132 398,124 393,117 388,110 383,102 377,94 371,87 366,80 359,73 353,65 346,58 339,52 332,45 325,39 317,33 309,27 304,25 300,22 296,19 291,17 287,14 282,12 277,11 272,8 267,7 262,5 257,4 253,2 247,2 242,1 236,0 231,0 225,0 220,0 215,0 209,1 204,2 198,2 192,4 186,5 181,7 175,8 170,11 165,13 159,16 153,19 148,22 142,25 137,29 132,33 126,37 121,41 116,46 110,51 106,56 100,61 95,66 90,72 85,78 80,84 75,91 70,97 64,104 60,111 55,119 49,126 45,134 40,143 35,151 30,160 25,169 20,178 15,188 10,198 5,209 0,219 71,253 76,242 80,233 85,224 89,215 94,206 98,198 103,191 107,183 111,176 116,169 120,162 124,156 129,150 133,144 137,139 141,133 145,128 149,124 153,119 157,115 161,111 164,108 168,105 171,101 175,98 178,96 182,94 185,91 188,89 191,88 194,86 197,85 199,83 202,83 205,82 208,80 210,80 213,80 215,79 218,79 220,79 222,79 225,79 227,79 229,79 232,79 234,79 236,80 239,80 241,80 243,82 246,83 248,83 251,85 253,86 256,86 257,88 260,89 263,91 265,92 270,96 275,100 281,104 286,109 291,114 296,119 300,125 305,130 310,136 315,142 319,148 324,155 327,161 332,167 336,173 340,179 343,186 346,191 353,203 358,214 363,224 367,233 373,245 374,248">
            <text:p/>
          </draw:polygon>
          <draw:polygon draw:style-name="gr6" draw:layer="layout" svg:width="0.076cm" svg:height="0.053cm" svg:x="2.475cm" svg:y="1.53cm" svg:viewBox="0 0 77 54" draw:points="0,28 0,30 1,32 3,35 4,37 5,38 6,40 7,41 9,43 10,44 12,46 13,47 15,48 16,49 18,50 20,50 21,52 24,52 25,53 27,53 29,54 32,54 36,54 40,54 44,53 47,52 50,50 54,49 57,47 60,46 63,43 66,41 69,38 70,35 72,32 73,30 74,29 74,27 75,25 75,23 76,21 76,19 77,17 77,15 77,13 76,10 75,9 75,6 75,4 74,2 73,0">
            <text:p/>
          </draw:polygon>
          <draw:polygon draw:style-name="gr5" draw:layer="layout" svg:width="0.038cm" svg:height="0.027cm" svg:x="2.454cm" svg:y="1.527cm" svg:viewBox="0 0 39 28" draw:points="37,28 38,25 38,23 39,21 39,19 38,16 38,14 37,13 37,11 35,9 35,8 33,6 32,5 30,4 29,3 27,1 25,1 24,1 22,0 20,0 18,0 16,0 14,0 13,0 11,1 9,1 8,3 6,4 4,5 3,7 1,8 1,10 0,13">
            <text:p/>
          </draw:polygon>
          <draw:polygon draw:style-name="gr5" draw:layer="layout" svg:width="0.411cm" svg:height="0.225cm" svg:x="2.079cm" svg:y="1.537cm" svg:viewBox="0 0 412 226" draw:points="0,17 4,27 9,37 14,47 19,57 24,66 29,75 34,83 38,91 43,99 48,107 53,115 58,122 63,129 67,135 72,142 77,148 82,154 86,160 92,165 96,170 101,175 106,180 111,184 116,188 120,192 125,196 130,200 135,203 139,206 145,209 149,211 154,214 159,216 164,218 169,220 174,221 179,222 184,223 188,224 193,225 198,225 203,226 207,226 212,225 217,225 221,225 226,224 231,223 235,222 240,221 243,220 248,218 252,216 256,215 260,213 264,211 268,209 272,206 276,204 280,201 283,199 287,196 291,194 294,191 301,185 308,179 315,172 320,166 327,159 333,152 338,145 344,138 349,131 354,123 359,116 364,109 368,102 373,95 376,88 381,81 387,69 394,56 399,46 403,36 409,22 412,17 375,3 373,7 368,20 364,28 359,39 353,50 346,62 343,69 339,75 335,81 331,88 326,94 322,101 318,108 313,114 308,120 303,127 298,133 292,139 287,145 282,150 276,155 270,160 267,162 264,164 261,166 258,168 255,170 252,172 249,174 246,175 243,177 240,178 237,180 234,181 232,182 229,183 226,184 222,184 219,185 216,185 213,186 210,186 207,186 204,186 201,186 198,186 194,185 191,185 188,184 184,183 181,182 178,181 174,179 171,178 167,176 164,174 159,172 156,170 152,167 148,164 145,161 140,158 136,155 132,151 129,147 125,143 120,138 116,133 112,128 107,123 103,118 99,112 95,106 90,99 86,93 81,86 77,79 71,72 67,63 63,55 58,47 53,38 49,29 44,20 40,10 35,0">
            <text:p/>
          </draw:polygon>
          <draw:polygon draw:style-name="gr5" draw:layer="layout" svg:width="0.411cm" svg:height="0.224cm" svg:x="1.703cm" svg:y="1.33cm" svg:viewBox="0 0 412 225" draw:points="36,222 37,218 43,205 47,196 52,186 58,175 64,163 68,156 71,150 75,143 80,137 84,130 89,124 93,118 98,111 102,105 108,98 113,92 119,86 124,80 129,75 135,70 141,65 144,63 147,61 149,58 153,56 155,55 159,53 162,51 164,49 167,48 170,47 173,45 176,44 179,43 182,42 185,41 188,40 191,40 195,39 197,39 200,39 203,39 207,39 210,39 213,39 216,40 219,40 223,41 227,42 230,43 233,44 236,45 240,47 244,49 247,51 251,53 255,55 258,58 262,61 266,64 270,67 274,70 278,74 282,78 286,82 291,87 295,91 299,96 303,102 307,107 312,112 316,118 321,125 325,131 330,138 334,146 338,153 343,161 347,169 352,178 357,186 362,196 366,204 371,214 376,225 412,207 406,198 402,187 397,178 391,168 387,159 382,150 378,141 372,133 367,125 363,118 358,110 353,103 348,96 343,89 338,83 334,77 329,71 324,65 319,60 314,55 310,50 305,45 300,41 295,37 290,33 286,29 281,25 276,22 271,20 266,17 261,14 257,11 252,10 247,7 242,5 237,4 233,3 227,2 222,1 218,0 212,0 208,0 203,0 199,0 194,0 189,1 185,1 180,2 176,3 172,5 167,5 163,7 159,8 155,11 150,13 146,14 142,17 139,19 134,22 131,23 127,26 123,29 120,31 116,34 110,40 102,46 96,53 90,59 84,66 78,73 72,80 67,87 61,94 56,101 51,109 47,115 42,123 38,130 34,136 30,143 23,156 17,168 12,179 7,189 1,202 0,208">
            <text:p/>
          </draw:polygon>
          <draw:polygon draw:style-name="gr5" draw:layer="layout" svg:width="0.411cm" svg:height="0.224cm" svg:x="1.328cm" svg:y="1.536cm" svg:viewBox="0 0 412 225" draw:points="0,16 4,26 9,36 14,46 19,56 24,65 29,74 33,83 39,90 43,99 48,107 53,114 58,121 63,128 67,135 72,141 77,147 82,153 87,159 92,164 96,169 101,174 106,179 111,183 116,187 120,191 125,195 130,199 135,202 140,205 145,208 149,210 154,213 159,215 164,217 169,219 174,220 178,221 184,222 188,223 193,223 198,224 203,225 207,225 212,225 217,224 221,223 226,223 230,222 235,221 239,220 243,219 248,217 252,215 256,214 260,212 264,210 269,208 272,205 276,203 280,200 283,198 287,195 291,193 295,190 301,184 308,178 314,171 321,165 327,158 333,151 338,144 344,137 349,130 354,122 359,116 364,108 368,101 372,94 376,87 381,80 387,67 393,55 399,44 403,35 409,21 412,16 375,1 373,5 368,19 364,27 359,38 353,49 346,61 343,67 339,74 335,81 331,87 326,93 322,100 317,107 313,113 307,119 303,126 297,132 292,138 287,143 281,149 275,154 270,159 267,161 264,163 261,165 258,167 255,169 252,171 249,173 246,174 243,176 240,177 237,179 234,180 231,181 228,182 225,183 222,183 219,184 216,184 213,185 210,185 207,185 203,185 201,185 197,185 194,184 191,184 188,183 184,182 181,181 178,180 174,178 171,177 167,175 164,173 159,171 156,169 152,166 149,163 145,160 141,157 137,154 132,150 129,146 125,142 120,137 116,133 111,128 108,122 103,117 99,111 95,105 90,99 86,92 81,86 76,78 72,71 67,63 63,55 58,46 54,38 49,28 45,19 40,10 35,0">
            <text:p/>
          </draw:polygon>
          <draw:polygon draw:style-name="gr5" draw:layer="layout" svg:width="0.411cm" svg:height="0.225cm" svg:x="0.953cm" svg:y="1.329cm" svg:viewBox="0 0 412 226" draw:points="36,226 38,221 44,208 47,200 53,189 59,177 65,165 68,159 72,153 77,146 80,139 84,132 89,126 93,119 99,112 104,106 108,100 114,93 119,87 124,82 130,76 135,71 141,66 144,64 147,61 150,59 153,57 155,55 158,53 161,52 164,50 167,48 170,47 173,46 176,44 180,43 183,42 186,41 189,41 192,40 195,40 198,39 201,39 204,39 207,39 210,39 214,39 217,40 220,40 223,41 226,42 230,43 233,44 237,45 241,47 244,49 247,51 251,53 255,55 258,57 263,60 266,63 270,66 274,70 278,74 282,77 287,82 291,86 295,91 299,96 303,101 308,106 312,112 316,118 321,125 325,131 330,138 334,145 339,153 343,161 348,168 352,177 357,186 362,195 367,204 371,214 376,224 412,207 406,197 402,187 397,177 392,168 387,158 382,150 377,141 372,133 368,125 363,117 358,109 353,102 349,95 343,89 338,82 334,76 329,70 324,65 319,59 315,54 310,49 305,44 300,40 296,36 291,32 285,28 281,25 276,22 271,19 266,16 261,13 256,11 251,9 247,7 242,6 237,4 232,3 227,1 222,1 218,0 213,0 208,0 203,0 199,0 194,0 189,1 185,1 180,3 176,3 171,4 167,6 163,7 158,9 155,11 151,13 146,15 142,18 138,19 135,22 131,24 127,27 124,30 120,32 116,35 110,41 102,47 96,54 90,61 84,68 78,74 72,82 67,89 62,96 56,104 51,111 47,118 43,125 38,132 34,139 31,146 23,159 17,171 12,183 8,192 2,206 0,212">
            <text:p/>
          </draw:polygon>
          <draw:polygon draw:style-name="gr5" draw:layer="layout" svg:width="0.411cm" svg:height="0.225cm" svg:x="0.578cm" svg:y="1.537cm" svg:viewBox="0 0 412 226" draw:points="0,17 4,27 10,37 14,47 19,57 24,66 29,75 34,83 39,91 44,99 48,107 53,115 58,122 63,129 68,135 72,142 77,148 82,154 87,160 91,165 96,170 101,175 106,180 111,184 116,188 121,192 125,196 130,200 135,203 140,206 145,209 150,211 154,214 159,216 164,218 169,220 174,221 179,222 184,223 189,224 193,225 198,225 203,226 208,226 213,225 217,225 221,225 226,224 231,223 235,222 240,221 244,219 248,218 252,216 256,215 260,213 265,210 268,208 273,206 277,204 280,201 284,199 287,196 291,193 295,190 302,185 309,179 315,172 321,166 327,159 333,152 339,145 344,138 349,130 355,123 360,116 364,109 368,102 372,95 377,88 381,81 387,68 394,56 399,45 404,35 410,22 412,16 375,2 374,6 368,19 364,28 358,38 352,49 346,62 343,68 339,75 335,81 331,88 327,94 322,101 318,107 313,114 308,120 303,127 298,133 292,139 287,144 282,150 276,155 270,160 268,162 265,164 261,166 258,168 255,170 252,172 249,174 247,175 244,177 241,178 238,180 235,181 232,182 229,183 225,184 223,184 220,185 217,185 214,186 211,186 208,186 204,186 201,186 198,185 195,185 191,185 188,184 185,183 181,182 178,181 175,179 171,178 168,176 164,174 160,172 156,170 152,167 149,164 145,161 141,158 137,155 133,151 129,147 125,143 120,138 116,133 112,128 108,123 104,118 99,112 95,106 90,99 85,93 81,86 77,79 72,72 68,63 63,55 58,47 54,38 50,29 45,20 40,10 35,0">
            <text:p/>
          </draw:polygon>
          <draw:polygon draw:style-name="gr5" draw:layer="layout" svg:width="0.41cm" svg:height="0.224cm" svg:x="0.203cm" svg:y="1.33cm" svg:viewBox="0 0 411 225" draw:points="36,222 38,217 44,204 48,196 52,186 58,175 65,162 68,156 72,150 76,143 80,136 84,130 88,124 93,117 98,111 103,104 108,98 113,92 118,86 124,80 129,75 135,70 141,65 143,63 146,60 149,58 152,56 155,54 158,53 161,51 164,49 167,48 170,46 173,45 176,44 179,43 182,42 185,41 188,40 191,40 194,39 197,39 200,39 204,39 207,39 210,39 213,39 216,40 219,40 223,41 226,42 229,43 233,44 236,45 240,47 243,49 247,51 250,53 254,55 258,58 262,60 266,64 270,67 274,70 277,74 281,78 286,82 290,87 294,91 299,96 303,102 308,107 311,112 316,118 320,125 324,131 329,138 334,146 338,153 343,161 347,169 352,178 356,186 361,196 366,204 371,214 375,225 411,207 406,198 401,187 396,178 391,168 386,159 381,150 377,141 372,133 367,125 362,118 357,110 352,103 347,96 343,89 338,83 333,77 328,71 324,65 318,60 314,55 309,50 305,45 299,41 295,37 290,33 285,29 280,25 275,22 271,20 266,17 261,14 256,11 251,10 246,7 242,5 237,4 232,3 227,2 222,1 217,0 212,0 208,0 203,0 199,0 193,0 189,1 184,1 180,2 176,3 171,5 167,5 163,7 158,8 154,11 150,13 146,14 143,17 138,19 135,21 130,23 127,26 123,28 120,31 116,34 109,40 102,46 96,52 89,59 83,66 78,73 72,80 67,87 61,94 56,101 51,108 47,115 43,122 38,129 34,136 30,143 23,156 17,168 12,179 7,189 1,202 0,207">
            <text:p/>
          </draw:polygon>
          <draw:polygon draw:style-name="gr5" draw:layer="layout" svg:width="0.038cm" svg:height="0.027cm" svg:x="0.202cm" svg:y="1.537cm" svg:viewBox="0 0 39 28" draw:points="1,0 0,2 0,4 0,7 0,9 0,11 0,13 1,14 2,17 3,18 4,19 5,21 6,22 8,24 9,24 11,26 12,26 14,27 16,28 18,28 20,28 21,28 23,28 25,27 27,26 29,26 30,25 32,24 33,22 35,21 36,19 38,17 39,14">
            <text:p/>
          </draw:polygon>
          <draw:polygon draw:style-name="gr5" draw:layer="layout" svg:width="0.076cm" svg:height="0.053cm" svg:x="0.182cm" svg:y="1.507cm" svg:viewBox="0 0 77 54" draw:points="77,25 76,23 75,21 74,18 73,17 72,15 70,13 69,12 68,10 66,9 64,7 63,6 61,5 59,4 58,3 56,3 54,2 51,1 47,0 44,0 40,0 36,0 32,0 29,1 25,3 22,4 19,6 16,8 12,10 10,12 8,15 5,18 4,21 3,23 2,25 1,26 1,29 0,30 0,32 0,35 0,37 0,38 0,41 0,43 0,44 1,47 1,49 1,52 3,54">
            <text:p/>
          </draw:polygon>
          <draw:polygon draw:style-name="gr5" draw:layer="layout" svg:width="0.448cm" svg:height="0.252cm" svg:x="0.185cm" svg:y="1.529cm" svg:viewBox="0 0 449 253" draw:points="377,0 373,10 368,19 363,28 359,37 354,45 350,54 345,61 341,69 336,76 332,83 328,89 323,96 319,102 315,108 311,113 307,118 303,123 299,128 295,132 291,136 287,140 284,144 280,147 276,150 273,153 270,155 266,158 262,160 259,162 257,164 254,166 251,167 248,169 245,169 242,170 240,171 237,172 234,172 232,172 230,173 227,173 225,173 222,173 220,173 218,173 216,173 214,172 211,172 209,172 207,171 204,170 201,169 199,169 197,167 194,166 192,165 189,164 187,163 185,161 182,159 179,157 177,155 174,154 172,152 167,148 162,143 157,138 151,133 147,127 142,122 137,116 132,110 128,103 123,97 119,91 115,85 111,79 107,72 104,66 101,60 94,49 88,37 84,27 80,19 74,7 72,3 0,31 2,38 8,51 12,62 18,73 24,85 32,98 36,105 40,113 44,120 49,127 54,135 59,142 64,150 70,157 75,165 82,172 88,179 94,186 101,193 108,200 116,207 122,213 127,216 130,219 135,222 139,225 143,227 148,230 151,233 156,235 161,237 165,239 170,241 175,244 180,245 185,247 190,248 195,250 200,250 206,251 211,252 216,252 222,253 227,252 233,252 239,251 244,250 250,250 256,248 261,247 267,245 273,243 278,241 284,238 289,235 295,233 300,229 305,226 311,223 316,219 321,215 326,211 332,206 337,201 343,196 348,191 353,185 357,180 362,174 368,167 373,161 378,154 383,148 388,141 393,133 398,125 403,117 408,109 413,100 418,91 423,82 428,73 433,64 438,54 443,43 449,33">
            <text:p/>
          </draw:polygon>
          <draw:polygon draw:style-name="gr5" draw:layer="layout" svg:width="0.448cm" svg:height="0.252cm" svg:x="0.561cm" svg:y="1.31cm" svg:viewBox="0 0 449 253" draw:points="449,221 446,214 440,200 435,190 430,179 423,167 416,154 412,147 408,139 403,132 399,125 394,117 389,110 384,102 378,95 372,88 366,80 360,73 353,65 347,59 339,52 332,45 324,39 317,33 309,27 304,25 300,22 296,19 291,17 287,14 282,13 277,11 273,8 267,7 263,5 258,4 253,2 247,2 242,1 237,0 232,0 226,0 220,0 215,0 209,1 204,1 198,2 192,4 186,5 181,7 175,8 169,11 164,13 159,16 153,19 148,22 142,25 137,29 132,33 127,37 121,41 116,46 110,50 105,56 100,61 95,66 90,72 85,78 80,84 75,91 69,97 65,104 60,111 55,119 50,126 45,134 40,143 35,151 30,160 25,169 20,178 15,188 10,198 4,209 0,219 71,253 75,242 80,233 85,224 89,215 94,206 98,198 103,191 107,183 111,176 116,169 120,162 124,156 129,150 132,144 137,139 141,133 145,129 149,124 153,120 157,116 160,112 164,108 167,105 171,101 174,99 178,96 181,94 185,91 188,89 191,88 194,86 197,85 200,83 203,83 205,82 207,81 210,80 213,80 216,79 218,79 220,79 223,79 225,79 227,79 230,79 232,79 234,80 237,80 239,80 241,81 243,82 246,83 248,83 251,85 253,86 256,86 258,88 261,89 263,91 265,92 271,97 276,100 281,104 287,109 291,114 297,119 301,125 306,131 310,136 316,142 320,148 324,155 329,161 332,167 336,173 341,179 344,186 347,192 354,204 360,215 364,224 368,233 374,245 375,249">
            <text:p/>
          </draw:polygon>
          <draw:polygon draw:style-name="gr5" draw:layer="layout" svg:width="0.447cm" svg:height="0.252cm" svg:x="0.936cm" svg:y="1.527cm" svg:viewBox="0 0 448 253" draw:points="377,0 372,9 367,19 363,28 358,37 354,45 349,54 345,61 340,69 336,76 332,83 327,90 323,96 319,102 315,108 310,113 306,119 303,123 299,128 295,132 291,136 287,140 283,144 280,147 276,150 273,153 269,156 266,158 263,160 260,162 257,164 253,165 250,167 248,168 245,170 242,171 240,171 237,172 235,173 232,173 230,174 227,174 225,174 223,174 220,174 218,174 216,173 214,173 211,173 208,171 207,171 204,171 202,170 199,168 197,168 194,167 192,165 189,164 187,162 184,161 182,159 180,158 177,156 174,154 172,152 166,147 162,143 157,138 151,133 146,127 142,121 137,116 132,109 128,103 124,97 119,91 115,84 111,79 107,72 104,66 101,60 94,48 88,37 84,27 80,19 74,6 73,3 0,31 2,37 8,51 13,61 18,73 25,85 32,98 36,105 40,112 45,120 49,127 54,135 59,142 64,150 70,157 76,165 82,172 88,180 94,186 101,193 108,200 115,207 122,213 127,216 130,219 135,222 139,225 143,228 147,230 152,233 156,235 161,237 165,240 170,242 174,244 180,245 185,247 190,248 195,249 200,251 205,251 211,252 217,252 222,253 227,253 233,252 238,252 244,251 250,250 255,249 261,247 267,245 273,243 278,241 283,239 289,236 294,233 300,230 305,227 310,223 316,219 321,215 327,211 331,206 337,201 342,196 347,191 352,186 358,180 363,174 367,168 372,162 377,155 383,148 388,141 393,133 398,125 402,117 408,109 413,101 418,91 423,82 428,73 433,64 438,54 443,43 448,33">
            <text:p/>
          </draw:polygon>
          <draw:polygon draw:style-name="gr5" draw:layer="layout" svg:width="0.447cm" svg:height="0.252cm" svg:x="1.312cm" svg:y="1.309cm" svg:viewBox="0 0 448 253" draw:points="448,224 445,218 439,204 434,194 429,182 422,170 416,156 411,149 407,142 403,134 398,127 393,119 388,112 383,104 377,97 372,89 365,82 360,75 353,67 346,60 339,53 332,46 325,40 321,37 317,34 313,31 309,28 305,25 300,22 296,20 291,17 286,15 282,13 277,11 273,9 268,7 263,6 258,4 252,3 247,2 242,1 237,0 231,0 226,0 220,0 215,0 209,0 204,1 198,2 192,3 187,5 181,6 175,8 170,10 164,13 159,16 153,18 147,21 142,25 137,29 132,32 126,36 121,41 116,45 110,50 105,55 100,60 95,66 90,71 85,77 79,84 75,90 70,97 64,104 60,110 54,118 49,126 44,134 39,142 34,151 30,159 25,169 20,178 14,188 10,198 5,208 0,219 70,252 75,242 79,233 85,224 89,215 93,206 98,198 102,190 107,183 111,175 116,168 119,162 124,155 129,149 133,144 136,139 141,133 145,128 148,124 153,119 156,115 160,111 164,107 167,104 171,101 174,98 178,96 181,94 184,91 187,89 191,88 194,86 197,85 200,84 202,83 205,82 207,81 210,80 212,80 215,79 217,79 219,79 222,79 224,79 227,79 229,79 231,79 234,80 236,80 238,81 240,81 243,82 245,83 247,84 250,85 252,86 255,88 258,89 260,90 262,92 265,94 267,95 270,97 273,99 275,101 280,106 285,110 291,116 296,121 300,126 306,132 310,138 314,144 319,150 323,156 328,163 332,169 336,176 340,182 343,188 347,194 353,206 358,217 364,227 367,236 372,249 374,252 374,253 374,252 374,253">
            <text:p/>
          </draw:polygon>
          <draw:polygon draw:style-name="gr5" draw:layer="layout" svg:width="0.447cm" svg:height="0.252cm" svg:x="1.686cm" svg:y="1.529cm" svg:viewBox="0 0 448 253" draw:points="376,0 372,10 367,19 363,28 358,37 354,45 349,54 345,61 340,69 336,76 332,83 327,90 323,96 319,102 314,108 310,114 306,119 302,123 298,128 295,132 290,136 287,140 283,144 280,147 275,150 272,153 269,156 266,158 262,160 259,162 256,164 253,166 250,167 247,169 245,170 242,171 240,171 237,172 234,173 232,173 230,173 227,174 225,174 222,174 220,174 218,173 215,173 213,173 211,172 209,172 206,171 204,170 201,170 199,169 196,168 194,167 192,165 189,164 187,163 184,161 181,159 179,157 176,156 174,154 172,152 167,147 161,143 156,138 151,133 146,127 141,122 137,116 132,110 128,104 123,98 119,91 114,85 111,79 107,72 104,66 100,60 94,48 88,37 83,28 79,19 74,7 73,3 0,31 2,37 8,51 12,61 18,73 24,85 31,98 36,106 39,113 44,120 48,127 54,135 59,142 64,150 70,157 75,164 81,172 87,179 94,187 101,194 107,200 114,207 122,213 126,216 130,220 134,223 138,225 142,227 147,230 151,233 156,236 160,238 165,240 170,242 175,244 179,245 184,247 189,248 194,250 200,250 205,251 211,252 216,253 221,253 227,253 232,253 238,252 244,251 249,250 255,248 261,247 266,245 272,244 277,242 283,239 289,236 294,233 299,230 305,227 310,223 316,219 321,215 326,211 332,206 337,202 342,197 347,191 352,186 357,180 362,174 367,168 373,162 378,155 382,148 388,141 392,133 397,126 402,117 408,109 413,101 418,92 423,83 428,73 433,64 438,54 442,43 448,33">
            <text:p/>
          </draw:polygon>
          <draw:polygon draw:style-name="gr5" draw:layer="layout" svg:width="0.447cm" svg:height="0.252cm" svg:x="2.061cm" svg:y="1.31cm" svg:viewBox="0 0 448 253" draw:points="448,220 445,214 439,200 434,190 429,179 422,166 415,154 411,146 407,139 402,132 398,124 393,117 388,109 382,102 377,94 372,87 366,80 359,73 353,65 346,58 340,52 332,45 325,39 317,33 309,27 304,25 300,22 296,19 291,16 286,14 282,12 277,10 272,8 267,7 262,5 258,4 252,2 247,2 242,1 236,0 231,0 225,0 220,0 214,0 209,1 204,2 197,2 192,4 186,5 181,7 175,8 170,11 164,13 158,16 153,19 148,22 142,25 136,29 132,33 126,37 121,41 116,46 110,51 105,56 100,61 95,66 90,72 85,78 80,84 74,91 70,97 65,104 60,111 55,119 49,126 44,134 40,143 35,151 30,160 24,169 20,178 15,188 10,198 5,209 0,219 71,253 75,242 80,233 85,224 89,215 93,206 98,198 102,191 107,183 111,176 116,169 120,162 124,156 129,150 133,144 136,139 141,133 145,128 149,124 153,119 157,115 160,111 164,108 168,105 171,101 175,98 178,96 182,94 185,91 188,89 191,88 194,86 197,85 199,83 202,83 205,82 208,80 210,80 213,80 215,79 218,79 220,79 222,79 224,79 227,79 229,79 232,79 234,79 236,80 239,80 241,80 243,82 246,83 248,83 251,85 253,86 255,86 258,88 260,89 263,91 265,92 270,96 275,100 280,104 286,109 291,114 296,119 301,124 305,130 310,136 315,142 319,148 324,154 328,161 332,167 336,173 340,179 344,186 346,191 353,203 359,214 363,224 367,232 373,245 374,248">
            <text:p/>
          </draw:polygon>
          <draw:polygon draw:style-name="gr5" draw:layer="layout" svg:width="0.076cm" svg:height="0.053cm" svg:x="2.435cm" svg:y="1.53cm" svg:viewBox="0 0 77 54" draw:points="0,28 1,30 2,32 3,35 4,37 6,38 6,40 8,41 9,43 11,44 12,46 14,47 15,48 17,49 19,50 20,50 22,52 24,52 25,53 27,53 29,53 33,54 37,54 40,54 44,53 47,52 51,50 54,49 57,47 61,46 64,43 66,41 69,38 71,35 73,32 74,30 74,29 75,27 75,24 76,23 76,21 76,19 77,17 77,15 77,13 76,10 76,9 76,6 75,4 74,2 74,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ual Mode AccessPoint</dc:title>
    <meta:creation-date>2011-02-07T16:43:55</meta:creation-date>
    <meta:editing-duration>P0D</meta:editing-duration>
    <meta:editing-cycles>1</meta:editing-cycles>
    <meta:document-statistic meta:object-count="176"/>
    <meta:generator>OpenOffice.org/3.3$Linux OpenOffice.org_project/330m20$Build-9567</meta:generator>
  </office:meta>
</office:document-meta>
</file>